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>
      <style:text-properties fo:color="#1b75bc"/>
    </style:style>
    <style:style style:name="ce9" style:family="table-cell" style:parent-style-name="Default">
      <style:text-properties fo:color="#ce181e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ext-properties fo:color="#00599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 table:style-name="Default" office:value-type="string" calcext:value-type="string">
            <text:p>fdtd</text:p>
          </table:table-cell>
          <table:table-cell table:number-columns-repeated="6"/>
          <table:table-cell office:value-type="string" calcext:value-type="string">
            <text:p>nw</text:p>
          </table:table-cell>
          <table:table-cell table:number-columns-repeated="6"/>
          <table:table-cell office:value-type="string" calcext:value-type="string">
            <text:p>ra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  <table:table-cell table:style-name="ce1" office:value-type="float" office:value="100" calcext:value-type="float">
            <text:p>100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table:number-matrix-columns-spanned="1" table:number-matrix-rows-spanned="20" table:formula="of:=['file:///home/djpark/gdrive/logs/paper/vanilla.ods'#$main.C2:.C21]" office:value-type="float" office:value="4.82831" calcext:value-type="float">
            <text:p>4.82831</text:p>
          </table:table-cell>
          <table:table-cell table:number-matrix-columns-spanned="1" table:number-matrix-rows-spanned="20" table:formula="of:=['file:///home/djpark/gdrive/logs/paper/preserve125.ods'#$main.D2:.D21]" office:value-type="float" office:value="5.052308" calcext:value-type="float">
            <text:p>5.052308</text:p>
          </table:table-cell>
          <table:table-cell table:style-name="ce1" table:number-matrix-columns-spanned="1" table:number-matrix-rows-spanned="20" table:formula="of:=['file:///home/djpark/gdrive/logs/paper/preserve25.ods'#$main.D2:.D21]" office:value-type="float" office:value="4.83591" calcext:value-type="float">
            <text:p>4.83591</text:p>
          </table:table-cell>
          <table:table-cell table:number-matrix-columns-spanned="1" table:number-matrix-rows-spanned="20" table:formula="of:=['file:///home/djpark/gdrive/logs/paper/preserve50.ods'#$main.D2:.D21]" office:value-type="float" office:value="5.049644" calcext:value-type="float">
            <text:p>5.049644</text:p>
          </table:table-cell>
          <table:table-cell table:number-matrix-columns-spanned="1" table:number-matrix-rows-spanned="20" table:formula="of:=['file:///home/djpark/gdrive/logs/paper/shuffle25%20raise25.ods'#$main.D2:.D21]" office:value-type="float" office:value="4.882066" calcext:value-type="float">
            <text:p>4.882066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number-matrix-columns-spanned="1" table:number-matrix-rows-spanned="20" table:formula="of:=['file:///home/djpark/gdrive/logs/paper/preserve125.ods'#$main.J2:.J21]" office:value-type="float" office:value="4.034048" calcext:value-type="float">
            <text:p>4.034048</text:p>
          </table:table-cell>
          <table:table-cell table:number-matrix-columns-spanned="1" table:number-matrix-rows-spanned="20" table:formula="of:=['file:///home/djpark/gdrive/logs/paper/preserve125.ods'#$main.K2:.K21]" office:value-type="float" office:value="4.141346" calcext:value-type="float">
            <text:p>4.141346</text:p>
          </table:table-cell>
          <table:table-cell table:number-matrix-columns-spanned="1" table:number-matrix-rows-spanned="20" table:formula="of:=['file:///home/djpark/gdrive/logs/paper/preserve25.ods'#$main.K2:.K21]" office:value-type="float" office:value="4.211168" calcext:value-type="float">
            <text:p>4.211168</text:p>
          </table:table-cell>
          <table:table-cell table:number-matrix-columns-spanned="1" table:number-matrix-rows-spanned="20" table:formula="of:=['file:///home/djpark/gdrive/logs/paper/preserve50.ods'#$main.K2:.K21]" office:value-type="float" office:value="4.006242" calcext:value-type="float">
            <text:p>4.006242</text:p>
          </table:table-cell>
          <table:table-cell table:number-matrix-columns-spanned="1" table:number-matrix-rows-spanned="20" table:formula="of:=['file:///home/djpark/gdrive/logs/paper/shuffle25%20raise25.ods'#$main.K2:.K21]" office:value-type="float" office:value="4.090618" calcext:value-type="float">
            <text:p>4.09061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number-matrix-columns-spanned="1" table:number-matrix-rows-spanned="20" table:formula="of:=['file:///home/djpark/gdrive/logs/paper/preserve125.ods'#$main.Q2:.Q21]" office:value-type="float" office:value="2.581219" calcext:value-type="float">
            <text:p>2.581219</text:p>
          </table:table-cell>
          <table:table-cell table:number-matrix-columns-spanned="1" table:number-matrix-rows-spanned="20" table:formula="of:=['file:///home/djpark/gdrive/logs/paper/preserve125.ods'#$main.R2:.R21]" office:value-type="float" office:value="2.516126" calcext:value-type="float">
            <text:p>2.516126</text:p>
          </table:table-cell>
          <table:table-cell table:number-matrix-columns-spanned="1" table:number-matrix-rows-spanned="20" table:formula="of:=['file:///home/djpark/gdrive/logs/paper/preserve25.ods'#$main.R2:.R21]" office:value-type="float" office:value="2.52276" calcext:value-type="float">
            <text:p>2.52276</text:p>
          </table:table-cell>
          <table:table-cell table:number-matrix-columns-spanned="1" table:number-matrix-rows-spanned="20" table:formula="of:=['file:///home/djpark/gdrive/logs/paper/preserve50.ods'#$main.R2:.R21]" office:value-type="float" office:value="2.466376" calcext:value-type="float">
            <text:p>2.466376</text:p>
          </table:table-cell>
          <table:table-cell table:number-matrix-columns-spanned="1" table:number-matrix-rows-spanned="20" table:formula="of:=['file:///home/djpark/gdrive/logs/paper/shuffle25%20raise25.ods'#$main.R2:.R21]" office:value-type="float" office:value="2.89794" calcext:value-type="float">
            <text:p>2.897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office:value-type="float" office:value="9.009185" calcext:value-type="float">
            <text:p>9.009185</text:p>
          </table:table-cell>
          <table:table-cell table:style-name="ce8" office:value-type="float" office:value="9.451366" calcext:value-type="float">
            <text:p>9.451366</text:p>
          </table:table-cell>
          <table:table-cell table:style-name="ce1" office:value-type="float" office:value="8.4900075" calcext:value-type="float">
            <text:p>8.4900075</text:p>
          </table:table-cell>
          <table:table-cell office:value-type="float" office:value="8.807622" calcext:value-type="float">
            <text:p>8.807622</text:p>
          </table:table-cell>
          <table:table-cell office:value-type="float" office:value="8.714944" calcext:value-type="float">
            <text:p>8.714944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office:value-type="float" office:value="7.306935" calcext:value-type="float">
            <text:p>7.306935</text:p>
          </table:table-cell>
          <table:table-cell office:value-type="float" office:value="7.40295" calcext:value-type="float">
            <text:p>7.40295</text:p>
          </table:table-cell>
          <table:table-cell office:value-type="float" office:value="7.460236" calcext:value-type="float">
            <text:p>7.460236</text:p>
          </table:table-cell>
          <table:table-cell office:value-type="float" office:value="7.243098" calcext:value-type="float">
            <text:p>7.243098</text:p>
          </table:table-cell>
          <table:table-cell office:value-type="float" office:value="7.587386" calcext:value-type="float">
            <text:p>7.587386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office:value-type="float" office:value="4.085146" calcext:value-type="float">
            <text:p>4.085146</text:p>
          </table:table-cell>
          <table:table-cell office:value-type="float" office:value="3.94263" calcext:value-type="float">
            <text:p>3.94263</text:p>
          </table:table-cell>
          <table:table-cell office:value-type="float" office:value="3.920754" calcext:value-type="float">
            <text:p>3.920754</text:p>
          </table:table-cell>
          <table:table-cell office:value-type="float" office:value="4.085422" calcext:value-type="float">
            <text:p>4.085422</text:p>
          </table:table-cell>
          <table:table-cell office:value-type="float" office:value="4.31115" calcext:value-type="float">
            <text:p>4.311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office:value-type="float" office:value="13.41392" calcext:value-type="float">
            <text:p>13.41392</text:p>
          </table:table-cell>
          <table:table-cell table:style-name="ce8" office:value-type="float" office:value="13.99846" calcext:value-type="float">
            <text:p>13.99846</text:p>
          </table:table-cell>
          <table:table-cell table:style-name="ce1" office:value-type="float" office:value="13.8474" calcext:value-type="float">
            <text:p>13.8474</text:p>
          </table:table-cell>
          <table:table-cell office:value-type="float" office:value="13.33746" calcext:value-type="float">
            <text:p>13.33746</text:p>
          </table:table-cell>
          <table:table-cell office:value-type="float" office:value="13.5215" calcext:value-type="float">
            <text:p>13.521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float" office:value="10.94213" calcext:value-type="float">
            <text:p>10.94213</text:p>
          </table:table-cell>
          <table:table-cell office:value-type="float" office:value="11.34934" calcext:value-type="float">
            <text:p>11.34934</text:p>
          </table:table-cell>
          <table:table-cell office:value-type="float" office:value="10.81426" calcext:value-type="float">
            <text:p>10.81426</text:p>
          </table:table-cell>
          <table:table-cell office:value-type="float" office:value="11.25096" calcext:value-type="float">
            <text:p>11.25096</text:p>
          </table:table-cell>
          <table:table-cell office:value-type="float" office:value="11.01736" calcext:value-type="float">
            <text:p>11.01736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float" office:value="5.506505" calcext:value-type="float">
            <text:p>5.506505</text:p>
          </table:table-cell>
          <table:table-cell office:value-type="float" office:value="5.956418" calcext:value-type="float">
            <text:p>5.956418</text:p>
          </table:table-cell>
          <table:table-cell office:value-type="float" office:value="5.45842" calcext:value-type="float">
            <text:p>5.45842</text:p>
          </table:table-cell>
          <table:table-cell office:value-type="float" office:value="5.86478" calcext:value-type="float">
            <text:p>5.86478</text:p>
          </table:table-cell>
          <table:table-cell office:value-type="float" office:value="5.703476" calcext:value-type="float">
            <text:p>5.7034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" office:value-type="float" office:value="17.4249" calcext:value-type="float">
            <text:p>17.4249</text:p>
          </table:table-cell>
          <table:table-cell table:style-name="ce8" office:value-type="float" office:value="18.40254" calcext:value-type="float">
            <text:p>18.40254</text:p>
          </table:table-cell>
          <table:table-cell table:style-name="ce1" office:value-type="float" office:value="17.19795" calcext:value-type="float">
            <text:p>17.19795</text:p>
          </table:table-cell>
          <table:table-cell office:value-type="float" office:value="17.21588" calcext:value-type="float">
            <text:p>17.21588</text:p>
          </table:table-cell>
          <table:table-cell office:value-type="float" office:value="17.35574" calcext:value-type="float">
            <text:p>17.35574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office:value-type="float" office:value="14.14521" calcext:value-type="float">
            <text:p>14.14521</text:p>
          </table:table-cell>
          <table:table-cell office:value-type="float" office:value="13.55124" calcext:value-type="float">
            <text:p>13.55124</text:p>
          </table:table-cell>
          <table:table-cell office:value-type="float" office:value="13.91416" calcext:value-type="float">
            <text:p>13.91416</text:p>
          </table:table-cell>
          <table:table-cell office:value-type="float" office:value="13.94666" calcext:value-type="float">
            <text:p>13.94666</text:p>
          </table:table-cell>
          <table:table-cell office:value-type="float" office:value="13.86118" calcext:value-type="float">
            <text:p>13.86118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office:value-type="float" office:value="7.945845" calcext:value-type="float">
            <text:p>7.945845</text:p>
          </table:table-cell>
          <table:table-cell office:value-type="float" office:value="7.721082" calcext:value-type="float">
            <text:p>7.721082</text:p>
          </table:table-cell>
          <table:table-cell office:value-type="float" office:value="7.989082" calcext:value-type="float">
            <text:p>7.989082</text:p>
          </table:table-cell>
          <table:table-cell office:value-type="float" office:value="7.707098" calcext:value-type="float">
            <text:p>7.707098</text:p>
          </table:table-cell>
          <table:table-cell office:value-type="float" office:value="7.8029" calcext:value-type="float">
            <text:p>7.80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1" office:value-type="float" office:value="20.33617" calcext:value-type="float">
            <text:p>20.33617</text:p>
          </table:table-cell>
          <table:table-cell table:style-name="ce8" office:value-type="float" office:value="21.11992" calcext:value-type="float">
            <text:p>21.11992</text:p>
          </table:table-cell>
          <table:table-cell table:style-name="ce1" office:value-type="float" office:value="20.6464" calcext:value-type="float">
            <text:p>20.6464</text:p>
          </table:table-cell>
          <table:table-cell office:value-type="float" office:value="19.96728" calcext:value-type="float">
            <text:p>19.96728</text:p>
          </table:table-cell>
          <table:table-cell office:value-type="float" office:value="20.99786" calcext:value-type="float">
            <text:p>20.99786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office:value-type="float" office:value="16.8321" calcext:value-type="float">
            <text:p>16.8321</text:p>
          </table:table-cell>
          <table:table-cell office:value-type="float" office:value="16.36048" calcext:value-type="float">
            <text:p>16.36048</text:p>
          </table:table-cell>
          <table:table-cell office:value-type="float" office:value="16.70902" calcext:value-type="float">
            <text:p>16.70902</text:p>
          </table:table-cell>
          <table:table-cell office:value-type="float" office:value="16.54928" calcext:value-type="float">
            <text:p>16.54928</text:p>
          </table:table-cell>
          <table:table-cell office:value-type="float" office:value="16.13992" calcext:value-type="float">
            <text:p>16.13992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office:value-type="float" office:value="9.395194" calcext:value-type="float">
            <text:p>9.395194</text:p>
          </table:table-cell>
          <table:table-cell office:value-type="float" office:value="9.710912" calcext:value-type="float">
            <text:p>9.710912</text:p>
          </table:table-cell>
          <table:table-cell office:value-type="float" office:value="9.42695" calcext:value-type="float">
            <text:p>9.42695</text:p>
          </table:table-cell>
          <table:table-cell office:value-type="float" office:value="9.677038" calcext:value-type="float">
            <text:p>9.677038</text:p>
          </table:table-cell>
          <table:table-cell office:value-type="float" office:value="9.78183" calcext:value-type="float">
            <text:p>9.781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1" office:value-type="float" office:value="23.56534" calcext:value-type="float">
            <text:p>23.56534</text:p>
          </table:table-cell>
          <table:table-cell table:style-name="ce8" office:value-type="float" office:value="24.66898" calcext:value-type="float">
            <text:p>24.66898</text:p>
          </table:table-cell>
          <table:table-cell table:style-name="ce1" office:value-type="float" office:value="22.746625" calcext:value-type="float">
            <text:p>22.746625</text:p>
          </table:table-cell>
          <table:table-cell office:value-type="float" office:value="23.568" calcext:value-type="float">
            <text:p>23.568</text:p>
          </table:table-cell>
          <table:table-cell office:value-type="float" office:value="23.12088" calcext:value-type="float">
            <text:p>23.12088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office:value-type="float" office:value="19.71527" calcext:value-type="float">
            <text:p>19.71527</text:p>
          </table:table-cell>
          <table:table-cell office:value-type="float" office:value="18.82278" calcext:value-type="float">
            <text:p>18.82278</text:p>
          </table:table-cell>
          <table:table-cell office:value-type="float" office:value="20.2187" calcext:value-type="float">
            <text:p>20.2187</text:p>
          </table:table-cell>
          <table:table-cell office:value-type="float" office:value="19.04482" calcext:value-type="float">
            <text:p>19.04482</text:p>
          </table:table-cell>
          <table:table-cell office:value-type="float" office:value="18.77828" calcext:value-type="float">
            <text:p>18.77828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office:value-type="float" office:value="10.96368" calcext:value-type="float">
            <text:p>10.96368</text:p>
          </table:table-cell>
          <table:table-cell office:value-type="float" office:value="10.71166" calcext:value-type="float">
            <text:p>10.71166</text:p>
          </table:table-cell>
          <table:table-cell office:value-type="float" office:value="10.86804" calcext:value-type="float">
            <text:p>10.86804</text:p>
          </table:table-cell>
          <table:table-cell office:value-type="float" office:value="11.1577" calcext:value-type="float">
            <text:p>11.1577</text:p>
          </table:table-cell>
          <table:table-cell office:value-type="float" office:value="10.9113" calcext:value-type="float">
            <text:p>10.91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1" office:value-type="float" office:value="27.20643" calcext:value-type="float">
            <text:p>27.20643</text:p>
          </table:table-cell>
          <table:table-cell table:style-name="ce8" office:value-type="float" office:value="26.8777" calcext:value-type="float">
            <text:p>26.8777</text:p>
          </table:table-cell>
          <table:table-cell table:style-name="ce1" office:value-type="float" office:value="26.8462" calcext:value-type="float">
            <text:p>26.8462</text:p>
          </table:table-cell>
          <table:table-cell office:value-type="float" office:value="26.65252" calcext:value-type="float">
            <text:p>26.65252</text:p>
          </table:table-cell>
          <table:table-cell office:value-type="float" office:value="26.31036" calcext:value-type="float">
            <text:p>26.31036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office:value-type="float" office:value="22.11594" calcext:value-type="float">
            <text:p>22.11594</text:p>
          </table:table-cell>
          <table:table-cell office:value-type="float" office:value="22.38702" calcext:value-type="float">
            <text:p>22.38702</text:p>
          </table:table-cell>
          <table:table-cell office:value-type="float" office:value="22.22264" calcext:value-type="float">
            <text:p>22.22264</text:p>
          </table:table-cell>
          <table:table-cell office:value-type="float" office:value="21.92836" calcext:value-type="float">
            <text:p>21.92836</text:p>
          </table:table-cell>
          <table:table-cell office:value-type="float" office:value="22.56648" calcext:value-type="float">
            <text:p>22.56648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office:value-type="float" office:value="12.73889" calcext:value-type="float">
            <text:p>12.73889</text:p>
          </table:table-cell>
          <table:table-cell office:value-type="float" office:value="12.58646" calcext:value-type="float">
            <text:p>12.58646</text:p>
          </table:table-cell>
          <table:table-cell office:value-type="float" office:value="12.82368" calcext:value-type="float">
            <text:p>12.82368</text:p>
          </table:table-cell>
          <table:table-cell office:value-type="float" office:value="12.96016" calcext:value-type="float">
            <text:p>12.96016</text:p>
          </table:table-cell>
          <table:table-cell office:value-type="float" office:value="12.78682" calcext:value-type="float">
            <text:p>12.786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1" office:value-type="float" office:value="29.65018" calcext:value-type="float">
            <text:p>29.65018</text:p>
          </table:table-cell>
          <table:table-cell table:style-name="ce8" office:value-type="float" office:value="29.96074" calcext:value-type="float">
            <text:p>29.96074</text:p>
          </table:table-cell>
          <table:table-cell table:style-name="ce1" office:value-type="float" office:value="30.086525" calcext:value-type="float">
            <text:p>30.086525</text:p>
          </table:table-cell>
          <table:table-cell office:value-type="float" office:value="29.03884" calcext:value-type="float">
            <text:p>29.03884</text:p>
          </table:table-cell>
          <table:table-cell office:value-type="float" office:value="30.01992" calcext:value-type="float">
            <text:p>30.01992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office:value-type="float" office:value="24.34335" calcext:value-type="float">
            <text:p>24.34335</text:p>
          </table:table-cell>
          <table:table-cell office:value-type="float" office:value="25.01732" calcext:value-type="float">
            <text:p>25.01732</text:p>
          </table:table-cell>
          <table:table-cell office:value-type="float" office:value="24.25544" calcext:value-type="float">
            <text:p>24.25544</text:p>
          </table:table-cell>
          <table:table-cell office:value-type="float" office:value="24.64768" calcext:value-type="float">
            <text:p>24.64768</text:p>
          </table:table-cell>
          <table:table-cell office:value-type="float" office:value="24.80042" calcext:value-type="float">
            <text:p>24.80042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office:value-type="float" office:value="14.85472" calcext:value-type="float">
            <text:p>14.85472</text:p>
          </table:table-cell>
          <table:table-cell office:value-type="float" office:value="14.63126" calcext:value-type="float">
            <text:p>14.63126</text:p>
          </table:table-cell>
          <table:table-cell office:value-type="float" office:value="14.08606" calcext:value-type="float">
            <text:p>14.08606</text:p>
          </table:table-cell>
          <table:table-cell office:value-type="float" office:value="14.10584" calcext:value-type="float">
            <text:p>14.10584</text:p>
          </table:table-cell>
          <table:table-cell office:value-type="float" office:value="13.73984" calcext:value-type="float">
            <text:p>13.739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1" office:value-type="float" office:value="32.64952" calcext:value-type="float">
            <text:p>32.64952</text:p>
          </table:table-cell>
          <table:table-cell table:style-name="ce8" office:value-type="float" office:value="33.4352" calcext:value-type="float">
            <text:p>33.4352</text:p>
          </table:table-cell>
          <table:table-cell table:style-name="ce1" office:value-type="float" office:value="32.8102" calcext:value-type="float">
            <text:p>32.8102</text:p>
          </table:table-cell>
          <table:table-cell office:value-type="float" office:value="33.22916" calcext:value-type="float">
            <text:p>33.22916</text:p>
          </table:table-cell>
          <table:table-cell office:value-type="float" office:value="34.35238" calcext:value-type="float">
            <text:p>34.35238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office:value-type="float" office:value="28.00934" calcext:value-type="float">
            <text:p>28.00934</text:p>
          </table:table-cell>
          <table:table-cell office:value-type="float" office:value="28.16286" calcext:value-type="float">
            <text:p>28.16286</text:p>
          </table:table-cell>
          <table:table-cell office:value-type="float" office:value="26.5324" calcext:value-type="float">
            <text:p>26.5324</text:p>
          </table:table-cell>
          <table:table-cell office:value-type="float" office:value="27.23826" calcext:value-type="float">
            <text:p>27.23826</text:p>
          </table:table-cell>
          <table:table-cell office:value-type="float" office:value="27.08112" calcext:value-type="float">
            <text:p>27.08112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office:value-type="float" office:value="16.18952" calcext:value-type="float">
            <text:p>16.18952</text:p>
          </table:table-cell>
          <table:table-cell office:value-type="float" office:value="15.27862" calcext:value-type="float">
            <text:p>15.27862</text:p>
          </table:table-cell>
          <table:table-cell office:value-type="float" office:value="15.7616" calcext:value-type="float">
            <text:p>15.7616</text:p>
          </table:table-cell>
          <table:table-cell office:value-type="float" office:value="15.37688" calcext:value-type="float">
            <text:p>15.37688</text:p>
          </table:table-cell>
          <table:table-cell office:value-type="float" office:value="15.73638" calcext:value-type="float">
            <text:p>15.736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1" office:value-type="float" office:value="188.7372" calcext:value-type="float">
            <text:p>188.7372</text:p>
          </table:table-cell>
          <table:table-cell table:style-name="ce8" office:value-type="float" office:value="176.7098" calcext:value-type="float">
            <text:p>176.7098</text:p>
          </table:table-cell>
          <table:table-cell table:style-name="ce1" office:value-type="float" office:value="165.8095" calcext:value-type="float">
            <text:p>165.8095</text:p>
          </table:table-cell>
          <table:table-cell office:value-type="float" office:value="141.539" calcext:value-type="float">
            <text:p>141.539</text:p>
          </table:table-cell>
          <table:table-cell office:value-type="float" office:value="154.7116" calcext:value-type="float">
            <text:p>154.7116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office:value-type="float" office:value="191.76242" calcext:value-type="float">
            <text:p>191.76242</text:p>
          </table:table-cell>
          <table:table-cell office:value-type="float" office:value="98.19368" calcext:value-type="float">
            <text:p>98.19368</text:p>
          </table:table-cell>
          <table:table-cell office:value-type="float" office:value="72.28236" calcext:value-type="float">
            <text:p>72.28236</text:p>
          </table:table-cell>
          <table:table-cell office:value-type="float" office:value="223.46324" calcext:value-type="float">
            <text:p>223.46324</text:p>
          </table:table-cell>
          <table:table-cell office:value-type="float" office:value="102.07824" calcext:value-type="float">
            <text:p>102.07824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office:value-type="float" office:value="39.35498" calcext:value-type="float">
            <text:p>39.35498</text:p>
          </table:table-cell>
          <table:table-cell office:value-type="float" office:value="38.67606" calcext:value-type="float">
            <text:p>38.67606</text:p>
          </table:table-cell>
          <table:table-cell office:value-type="float" office:value="38.23632" calcext:value-type="float">
            <text:p>38.23632</text:p>
          </table:table-cell>
          <table:table-cell office:value-type="float" office:value="38.84184" calcext:value-type="float">
            <text:p>38.84184</text:p>
          </table:table-cell>
          <table:table-cell office:value-type="float" office:value="38.92508" calcext:value-type="float">
            <text:p>38.92508</text:p>
          </table:table-cell>
        </table:table-row>
        <table:table-row table:style-name="ro1">
          <table:table-cell table:style-name="Default" office:value-type="float" office:value="110" calcext:value-type="float">
            <text:p>110</text:p>
          </table:table-cell>
          <table:table-cell table:style-name="ce11" office:value-type="float" office:value="199.6638" calcext:value-type="float">
            <text:p>199.6638</text:p>
          </table:table-cell>
          <table:table-cell table:style-name="ce9" office:value-type="float" office:value="196.1412" calcext:value-type="float">
            <text:p>196.1412</text:p>
          </table:table-cell>
          <table:table-cell table:style-name="ce9" office:value-type="float" office:value="210.3665" calcext:value-type="float">
            <text:p>210.3665</text:p>
          </table:table-cell>
          <table:table-cell office:value-type="float" office:value="182.5828" calcext:value-type="float">
            <text:p>182.5828</text:p>
          </table:table-cell>
          <table:table-cell office:value-type="float" office:value="178.9596" calcext:value-type="float">
            <text:p>178.959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94.619" calcext:value-type="float">
            <text:p>1294.619</text:p>
          </table:table-cell>
          <table:table-cell office:value-type="float" office:value="736.5164" calcext:value-type="float">
            <text:p>736.5164</text:p>
          </table:table-cell>
          <table:table-cell office:value-type="float" office:value="733.55" calcext:value-type="float">
            <text:p>733.55</text:p>
          </table:table-cell>
          <table:table-cell office:value-type="float" office:value="1180.4454" calcext:value-type="float">
            <text:p>1180.4454</text:p>
          </table:table-cell>
          <table:table-cell office:value-type="float" office:value="776.666" calcext:value-type="float">
            <text:p>776.66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5.7385" calcext:value-type="float">
            <text:p>45.7385</text:p>
          </table:table-cell>
          <table:table-cell office:value-type="float" office:value="44.24248" calcext:value-type="float">
            <text:p>44.24248</text:p>
          </table:table-cell>
          <table:table-cell office:value-type="float" office:value="43.80736" calcext:value-type="float">
            <text:p>43.80736</text:p>
          </table:table-cell>
          <table:table-cell office:value-type="float" office:value="44.41434" calcext:value-type="float">
            <text:p>44.41434</text:p>
          </table:table-cell>
          <table:table-cell office:value-type="float" office:value="44.26156" calcext:value-type="float">
            <text:p>44.26156</text:p>
          </table:table-cell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ce11" office:value-type="float" office:value="226.7652" calcext:value-type="float">
            <text:p>226.7652</text:p>
          </table:table-cell>
          <table:table-cell table:style-name="ce9" office:value-type="float" office:value="217.888" calcext:value-type="float">
            <text:p>217.888</text:p>
          </table:table-cell>
          <table:table-cell table:style-name="ce9" office:value-type="float" office:value="232.616" calcext:value-type="float">
            <text:p>232.616</text:p>
          </table:table-cell>
          <table:table-cell office:value-type="float" office:value="205.839" calcext:value-type="float">
            <text:p>205.839</text:p>
          </table:table-cell>
          <table:table-cell office:value-type="float" office:value="228.9156" calcext:value-type="float">
            <text:p>228.915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072.985" calcext:value-type="float">
            <text:p>2072.985</text:p>
          </table:table-cell>
          <table:table-cell office:value-type="float" office:value="1585.974" calcext:value-type="float">
            <text:p>1585.974</text:p>
          </table:table-cell>
          <table:table-cell office:value-type="float" office:value="1661.118" calcext:value-type="float">
            <text:p>1661.118</text:p>
          </table:table-cell>
          <table:table-cell office:value-type="float" office:value="1908.62" calcext:value-type="float">
            <text:p>1908.62</text:p>
          </table:table-cell>
          <table:table-cell office:value-type="float" office:value="1583.95" calcext:value-type="float">
            <text:p>1583.9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3.51223" calcext:value-type="float">
            <text:p>73.51223</text:p>
          </table:table-cell>
          <table:table-cell office:value-type="float" office:value="66.68448" calcext:value-type="float">
            <text:p>66.68448</text:p>
          </table:table-cell>
          <table:table-cell office:value-type="float" office:value="78.30022" calcext:value-type="float">
            <text:p>78.30022</text:p>
          </table:table-cell>
          <table:table-cell office:value-type="float" office:value="85.16136" calcext:value-type="float">
            <text:p>85.16136</text:p>
          </table:table-cell>
          <table:table-cell office:value-type="float" office:value="64.1682" calcext:value-type="float">
            <text:p>64.1682</text:p>
          </table:table-cell>
        </table:table-row>
        <table:table-row table:style-name="ro1">
          <table:table-cell table:style-name="Default" office:value-type="float" office:value="130" calcext:value-type="float">
            <text:p>130</text:p>
          </table:table-cell>
          <table:table-cell table:style-name="ce11" office:value-type="float" office:value="247.949" calcext:value-type="float">
            <text:p>247.949</text:p>
          </table:table-cell>
          <table:table-cell table:style-name="ce9" office:value-type="float" office:value="266.378" calcext:value-type="float">
            <text:p>266.378</text:p>
          </table:table-cell>
          <table:table-cell table:style-name="ce9" office:value-type="float" office:value="256.76375" calcext:value-type="float">
            <text:p>256.76375</text:p>
          </table:table-cell>
          <table:table-cell office:value-type="float" office:value="265.3424" calcext:value-type="float">
            <text:p>265.3424</text:p>
          </table:table-cell>
          <table:table-cell office:value-type="float" office:value="227.1484" calcext:value-type="float">
            <text:p>227.148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998.965" calcext:value-type="float">
            <text:p>2998.965</text:p>
          </table:table-cell>
          <table:table-cell office:value-type="float" office:value="2592.336" calcext:value-type="float">
            <text:p>2592.336</text:p>
          </table:table-cell>
          <table:table-cell office:value-type="float" office:value="2404.094" calcext:value-type="float">
            <text:p>2404.094</text:p>
          </table:table-cell>
          <table:table-cell office:value-type="float" office:value="2711.51" calcext:value-type="float">
            <text:p>2711.51</text:p>
          </table:table-cell>
          <table:table-cell office:value-type="float" office:value="2565.948" calcext:value-type="float">
            <text:p>2565.94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86.2069" calcext:value-type="float">
            <text:p>186.2069</text:p>
          </table:table-cell>
          <table:table-cell office:value-type="float" office:value="117.4308" calcext:value-type="float">
            <text:p>117.4308</text:p>
          </table:table-cell>
          <table:table-cell office:value-type="float" office:value="192.204" calcext:value-type="float">
            <text:p>192.204</text:p>
          </table:table-cell>
          <table:table-cell office:value-type="float" office:value="297.4304" calcext:value-type="float">
            <text:p>297.4304</text:p>
          </table:table-cell>
          <table:table-cell office:value-type="float" office:value="124.0468" calcext:value-type="float">
            <text:p>124.0468</text:p>
          </table:table-cell>
        </table:table-row>
        <table:table-row table:style-name="ro1">
          <table:table-cell table:style-name="Default" office:value-type="float" office:value="140" calcext:value-type="float">
            <text:p>140</text:p>
          </table:table-cell>
          <table:table-cell table:style-name="ce11" office:value-type="float" office:value="499.9327" calcext:value-type="float">
            <text:p>499.9327</text:p>
          </table:table-cell>
          <table:table-cell table:style-name="ce9" office:value-type="float" office:value="365.3904" calcext:value-type="float">
            <text:p>365.3904</text:p>
          </table:table-cell>
          <table:table-cell table:style-name="ce9" office:value-type="float" office:value="365.16625" calcext:value-type="float">
            <text:p>365.16625</text:p>
          </table:table-cell>
          <table:table-cell office:value-type="float" office:value="348.192" calcext:value-type="float">
            <text:p>348.192</text:p>
          </table:table-cell>
          <table:table-cell office:value-type="float" office:value="298.6538" calcext:value-type="float">
            <text:p>298.653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815.054" calcext:value-type="float">
            <text:p>3815.054</text:p>
          </table:table-cell>
          <table:table-cell office:value-type="float" office:value="3329.504" calcext:value-type="float">
            <text:p>3329.504</text:p>
          </table:table-cell>
          <table:table-cell office:value-type="float" office:value="3245.172" calcext:value-type="float">
            <text:p>3245.172</text:p>
          </table:table-cell>
          <table:table-cell office:value-type="float" office:value="3334.464" calcext:value-type="float">
            <text:p>3334.464</text:p>
          </table:table-cell>
          <table:table-cell office:value-type="float" office:value="3469.33" calcext:value-type="float">
            <text:p>3469.3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33.4727" calcext:value-type="float">
            <text:p>633.4727</text:p>
          </table:table-cell>
          <table:table-cell office:value-type="float" office:value="346.8746" calcext:value-type="float">
            <text:p>346.8746</text:p>
          </table:table-cell>
          <table:table-cell office:value-type="float" office:value="308.342" calcext:value-type="float">
            <text:p>308.342</text:p>
          </table:table-cell>
          <table:table-cell office:value-type="float" office:value="394.937" calcext:value-type="float">
            <text:p>394.937</text:p>
          </table:table-cell>
          <table:table-cell office:value-type="float" office:value="372.2382" calcext:value-type="float">
            <text:p>372.2382</text:p>
          </table:table-cell>
        </table:table-row>
        <table:table-row table:style-name="ro1">
          <table:table-cell table:style-name="Default" office:value-type="float" office:value="150" calcext:value-type="float">
            <text:p>150</text:p>
          </table:table-cell>
          <table:table-cell table:style-name="ce11" office:value-type="float" office:value="527.3297" calcext:value-type="float">
            <text:p>527.3297</text:p>
          </table:table-cell>
          <table:table-cell table:style-name="ce9" office:value-type="float" office:value="500.2744" calcext:value-type="float">
            <text:p>500.2744</text:p>
          </table:table-cell>
          <table:table-cell table:style-name="ce9" office:value-type="float" office:value="481.4905" calcext:value-type="float">
            <text:p>481.4905</text:p>
          </table:table-cell>
          <table:table-cell office:value-type="float" office:value="430.9354" calcext:value-type="float">
            <text:p>430.9354</text:p>
          </table:table-cell>
          <table:table-cell office:value-type="float" office:value="449.5262" calcext:value-type="float">
            <text:p>449.52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801.465" calcext:value-type="float">
            <text:p>4801.465</text:p>
          </table:table-cell>
          <table:table-cell office:value-type="float" office:value="4107.538" calcext:value-type="float">
            <text:p>4107.538</text:p>
          </table:table-cell>
          <table:table-cell office:value-type="float" office:value="4111.9" calcext:value-type="float">
            <text:p>4111.9</text:p>
          </table:table-cell>
          <table:table-cell office:value-type="float" office:value="4931.466" calcext:value-type="float">
            <text:p>4931.466</text:p>
          </table:table-cell>
          <table:table-cell office:value-type="float" office:value="4378.332" calcext:value-type="float">
            <text:p>4378.33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719.693" calcext:value-type="float">
            <text:p>3719.693</text:p>
          </table:table-cell>
          <table:table-cell office:value-type="float" office:value="1688.8652" calcext:value-type="float">
            <text:p>1688.8652</text:p>
          </table:table-cell>
          <table:table-cell office:value-type="float" office:value="1983.536" calcext:value-type="float">
            <text:p>1983.536</text:p>
          </table:table-cell>
          <table:table-cell office:value-type="float" office:value="1997.548" calcext:value-type="float">
            <text:p>1997.548</text:p>
          </table:table-cell>
          <table:table-cell office:value-type="float" office:value="2055.7" calcext:value-type="float">
            <text:p>2055.7</text:p>
          </table:table-cell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table:style-name="ce11" office:value-type="float" office:value="570.581" calcext:value-type="float">
            <text:p>570.581</text:p>
          </table:table-cell>
          <table:table-cell table:style-name="ce9" office:value-type="float" office:value="546.1664" calcext:value-type="float">
            <text:p>546.1664</text:p>
          </table:table-cell>
          <table:table-cell table:style-name="ce9" office:value-type="float" office:value="511.9445" calcext:value-type="float">
            <text:p>511.9445</text:p>
          </table:table-cell>
          <table:table-cell office:value-type="float" office:value="464.4544" calcext:value-type="float">
            <text:p>464.4544</text:p>
          </table:table-cell>
          <table:table-cell office:value-type="float" office:value="499.1274" calcext:value-type="float">
            <text:p>499.127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5768.327" calcext:value-type="float">
            <text:p>5768.327</text:p>
          </table:table-cell>
          <table:table-cell office:value-type="float" office:value="5280.534" calcext:value-type="float">
            <text:p>5280.534</text:p>
          </table:table-cell>
          <table:table-cell office:value-type="float" office:value="5191.194" calcext:value-type="float">
            <text:p>5191.194</text:p>
          </table:table-cell>
          <table:table-cell office:value-type="float" office:value="7323.18" calcext:value-type="float">
            <text:p>7323.18</text:p>
          </table:table-cell>
          <table:table-cell office:value-type="float" office:value="5582.254" calcext:value-type="float">
            <text:p>5582.25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272.844" calcext:value-type="float">
            <text:p>6272.844</text:p>
          </table:table-cell>
          <table:table-cell office:value-type="float" office:value="5577.132" calcext:value-type="float">
            <text:p>5577.132</text:p>
          </table:table-cell>
          <table:table-cell office:value-type="float" office:value="5421.06" calcext:value-type="float">
            <text:p>5421.06</text:p>
          </table:table-cell>
          <table:table-cell office:value-type="float" office:value="4852.742" calcext:value-type="float">
            <text:p>4852.742</text:p>
          </table:table-cell>
          <table:table-cell office:value-type="float" office:value="5623.102" calcext:value-type="float">
            <text:p>5623.102</text:p>
          </table:table-cell>
        </table:table-row>
        <table:table-row table:style-name="ro1">
          <table:table-cell table:style-name="Default" office:value-type="float" office:value="170" calcext:value-type="float">
            <text:p>170</text:p>
          </table:table-cell>
          <table:table-cell table:style-name="ce11" office:value-type="float" office:value="610.4532" calcext:value-type="float">
            <text:p>610.4532</text:p>
          </table:table-cell>
          <table:table-cell table:style-name="ce9" office:value-type="float" office:value="584.1376" calcext:value-type="float">
            <text:p>584.1376</text:p>
          </table:table-cell>
          <table:table-cell table:style-name="ce9" office:value-type="float" office:value="540.221" calcext:value-type="float">
            <text:p>540.221</text:p>
          </table:table-cell>
          <table:table-cell office:value-type="float" office:value="504.8706" calcext:value-type="float">
            <text:p>504.8706</text:p>
          </table:table-cell>
          <table:table-cell office:value-type="float" office:value="538.669" calcext:value-type="float">
            <text:p>538.66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6970.159" calcext:value-type="float">
            <text:p>6970.159</text:p>
          </table:table-cell>
          <table:table-cell office:value-type="float" office:value="6346.578" calcext:value-type="float">
            <text:p>6346.578</text:p>
          </table:table-cell>
          <table:table-cell office:value-type="float" office:value="6470.192" calcext:value-type="float">
            <text:p>6470.192</text:p>
          </table:table-cell>
          <table:table-cell office:value-type="float" office:value="9913.728" calcext:value-type="float">
            <text:p>9913.728</text:p>
          </table:table-cell>
          <table:table-cell office:value-type="float" office:value="6779.264" calcext:value-type="float">
            <text:p>6779.26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3006.59" calcext:value-type="float">
            <text:p>13006.59</text:p>
          </table:table-cell>
          <table:table-cell office:value-type="float" office:value="7579.038" calcext:value-type="float">
            <text:p>7579.038</text:p>
          </table:table-cell>
          <table:table-cell office:value-type="float" office:value="9028.874" calcext:value-type="float">
            <text:p>9028.874</text:p>
          </table:table-cell>
          <table:table-cell office:value-type="float" office:value="6896.412" calcext:value-type="float">
            <text:p>6896.412</text:p>
          </table:table-cell>
          <table:table-cell office:value-type="float" office:value="9896.726" calcext:value-type="float">
            <text:p>9896.726</text:p>
          </table:table-cell>
        </table:table-row>
        <table:table-row table:style-name="ro1">
          <table:table-cell table:style-name="Default" office:value-type="float" office:value="180" calcext:value-type="float">
            <text:p>180</text:p>
          </table:table-cell>
          <table:table-cell table:style-name="ce11" office:value-type="float" office:value="637.1109" calcext:value-type="float">
            <text:p>637.1109</text:p>
          </table:table-cell>
          <table:table-cell table:style-name="ce9" office:value-type="float" office:value="612.6196" calcext:value-type="float">
            <text:p>612.6196</text:p>
          </table:table-cell>
          <table:table-cell table:style-name="ce9" office:value-type="float" office:value="578.3515" calcext:value-type="float">
            <text:p>578.3515</text:p>
          </table:table-cell>
          <table:table-cell office:value-type="float" office:value="533.6364" calcext:value-type="float">
            <text:p>533.6364</text:p>
          </table:table-cell>
          <table:table-cell office:value-type="float" office:value="578.7426" calcext:value-type="float">
            <text:p>578.742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78.542" calcext:value-type="float">
            <text:p>8078.542</text:p>
          </table:table-cell>
          <table:table-cell office:value-type="float" office:value="7352.976" calcext:value-type="float">
            <text:p>7352.976</text:p>
          </table:table-cell>
          <table:table-cell office:value-type="float" office:value="8689.936" calcext:value-type="float">
            <text:p>8689.936</text:p>
          </table:table-cell>
          <table:table-cell office:value-type="float" office:value="12695.1" calcext:value-type="float">
            <text:p>12695.1</text:p>
          </table:table-cell>
          <table:table-cell office:value-type="float" office:value="7935.254" calcext:value-type="float">
            <text:p>7935.25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7122.95" calcext:value-type="float">
            <text:p>17122.95</text:p>
          </table:table-cell>
          <table:table-cell office:value-type="float" office:value="11363.69" calcext:value-type="float">
            <text:p>11363.69</text:p>
          </table:table-cell>
          <table:table-cell office:value-type="float" office:value="14831.84" calcext:value-type="float">
            <text:p>14831.84</text:p>
          </table:table-cell>
          <table:table-cell office:value-type="float" office:value="12523.404" calcext:value-type="float">
            <text:p>12523.404</text:p>
          </table:table-cell>
          <table:table-cell office:value-type="float" office:value="15367.02" calcext:value-type="float">
            <text:p>15367.02</text:p>
          </table:table-cell>
        </table:table-row>
        <table:table-row table:style-name="ro1">
          <table:table-cell table:style-name="Default" office:value-type="float" office:value="190" calcext:value-type="float">
            <text:p>190</text:p>
          </table:table-cell>
          <table:table-cell table:style-name="ce11" office:value-type="float" office:value="672.0287" calcext:value-type="float">
            <text:p>672.0287</text:p>
          </table:table-cell>
          <table:table-cell table:style-name="ce9" office:value-type="float" office:value="655.5324" calcext:value-type="float">
            <text:p>655.5324</text:p>
          </table:table-cell>
          <table:table-cell table:style-name="ce9" office:value-type="float" office:value="615.18275" calcext:value-type="float">
            <text:p>615.18275</text:p>
          </table:table-cell>
          <table:table-cell office:value-type="float" office:value="580.396" calcext:value-type="float">
            <text:p>580.396</text:p>
          </table:table-cell>
          <table:table-cell office:value-type="float" office:value="609.793" calcext:value-type="float">
            <text:p>609.79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834.768" calcext:value-type="float">
            <text:p>9834.768</text:p>
          </table:table-cell>
          <table:table-cell office:value-type="float" office:value="9401.984" calcext:value-type="float">
            <text:p>9401.984</text:p>
          </table:table-cell>
          <table:table-cell office:value-type="float" office:value="10343.1" calcext:value-type="float">
            <text:p>10343.1</text:p>
          </table:table-cell>
          <table:table-cell office:value-type="float" office:value="17385.3" calcext:value-type="float">
            <text:p>17385.3</text:p>
          </table:table-cell>
          <table:table-cell office:value-type="float" office:value="9364.474" calcext:value-type="float">
            <text:p>9364.47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0476.35" calcext:value-type="float">
            <text:p>20476.35</text:p>
          </table:table-cell>
          <table:table-cell office:value-type="float" office:value="16139.86" calcext:value-type="float">
            <text:p>16139.86</text:p>
          </table:table-cell>
          <table:table-cell office:value-type="float" office:value="18651.38" calcext:value-type="float">
            <text:p>18651.38</text:p>
          </table:table-cell>
          <table:table-cell office:value-type="float" office:value="18166.38" calcext:value-type="float">
            <text:p>18166.38</text:p>
          </table:table-cell>
          <table:table-cell office:value-type="float" office:value="19186.82" calcext:value-type="float">
            <text:p>19186.82</text:p>
          </table:table-cell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table:style-name="ce11" office:value-type="float" office:value="701.4644" calcext:value-type="float">
            <text:p>701.4644</text:p>
          </table:table-cell>
          <table:table-cell table:style-name="ce9" office:value-type="float" office:value="673.2434" calcext:value-type="float">
            <text:p>673.2434</text:p>
          </table:table-cell>
          <table:table-cell table:style-name="ce9" office:value-type="float" office:value="642.688" calcext:value-type="float">
            <text:p>642.688</text:p>
          </table:table-cell>
          <table:table-cell office:value-type="float" office:value="598.3412" calcext:value-type="float">
            <text:p>598.3412</text:p>
          </table:table-cell>
          <table:table-cell office:value-type="float" office:value="666.0932" calcext:value-type="float">
            <text:p>666.09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889.88" calcext:value-type="float">
            <text:p>11889.88</text:p>
          </table:table-cell>
          <table:table-cell office:value-type="float" office:value="10862.78" calcext:value-type="float">
            <text:p>10862.78</text:p>
          </table:table-cell>
          <table:table-cell office:value-type="float" office:value="14095.78" calcext:value-type="float">
            <text:p>14095.78</text:p>
          </table:table-cell>
          <table:table-cell office:value-type="float" office:value="20363.58" calcext:value-type="float">
            <text:p>20363.58</text:p>
          </table:table-cell>
          <table:table-cell office:value-type="float" office:value="11515.72" calcext:value-type="float">
            <text:p>11515.7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18.65" calcext:value-type="float">
            <text:p>24018.65</text:p>
          </table:table-cell>
          <table:table-cell office:value-type="float" office:value="21065.34" calcext:value-type="float">
            <text:p>21065.34</text:p>
          </table:table-cell>
          <table:table-cell office:value-type="float" office:value="23046.58" calcext:value-type="float">
            <text:p>23046.58</text:p>
          </table:table-cell>
          <table:table-cell office:value-type="float" office:value="22029.1" calcext:value-type="float">
            <text:p>22029.1</text:p>
          </table:table-cell>
          <table:table-cell office:value-type="float" office:value="23278.58" calcext:value-type="float">
            <text:p>23278.58</text:p>
          </table:table-cell>
        </table:table-row>
        <table:table-row table:style-name="ro1">
          <table:table-cell table:style-name="Default"/>
          <table:table-cell table:number-columns-repeated="4"/>
          <table:table-cell table:formula="of:=SUM([.B13:.B22])*5*4 - SUM([.C13:.F22])*5" office:value-type="float" office:value="10651.66625" calcext:value-type="float">
            <text:p>10651.66625</text:p>
          </table:table-cell>
          <table:table-cell table:number-columns-repeated="6"/>
          <table:table-cell table:formula="of:=SUM([.I13:.I22])*5*4 - SUM([.J13:.M22])*5" office:value-type="float" office:value="-70711.4290000002" calcext:value-type="float">
            <text:p>-70711.4290000002</text:p>
          </table:table-cell>
          <table:table-cell table:number-columns-repeated="6"/>
          <table:table-cell table:formula="of:=SUM([.P13:.P22])*5*4 - SUM([.Q13:.T22])*5" office:value-type="float" office:value="306743.7816" calcext:value-type="float">
            <text:p>306743.7816</text:p>
          </table:table-cell>
        </table:table-row>
        <table:table-row table:style-name="ro1">
          <table:table-cell table:style-name="Default" office:value-type="string" calcext:value-type="string">
            <text:p>fdtd</text:p>
          </table:table-cell>
          <table:table-cell table:number-columns-repeated="6"/>
          <table:table-cell office:value-type="string" calcext:value-type="string">
            <text:p>nw</text:p>
          </table:table-cell>
          <table:table-cell table:number-columns-repeated="6"/>
          <table:table-cell office:value-type="string" calcext:value-type="string">
            <text:p>ra</text:p>
          </table:table-cell>
          <table:table-cell table:number-columns-repeated="5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matrix-columns-spanned="1" table:number-matrix-rows-spanned="20" table:formula="of:=['file:///home/djpark/gdrive/logs/paper/preserve125.ods'#$main.C22:.C41]" office:value-type="float" office:value="35.75602" calcext:value-type="float">
            <text:p>35.75602</text:p>
          </table:table-cell>
          <table:table-cell table:number-matrix-columns-spanned="1" table:number-matrix-rows-spanned="20" table:formula="of:=['file:///home/djpark/gdrive/logs/paper/preserve125.ods'#$main.D22:.D41]" office:value-type="float" office:value="35.76014" calcext:value-type="float">
            <text:p>35.76014</text:p>
          </table:table-cell>
          <table:table-cell table:number-matrix-columns-spanned="1" table:number-matrix-rows-spanned="20" table:formula="of:=['file:///home/djpark/gdrive/logs/paper/preserve25.ods'#$main.D22:.D41]" office:value-type="float" office:value="35.0225" calcext:value-type="float">
            <text:p>35.0225</text:p>
          </table:table-cell>
          <table:table-cell table:number-matrix-columns-spanned="1" table:number-matrix-rows-spanned="20" table:formula="of:=['file:///home/djpark/gdrive/logs/paper/preserve50.ods'#$main.D22:.D41]" office:value-type="float" office:value="35.9511" calcext:value-type="float">
            <text:p>35.9511</text:p>
          </table:table-cell>
          <table:table-cell table:number-matrix-columns-spanned="1" table:number-matrix-rows-spanned="20" table:formula="of:=['file:///home/djpark/gdrive/logs/paper/shuffle25%20raise25.ods'#$main.D22:.D41]" office:value-type="float" office:value="34.75314" calcext:value-type="float">
            <text:p>34.75314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number-matrix-columns-spanned="1" table:number-matrix-rows-spanned="20" table:formula="of:=['file:///home/djpark/gdrive/logs/paper/preserve125.ods'#$main.J22:.J41]" office:value-type="float" office:value="29.65193" calcext:value-type="float">
            <text:p>29.65193</text:p>
          </table:table-cell>
          <table:table-cell table:number-matrix-columns-spanned="1" table:number-matrix-rows-spanned="20" table:formula="of:=['file:///home/djpark/gdrive/logs/paper/preserve125.ods'#$main.K22:.K41]" office:value-type="float" office:value="29.79838" calcext:value-type="float">
            <text:p>29.79838</text:p>
          </table:table-cell>
          <table:table-cell table:number-matrix-columns-spanned="1" table:number-matrix-rows-spanned="20" table:formula="of:=['file:///home/djpark/gdrive/logs/paper/preserve25.ods'#$main.K22:.K41]" office:value-type="float" office:value="29.61312" calcext:value-type="float">
            <text:p>29.61312</text:p>
          </table:table-cell>
          <table:table-cell table:number-matrix-columns-spanned="1" table:number-matrix-rows-spanned="20" table:formula="of:=['file:///home/djpark/gdrive/logs/paper/preserve50.ods'#$main.K22:.K41]" office:value-type="float" office:value="29.40314" calcext:value-type="float">
            <text:p>29.40314</text:p>
          </table:table-cell>
          <table:table-cell table:number-matrix-columns-spanned="1" table:number-matrix-rows-spanned="20" table:formula="of:=['file:///home/djpark/gdrive/logs/paper/shuffle25%20raise25.ods'#$main.K22:.K41]" office:value-type="float" office:value="30.46056" calcext:value-type="float">
            <text:p>30.46056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number-matrix-columns-spanned="1" table:number-matrix-rows-spanned="20" table:formula="of:=['file:///home/djpark/gdrive/logs/paper/preserve125.ods'#$main.Q22:.Q41]" office:value-type="float" office:value="17.4181" calcext:value-type="float">
            <text:p>17.4181</text:p>
          </table:table-cell>
          <table:table-cell table:number-matrix-columns-spanned="1" table:number-matrix-rows-spanned="20" table:formula="of:=['file:///home/djpark/gdrive/logs/paper/preserve125.ods'#$main.R22:.R41]" office:value-type="float" office:value="17.59906" calcext:value-type="float">
            <text:p>17.59906</text:p>
          </table:table-cell>
          <table:table-cell table:number-matrix-columns-spanned="1" table:number-matrix-rows-spanned="20" table:formula="of:=['file:///home/djpark/gdrive/logs/paper/preserve25.ods'#$main.R22:.R41]" office:value-type="float" office:value="17.50836" calcext:value-type="float">
            <text:p>17.50836</text:p>
          </table:table-cell>
          <table:table-cell table:number-matrix-columns-spanned="1" table:number-matrix-rows-spanned="20" table:formula="of:=['file:///home/djpark/gdrive/logs/paper/preserve50.ods'#$main.R22:.R41]" office:value-type="float" office:value="17.31196" calcext:value-type="float">
            <text:p>17.31196</text:p>
          </table:table-cell>
          <table:table-cell table:number-matrix-columns-spanned="1" table:number-matrix-rows-spanned="20" table:formula="of:=['file:///home/djpark/gdrive/logs/paper/shuffle25%20raise25.ods'#$main.R22:.R41]" office:value-type="float" office:value="17.73114" calcext:value-type="float">
            <text:p>17.731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7.25054" calcext:value-type="float">
            <text:p>67.25054</text:p>
          </table:table-cell>
          <table:table-cell office:value-type="float" office:value="67.99476" calcext:value-type="float">
            <text:p>67.99476</text:p>
          </table:table-cell>
          <table:table-cell office:value-type="float" office:value="66.506925" calcext:value-type="float">
            <text:p>66.506925</text:p>
          </table:table-cell>
          <table:table-cell office:value-type="float" office:value="67.25642" calcext:value-type="float">
            <text:p>67.25642</text:p>
          </table:table-cell>
          <table:table-cell office:value-type="float" office:value="67.49886" calcext:value-type="float">
            <text:p>67.49886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office:value-type="float" office:value="55.83515" calcext:value-type="float">
            <text:p>55.83515</text:p>
          </table:table-cell>
          <table:table-cell office:value-type="float" office:value="56.4754" calcext:value-type="float">
            <text:p>56.4754</text:p>
          </table:table-cell>
          <table:table-cell office:value-type="float" office:value="55.84456" calcext:value-type="float">
            <text:p>55.84456</text:p>
          </table:table-cell>
          <table:table-cell office:value-type="float" office:value="57.029" calcext:value-type="float">
            <text:p>57.029</text:p>
          </table:table-cell>
          <table:table-cell office:value-type="float" office:value="56.12104" calcext:value-type="float">
            <text:p>56.12104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office:value-type="float" office:value="32.25747" calcext:value-type="float">
            <text:p>32.25747</text:p>
          </table:table-cell>
          <table:table-cell office:value-type="float" office:value="32.37244" calcext:value-type="float">
            <text:p>32.37244</text:p>
          </table:table-cell>
          <table:table-cell office:value-type="float" office:value="32.48734" calcext:value-type="float">
            <text:p>32.48734</text:p>
          </table:table-cell>
          <table:table-cell office:value-type="float" office:value="32.74318" calcext:value-type="float">
            <text:p>32.74318</text:p>
          </table:table-cell>
          <table:table-cell office:value-type="float" office:value="33.2079" calcext:value-type="float">
            <text:p>33.20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6.95135" calcext:value-type="float">
            <text:p>96.95135</text:p>
          </table:table-cell>
          <table:table-cell office:value-type="float" office:value="98.40598" calcext:value-type="float">
            <text:p>98.40598</text:p>
          </table:table-cell>
          <table:table-cell office:value-type="float" office:value="95.965675" calcext:value-type="float">
            <text:p>95.965675</text:p>
          </table:table-cell>
          <table:table-cell office:value-type="float" office:value="96.2215" calcext:value-type="float">
            <text:p>96.2215</text:p>
          </table:table-cell>
          <table:table-cell office:value-type="float" office:value="95.51574" calcext:value-type="float">
            <text:p>95.51574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float" office:value="78.60637" calcext:value-type="float">
            <text:p>78.60637</text:p>
          </table:table-cell>
          <table:table-cell office:value-type="float" office:value="79.6518" calcext:value-type="float">
            <text:p>79.6518</text:p>
          </table:table-cell>
          <table:table-cell office:value-type="float" office:value="79.24944" calcext:value-type="float">
            <text:p>79.24944</text:p>
          </table:table-cell>
          <table:table-cell office:value-type="float" office:value="78.80184" calcext:value-type="float">
            <text:p>78.80184</text:p>
          </table:table-cell>
          <table:table-cell office:value-type="float" office:value="78.7873" calcext:value-type="float">
            <text:p>78.7873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float" office:value="47.39167" calcext:value-type="float">
            <text:p>47.39167</text:p>
          </table:table-cell>
          <table:table-cell office:value-type="float" office:value="46.5938" calcext:value-type="float">
            <text:p>46.5938</text:p>
          </table:table-cell>
          <table:table-cell office:value-type="float" office:value="46.92998" calcext:value-type="float">
            <text:p>46.92998</text:p>
          </table:table-cell>
          <table:table-cell office:value-type="float" office:value="47.21842" calcext:value-type="float">
            <text:p>47.21842</text:p>
          </table:table-cell>
          <table:table-cell office:value-type="float" office:value="46.252" calcext:value-type="float">
            <text:p>46.2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7.6718" calcext:value-type="float">
            <text:p>127.6718</text:p>
          </table:table-cell>
          <table:table-cell office:value-type="float" office:value="127.5058" calcext:value-type="float">
            <text:p>127.5058</text:p>
          </table:table-cell>
          <table:table-cell office:value-type="float" office:value="129.437" calcext:value-type="float">
            <text:p>129.437</text:p>
          </table:table-cell>
          <table:table-cell office:value-type="float" office:value="128.6568" calcext:value-type="float">
            <text:p>128.6568</text:p>
          </table:table-cell>
          <table:table-cell office:value-type="float" office:value="126.9904" calcext:value-type="float">
            <text:p>126.9904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office:value-type="float" office:value="101.9242" calcext:value-type="float">
            <text:p>101.9242</text:p>
          </table:table-cell>
          <table:table-cell office:value-type="float" office:value="102.7622" calcext:value-type="float">
            <text:p>102.7622</text:p>
          </table:table-cell>
          <table:table-cell office:value-type="float" office:value="102.9352" calcext:value-type="float">
            <text:p>102.9352</text:p>
          </table:table-cell>
          <table:table-cell office:value-type="float" office:value="102.9174" calcext:value-type="float">
            <text:p>102.9174</text:p>
          </table:table-cell>
          <table:table-cell office:value-type="float" office:value="103.8778" calcext:value-type="float">
            <text:p>103.8778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office:value-type="float" office:value="60.82118" calcext:value-type="float">
            <text:p>60.82118</text:p>
          </table:table-cell>
          <table:table-cell office:value-type="float" office:value="59.86442" calcext:value-type="float">
            <text:p>59.86442</text:p>
          </table:table-cell>
          <table:table-cell office:value-type="float" office:value="60.72216" calcext:value-type="float">
            <text:p>60.72216</text:p>
          </table:table-cell>
          <table:table-cell office:value-type="float" office:value="61.2261" calcext:value-type="float">
            <text:p>61.2261</text:p>
          </table:table-cell>
          <table:table-cell office:value-type="float" office:value="61.2467" calcext:value-type="float">
            <text:p>61.24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7.5358" calcext:value-type="float">
            <text:p>157.5358</text:p>
          </table:table-cell>
          <table:table-cell office:value-type="float" office:value="157.2862" calcext:value-type="float">
            <text:p>157.2862</text:p>
          </table:table-cell>
          <table:table-cell office:value-type="float" office:value="159.83525" calcext:value-type="float">
            <text:p>159.83525</text:p>
          </table:table-cell>
          <table:table-cell office:value-type="float" office:value="158.0474" calcext:value-type="float">
            <text:p>158.0474</text:p>
          </table:table-cell>
          <table:table-cell office:value-type="float" office:value="158.831" calcext:value-type="float">
            <text:p>158.831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office:value-type="float" office:value="125.0104" calcext:value-type="float">
            <text:p>125.0104</text:p>
          </table:table-cell>
          <table:table-cell office:value-type="float" office:value="125.3166" calcext:value-type="float">
            <text:p>125.3166</text:p>
          </table:table-cell>
          <table:table-cell office:value-type="float" office:value="125.421" calcext:value-type="float">
            <text:p>125.421</text:p>
          </table:table-cell>
          <table:table-cell office:value-type="float" office:value="123.927" calcext:value-type="float">
            <text:p>123.927</text:p>
          </table:table-cell>
          <table:table-cell office:value-type="float" office:value="125.2756" calcext:value-type="float">
            <text:p>125.2756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office:value-type="float" office:value="75.13362" calcext:value-type="float">
            <text:p>75.13362</text:p>
          </table:table-cell>
          <table:table-cell office:value-type="float" office:value="74.8924" calcext:value-type="float">
            <text:p>74.8924</text:p>
          </table:table-cell>
          <table:table-cell office:value-type="float" office:value="74.0589" calcext:value-type="float">
            <text:p>74.0589</text:p>
          </table:table-cell>
          <table:table-cell office:value-type="float" office:value="75.18354" calcext:value-type="float">
            <text:p>75.18354</text:p>
          </table:table-cell>
          <table:table-cell office:value-type="float" office:value="74.87872" calcext:value-type="float">
            <text:p>74.878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9.833" calcext:value-type="float">
            <text:p>189.833</text:p>
          </table:table-cell>
          <table:table-cell office:value-type="float" office:value="188.852" calcext:value-type="float">
            <text:p>188.852</text:p>
          </table:table-cell>
          <table:table-cell office:value-type="float" office:value="190.8655" calcext:value-type="float">
            <text:p>190.8655</text:p>
          </table:table-cell>
          <table:table-cell office:value-type="float" office:value="188.5942" calcext:value-type="float">
            <text:p>188.5942</text:p>
          </table:table-cell>
          <table:table-cell office:value-type="float" office:value="188.897" calcext:value-type="float">
            <text:p>188.897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office:value-type="float" office:value="147.0315" calcext:value-type="float">
            <text:p>147.0315</text:p>
          </table:table-cell>
          <table:table-cell office:value-type="float" office:value="148.7526" calcext:value-type="float">
            <text:p>148.7526</text:p>
          </table:table-cell>
          <table:table-cell office:value-type="float" office:value="148.333" calcext:value-type="float">
            <text:p>148.333</text:p>
          </table:table-cell>
          <table:table-cell office:value-type="float" office:value="147.2164" calcext:value-type="float">
            <text:p>147.2164</text:p>
          </table:table-cell>
          <table:table-cell office:value-type="float" office:value="148.3172" calcext:value-type="float">
            <text:p>148.3172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office:value-type="float" office:value="88.90081" calcext:value-type="float">
            <text:p>88.90081</text:p>
          </table:table-cell>
          <table:table-cell office:value-type="float" office:value="90.23436" calcext:value-type="float">
            <text:p>90.23436</text:p>
          </table:table-cell>
          <table:table-cell office:value-type="float" office:value="88.65718" calcext:value-type="float">
            <text:p>88.65718</text:p>
          </table:table-cell>
          <table:table-cell office:value-type="float" office:value="90.23196" calcext:value-type="float">
            <text:p>90.23196</text:p>
          </table:table-cell>
          <table:table-cell office:value-type="float" office:value="88.84594" calcext:value-type="float">
            <text:p>88.8459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15.7167" calcext:value-type="float">
            <text:p>215.7167</text:p>
          </table:table-cell>
          <table:table-cell office:value-type="float" office:value="214.8214" calcext:value-type="float">
            <text:p>214.8214</text:p>
          </table:table-cell>
          <table:table-cell office:value-type="float" office:value="215.44475" calcext:value-type="float">
            <text:p>215.44475</text:p>
          </table:table-cell>
          <table:table-cell office:value-type="float" office:value="215.9344" calcext:value-type="float">
            <text:p>215.9344</text:p>
          </table:table-cell>
          <table:table-cell office:value-type="float" office:value="215.7112" calcext:value-type="float">
            <text:p>215.7112</text:p>
          </table:table-cell>
          <table:table-cell/>
          <table:table-cell table:style-name="ce1" office:value-type="float" office:value="700" calcext:value-type="float">
            <text:p>700</text:p>
          </table:table-cell>
          <table:table-cell office:value-type="float" office:value="170.9362" calcext:value-type="float">
            <text:p>170.9362</text:p>
          </table:table-cell>
          <table:table-cell office:value-type="float" office:value="169.083" calcext:value-type="float">
            <text:p>169.083</text:p>
          </table:table-cell>
          <table:table-cell office:value-type="float" office:value="172.985" calcext:value-type="float">
            <text:p>172.985</text:p>
          </table:table-cell>
          <table:table-cell office:value-type="float" office:value="170.231" calcext:value-type="float">
            <text:p>170.231</text:p>
          </table:table-cell>
          <table:table-cell office:value-type="float" office:value="170.0896" calcext:value-type="float">
            <text:p>170.0896</text:p>
          </table:table-cell>
          <table:table-cell/>
          <table:table-cell table:style-name="ce1" office:value-type="float" office:value="700" calcext:value-type="float">
            <text:p>700</text:p>
          </table:table-cell>
          <table:table-cell office:value-type="float" office:value="105.116" calcext:value-type="float">
            <text:p>105.116</text:p>
          </table:table-cell>
          <table:table-cell office:value-type="float" office:value="105.7726" calcext:value-type="float">
            <text:p>105.7726</text:p>
          </table:table-cell>
          <table:table-cell office:value-type="float" office:value="106.3072" calcext:value-type="float">
            <text:p>106.3072</text:p>
          </table:table-cell>
          <table:table-cell office:value-type="float" office:value="106.8644" calcext:value-type="float">
            <text:p>106.8644</text:p>
          </table:table-cell>
          <table:table-cell office:value-type="float" office:value="105.942" calcext:value-type="float">
            <text:p>105.94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45.4214" calcext:value-type="float">
            <text:p>245.4214</text:p>
          </table:table-cell>
          <table:table-cell office:value-type="float" office:value="245.8158" calcext:value-type="float">
            <text:p>245.8158</text:p>
          </table:table-cell>
          <table:table-cell office:value-type="float" office:value="245.64125" calcext:value-type="float">
            <text:p>245.64125</text:p>
          </table:table-cell>
          <table:table-cell office:value-type="float" office:value="245.0408" calcext:value-type="float">
            <text:p>245.0408</text:p>
          </table:table-cell>
          <table:table-cell office:value-type="float" office:value="247.4724" calcext:value-type="float">
            <text:p>247.4724</text:p>
          </table:table-cell>
          <table:table-cell/>
          <table:table-cell table:style-name="ce1" office:value-type="float" office:value="800" calcext:value-type="float">
            <text:p>800</text:p>
          </table:table-cell>
          <table:table-cell office:value-type="float" office:value="194.3595" calcext:value-type="float">
            <text:p>194.3595</text:p>
          </table:table-cell>
          <table:table-cell office:value-type="float" office:value="193.8932" calcext:value-type="float">
            <text:p>193.8932</text:p>
          </table:table-cell>
          <table:table-cell office:value-type="float" office:value="193.5182" calcext:value-type="float">
            <text:p>193.5182</text:p>
          </table:table-cell>
          <table:table-cell office:value-type="float" office:value="195.2598" calcext:value-type="float">
            <text:p>195.2598</text:p>
          </table:table-cell>
          <table:table-cell office:value-type="float" office:value="192.8136" calcext:value-type="float">
            <text:p>192.8136</text:p>
          </table:table-cell>
          <table:table-cell/>
          <table:table-cell table:style-name="ce1" office:value-type="float" office:value="800" calcext:value-type="float">
            <text:p>800</text:p>
          </table:table-cell>
          <table:table-cell office:value-type="float" office:value="120.3212" calcext:value-type="float">
            <text:p>120.3212</text:p>
          </table:table-cell>
          <table:table-cell office:value-type="float" office:value="121.1088" calcext:value-type="float">
            <text:p>121.1088</text:p>
          </table:table-cell>
          <table:table-cell office:value-type="float" office:value="123.7458" calcext:value-type="float">
            <text:p>123.7458</text:p>
          </table:table-cell>
          <table:table-cell office:value-type="float" office:value="122.6142" calcext:value-type="float">
            <text:p>122.6142</text:p>
          </table:table-cell>
          <table:table-cell office:value-type="float" office:value="119.1602" calcext:value-type="float">
            <text:p>119.160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76.958" calcext:value-type="float">
            <text:p>276.958</text:p>
          </table:table-cell>
          <table:table-cell office:value-type="float" office:value="276.6048" calcext:value-type="float">
            <text:p>276.6048</text:p>
          </table:table-cell>
          <table:table-cell office:value-type="float" office:value="275.46375" calcext:value-type="float">
            <text:p>275.46375</text:p>
          </table:table-cell>
          <table:table-cell office:value-type="float" office:value="274.7522" calcext:value-type="float">
            <text:p>274.7522</text:p>
          </table:table-cell>
          <table:table-cell office:value-type="float" office:value="274.7934" calcext:value-type="float">
            <text:p>274.7934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office:value-type="float" office:value="216.5054" calcext:value-type="float">
            <text:p>216.5054</text:p>
          </table:table-cell>
          <table:table-cell office:value-type="float" office:value="214.5754" calcext:value-type="float">
            <text:p>214.5754</text:p>
          </table:table-cell>
          <table:table-cell office:value-type="float" office:value="214.5016" calcext:value-type="float">
            <text:p>214.5016</text:p>
          </table:table-cell>
          <table:table-cell office:value-type="float" office:value="215.9588" calcext:value-type="float">
            <text:p>215.9588</text:p>
          </table:table-cell>
          <table:table-cell office:value-type="float" office:value="212.1958" calcext:value-type="float">
            <text:p>212.1958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office:value-type="float" office:value="135.5138" calcext:value-type="float">
            <text:p>135.5138</text:p>
          </table:table-cell>
          <table:table-cell office:value-type="float" office:value="133.7774" calcext:value-type="float">
            <text:p>133.7774</text:p>
          </table:table-cell>
          <table:table-cell office:value-type="float" office:value="134.1736" calcext:value-type="float">
            <text:p>134.1736</text:p>
          </table:table-cell>
          <table:table-cell office:value-type="float" office:value="133.965" calcext:value-type="float">
            <text:p>133.965</text:p>
          </table:table-cell>
          <table:table-cell office:value-type="float" office:value="133.51" calcext:value-type="float">
            <text:p>133.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04.026" calcext:value-type="float">
            <text:p>1704.026</text:p>
          </table:table-cell>
          <table:table-cell office:value-type="float" office:value="1131.5734" calcext:value-type="float">
            <text:p>1131.5734</text:p>
          </table:table-cell>
          <table:table-cell office:value-type="float" office:value="1469.285" calcext:value-type="float">
            <text:p>1469.285</text:p>
          </table:table-cell>
          <table:table-cell office:value-type="float" office:value="1262.272" calcext:value-type="float">
            <text:p>1262.272</text:p>
          </table:table-cell>
          <table:table-cell office:value-type="float" office:value="1190.484" calcext:value-type="float">
            <text:p>1190.484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office:value-type="float" office:value="472.15" calcext:value-type="float">
            <text:p>472.15</text:p>
          </table:table-cell>
          <table:table-cell office:value-type="float" office:value="450.3336" calcext:value-type="float">
            <text:p>450.3336</text:p>
          </table:table-cell>
          <table:table-cell office:value-type="float" office:value="502.7918" calcext:value-type="float">
            <text:p>502.7918</text:p>
          </table:table-cell>
          <table:table-cell office:value-type="float" office:value="450.7382" calcext:value-type="float">
            <text:p>450.7382</text:p>
          </table:table-cell>
          <table:table-cell office:value-type="float" office:value="490.7548" calcext:value-type="float">
            <text:p>490.7548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office:value-type="float" office:value="228.3027" calcext:value-type="float">
            <text:p>228.3027</text:p>
          </table:table-cell>
          <table:table-cell office:value-type="float" office:value="191.0818" calcext:value-type="float">
            <text:p>191.0818</text:p>
          </table:table-cell>
          <table:table-cell office:value-type="float" office:value="177.871" calcext:value-type="float">
            <text:p>177.871</text:p>
          </table:table-cell>
          <table:table-cell office:value-type="float" office:value="154.1678" calcext:value-type="float">
            <text:p>154.1678</text:p>
          </table:table-cell>
          <table:table-cell office:value-type="float" office:value="194.945" calcext:value-type="float">
            <text:p>194.945</text:p>
          </table:table-cell>
        </table:table-row>
        <table:table-row table:style-name="ro1">
          <table:table-cell table:style-name="ce9" office:value-type="float" office:value="1100" calcext:value-type="float">
            <text:p>1100</text:p>
          </table:table-cell>
          <table:table-cell office:value-type="float" office:value="1898.417" calcext:value-type="float">
            <text:p>1898.417</text:p>
          </table:table-cell>
          <table:table-cell office:value-type="float" office:value="1794.224" calcext:value-type="float">
            <text:p>1794.224</text:p>
          </table:table-cell>
          <table:table-cell office:value-type="float" office:value="1667.88" calcext:value-type="float">
            <text:p>1667.88</text:p>
          </table:table-cell>
          <table:table-cell office:value-type="float" office:value="1601.136" calcext:value-type="float">
            <text:p>1601.136</text:p>
          </table:table-cell>
          <table:table-cell office:value-type="float" office:value="1549.636" calcext:value-type="float">
            <text:p>1549.636</text:p>
          </table:table-cell>
          <table:table-cell/>
          <table:table-cell table:style-name="ce9" office:value-type="float" office:value="1100" calcext:value-type="float">
            <text:p>1100</text:p>
          </table:table-cell>
          <table:table-cell office:value-type="float" office:value="6419.62" calcext:value-type="float">
            <text:p>6419.62</text:p>
          </table:table-cell>
          <table:table-cell office:value-type="float" office:value="5374.986" calcext:value-type="float">
            <text:p>5374.986</text:p>
          </table:table-cell>
          <table:table-cell office:value-type="float" office:value="7217.224" calcext:value-type="float">
            <text:p>7217.224</text:p>
          </table:table-cell>
          <table:table-cell office:value-type="float" office:value="18122.1" calcext:value-type="float">
            <text:p>18122.1</text:p>
          </table:table-cell>
          <table:table-cell office:value-type="float" office:value="6896.118" calcext:value-type="float">
            <text:p>6896.118</text:p>
          </table:table-cell>
          <table:table-cell/>
          <table:table-cell table:style-name="ce9" office:value-type="float" office:value="1100" calcext:value-type="float">
            <text:p>1100</text:p>
          </table:table-cell>
          <table:table-cell office:value-type="float" office:value="390.7965" calcext:value-type="float">
            <text:p>390.7965</text:p>
          </table:table-cell>
          <table:table-cell office:value-type="float" office:value="388.2644" calcext:value-type="float">
            <text:p>388.2644</text:p>
          </table:table-cell>
          <table:table-cell office:value-type="float" office:value="393.5092" calcext:value-type="float">
            <text:p>393.5092</text:p>
          </table:table-cell>
          <table:table-cell office:value-type="float" office:value="392.5626" calcext:value-type="float">
            <text:p>392.5626</text:p>
          </table:table-cell>
          <table:table-cell office:value-type="float" office:value="393.7682" calcext:value-type="float">
            <text:p>393.7682</text:p>
          </table:table-cell>
        </table:table-row>
        <table:table-row table:style-name="ro1">
          <table:table-cell table:style-name="ce9" office:value-type="float" office:value="1200" calcext:value-type="float">
            <text:p>1200</text:p>
          </table:table-cell>
          <table:table-cell office:value-type="float" office:value="2067.25" calcext:value-type="float">
            <text:p>2067.25</text:p>
          </table:table-cell>
          <table:table-cell office:value-type="float" office:value="1973.262" calcext:value-type="float">
            <text:p>1973.262</text:p>
          </table:table-cell>
          <table:table-cell office:value-type="float" office:value="2075.995" calcext:value-type="float">
            <text:p>2075.995</text:p>
          </table:table-cell>
          <table:table-cell office:value-type="float" office:value="1800.662" calcext:value-type="float">
            <text:p>1800.662</text:p>
          </table:table-cell>
          <table:table-cell office:value-type="float" office:value="1792.454" calcext:value-type="float">
            <text:p>1792.454</text:p>
          </table:table-cell>
          <table:table-cell/>
          <table:table-cell table:style-name="ce9" office:value-type="float" office:value="1200" calcext:value-type="float">
            <text:p>1200</text:p>
          </table:table-cell>
          <table:table-cell office:value-type="float" office:value="21426.84" calcext:value-type="float">
            <text:p>21426.84</text:p>
          </table:table-cell>
          <table:table-cell office:value-type="float" office:value="19222.96" calcext:value-type="float">
            <text:p>19222.96</text:p>
          </table:table-cell>
          <table:table-cell office:value-type="float" office:value="20996.24" calcext:value-type="float">
            <text:p>20996.24</text:p>
          </table:table-cell>
          <table:table-cell office:value-type="float" office:value="43156.24" calcext:value-type="float">
            <text:p>43156.24</text:p>
          </table:table-cell>
          <table:table-cell office:value-type="float" office:value="29568.74" calcext:value-type="float">
            <text:p>29568.74</text:p>
          </table:table-cell>
          <table:table-cell/>
          <table:table-cell table:style-name="ce9" office:value-type="float" office:value="1200" calcext:value-type="float">
            <text:p>1200</text:p>
          </table:table-cell>
          <table:table-cell office:value-type="float" office:value="501.5376" calcext:value-type="float">
            <text:p>501.5376</text:p>
          </table:table-cell>
          <table:table-cell office:value-type="float" office:value="456.0404" calcext:value-type="float">
            <text:p>456.0404</text:p>
          </table:table-cell>
          <table:table-cell office:value-type="float" office:value="457.7402" calcext:value-type="float">
            <text:p>457.7402</text:p>
          </table:table-cell>
          <table:table-cell office:value-type="float" office:value="463.2206" calcext:value-type="float">
            <text:p>463.2206</text:p>
          </table:table-cell>
          <table:table-cell office:value-type="float" office:value="462.5236" calcext:value-type="float">
            <text:p>462.5236</text:p>
          </table:table-cell>
        </table:table-row>
        <table:table-row table:style-name="ro1">
          <table:table-cell table:style-name="ce9" office:value-type="float" office:value="1300" calcext:value-type="float">
            <text:p>1300</text:p>
          </table:table-cell>
          <table:table-cell office:value-type="float" office:value="2250.787" calcext:value-type="float">
            <text:p>2250.787</text:p>
          </table:table-cell>
          <table:table-cell office:value-type="float" office:value="2145.264" calcext:value-type="float">
            <text:p>2145.264</text:p>
          </table:table-cell>
          <table:table-cell office:value-type="float" office:value="2286.6325" calcext:value-type="float">
            <text:p>2286.6325</text:p>
          </table:table-cell>
          <table:table-cell office:value-type="float" office:value="2011.858" calcext:value-type="float">
            <text:p>2011.858</text:p>
          </table:table-cell>
          <table:table-cell office:value-type="float" office:value="1995.334" calcext:value-type="float">
            <text:p>1995.334</text:p>
          </table:table-cell>
          <table:table-cell/>
          <table:table-cell table:style-name="ce9" office:value-type="float" office:value="1300" calcext:value-type="float">
            <text:p>1300</text:p>
          </table:table-cell>
          <table:table-cell office:value-type="float" office:value="35976.23" calcext:value-type="float">
            <text:p>35976.23</text:p>
          </table:table-cell>
          <table:table-cell office:value-type="float" office:value="40367.96" calcext:value-type="float">
            <text:p>40367.96</text:p>
          </table:table-cell>
          <table:table-cell office:value-type="float" office:value="45863.6" calcext:value-type="float">
            <text:p>45863.6</text:p>
          </table:table-cell>
          <table:table-cell office:value-type="float" office:value="62558.6" calcext:value-type="float">
            <text:p>62558.6</text:p>
          </table:table-cell>
          <table:table-cell office:value-type="float" office:value="51328.68" calcext:value-type="float">
            <text:p>51328.68</text:p>
          </table:table-cell>
          <table:table-cell/>
          <table:table-cell table:style-name="ce9" office:value-type="float" office:value="1300" calcext:value-type="float">
            <text:p>1300</text:p>
          </table:table-cell>
          <table:table-cell office:value-type="float" office:value="898.0944" calcext:value-type="float">
            <text:p>898.0944</text:p>
          </table:table-cell>
          <table:table-cell office:value-type="float" office:value="853.2198" calcext:value-type="float">
            <text:p>853.2198</text:p>
          </table:table-cell>
          <table:table-cell office:value-type="float" office:value="2262.682" calcext:value-type="float">
            <text:p>2262.682</text:p>
          </table:table-cell>
          <table:table-cell office:value-type="float" office:value="2809.75" calcext:value-type="float">
            <text:p>2809.75</text:p>
          </table:table-cell>
          <table:table-cell office:value-type="float" office:value="785.7822" calcext:value-type="float">
            <text:p>785.7822</text:p>
          </table:table-cell>
        </table:table-row>
        <table:table-row table:style-name="ro1">
          <table:table-cell table:style-name="ce9" office:value-type="float" office:value="1400" calcext:value-type="float">
            <text:p>1400</text:p>
          </table:table-cell>
          <table:table-cell office:value-type="float" office:value="2406.721" calcext:value-type="float">
            <text:p>2406.721</text:p>
          </table:table-cell>
          <table:table-cell office:value-type="float" office:value="2591.368" calcext:value-type="float">
            <text:p>2591.368</text:p>
          </table:table-cell>
          <table:table-cell office:value-type="float" office:value="2494.015" calcext:value-type="float">
            <text:p>2494.015</text:p>
          </table:table-cell>
          <table:table-cell office:value-type="float" office:value="3036.516" calcext:value-type="float">
            <text:p>3036.516</text:p>
          </table:table-cell>
          <table:table-cell office:value-type="float" office:value="2476.874" calcext:value-type="float">
            <text:p>2476.874</text:p>
          </table:table-cell>
          <table:table-cell/>
          <table:table-cell table:style-name="ce9" office:value-type="float" office:value="1400" calcext:value-type="float">
            <text:p>1400</text:p>
          </table:table-cell>
          <table:table-cell office:value-type="float" office:value="86245.1" calcext:value-type="float">
            <text:p>86245.1</text:p>
          </table:table-cell>
          <table:table-cell office:value-type="float" office:value="76624.76" calcext:value-type="float">
            <text:p>76624.76</text:p>
          </table:table-cell>
          <table:table-cell office:value-type="float" office:value="73671.26" calcext:value-type="float">
            <text:p>73671.26</text:p>
          </table:table-cell>
          <table:table-cell office:value-type="float" office:value="86735.04" calcext:value-type="float">
            <text:p>86735.04</text:p>
          </table:table-cell>
          <table:table-cell office:value-type="float" office:value="79577.8" calcext:value-type="float">
            <text:p>79577.8</text:p>
          </table:table-cell>
          <table:table-cell/>
          <table:table-cell table:style-name="ce9" office:value-type="float" office:value="1400" calcext:value-type="float">
            <text:p>1400</text:p>
          </table:table-cell>
          <table:table-cell office:value-type="float" office:value="1799.982" calcext:value-type="float">
            <text:p>1799.982</text:p>
          </table:table-cell>
          <table:table-cell office:value-type="float" office:value="1595.65" calcext:value-type="float">
            <text:p>1595.65</text:p>
          </table:table-cell>
          <table:table-cell office:value-type="float" office:value="4002.738" calcext:value-type="float">
            <text:p>4002.738</text:p>
          </table:table-cell>
          <table:table-cell office:value-type="float" office:value="5077.28" calcext:value-type="float">
            <text:p>5077.28</text:p>
          </table:table-cell>
          <table:table-cell office:value-type="float" office:value="1537.296" calcext:value-type="float">
            <text:p>1537.296</text:p>
          </table:table-cell>
        </table:table-row>
        <table:table-row table:style-name="ro1">
          <table:table-cell table:style-name="ce9" office:value-type="float" office:value="1500" calcext:value-type="float">
            <text:p>1500</text:p>
          </table:table-cell>
          <table:table-cell office:value-type="float" office:value="4912.766" calcext:value-type="float">
            <text:p>4912.766</text:p>
          </table:table-cell>
          <table:table-cell office:value-type="float" office:value="4494.036" calcext:value-type="float">
            <text:p>4494.036</text:p>
          </table:table-cell>
          <table:table-cell office:value-type="float" office:value="4368.3" calcext:value-type="float">
            <text:p>4368.3</text:p>
          </table:table-cell>
          <table:table-cell office:value-type="float" office:value="3896.45" calcext:value-type="float">
            <text:p>3896.45</text:p>
          </table:table-cell>
          <table:table-cell office:value-type="float" office:value="3226.786" calcext:value-type="float">
            <text:p>3226.786</text:p>
          </table:table-cell>
          <table:table-cell/>
          <table:table-cell table:style-name="ce9" office:value-type="float" office:value="1500" calcext:value-type="float">
            <text:p>1500</text:p>
          </table:table-cell>
          <table:table-cell office:value-type="float" office:value="112316.9" calcext:value-type="float">
            <text:p>112316.9</text:p>
          </table:table-cell>
          <table:table-cell office:value-type="float" office:value="104157.8" calcext:value-type="float">
            <text:p>104157.8</text:p>
          </table:table-cell>
          <table:table-cell office:value-type="float" office:value="97913.7" calcext:value-type="float">
            <text:p>97913.7</text:p>
          </table:table-cell>
          <table:table-cell office:value-type="float" office:value="107957.6" calcext:value-type="float">
            <text:p>107957.6</text:p>
          </table:table-cell>
          <table:table-cell office:value-type="float" office:value="107195.6" calcext:value-type="float">
            <text:p>107195.6</text:p>
          </table:table-cell>
          <table:table-cell/>
          <table:table-cell table:style-name="ce9" office:value-type="float" office:value="1500" calcext:value-type="float">
            <text:p>1500</text:p>
          </table:table-cell>
          <table:table-cell office:value-type="float" office:value="12912.6" calcext:value-type="float">
            <text:p>12912.6</text:p>
          </table:table-cell>
          <table:table-cell office:value-type="float" office:value="9921.226" calcext:value-type="float">
            <text:p>9921.226</text:p>
          </table:table-cell>
          <table:table-cell office:value-type="float" office:value="10461.22" calcext:value-type="float">
            <text:p>10461.22</text:p>
          </table:table-cell>
          <table:table-cell office:value-type="float" office:value="7999.184" calcext:value-type="float">
            <text:p>7999.184</text:p>
          </table:table-cell>
          <table:table-cell office:value-type="float" office:value="11489.9" calcext:value-type="float">
            <text:p>11489.9</text:p>
          </table:table-cell>
        </table:table-row>
        <table:table-row table:style-name="ro1">
          <table:table-cell table:style-name="ce9" office:value-type="float" office:value="1600" calcext:value-type="float">
            <text:p>1600</text:p>
          </table:table-cell>
          <table:table-cell office:value-type="float" office:value="5249.744" calcext:value-type="float">
            <text:p>5249.744</text:p>
          </table:table-cell>
          <table:table-cell office:value-type="float" office:value="5004.29" calcext:value-type="float">
            <text:p>5004.29</text:p>
          </table:table-cell>
          <table:table-cell office:value-type="float" office:value="4705.4675" calcext:value-type="float">
            <text:p>4705.4675</text:p>
          </table:table-cell>
          <table:table-cell office:value-type="float" office:value="4224.632" calcext:value-type="float">
            <text:p>4224.632</text:p>
          </table:table-cell>
          <table:table-cell office:value-type="float" office:value="4326.806" calcext:value-type="float">
            <text:p>4326.806</text:p>
          </table:table-cell>
          <table:table-cell/>
          <table:table-cell table:style-name="ce9" office:value-type="float" office:value="1600" calcext:value-type="float">
            <text:p>1600</text:p>
          </table:table-cell>
          <table:table-cell office:value-type="float" office:value="146327.1" calcext:value-type="float">
            <text:p>146327.1</text:p>
          </table:table-cell>
          <table:table-cell office:value-type="float" office:value="128520.2" calcext:value-type="float">
            <text:p>128520.2</text:p>
          </table:table-cell>
          <table:table-cell office:value-type="float" office:value="128311.4" calcext:value-type="float">
            <text:p>128311.4</text:p>
          </table:table-cell>
          <table:table-cell office:value-type="float" office:value="147831.2" calcext:value-type="float">
            <text:p>147831.2</text:p>
          </table:table-cell>
          <table:table-cell office:value-type="float" office:value="133878.2" calcext:value-type="float">
            <text:p>133878.2</text:p>
          </table:table-cell>
          <table:table-cell/>
          <table:table-cell table:style-name="ce9" office:value-type="float" office:value="1600" calcext:value-type="float">
            <text:p>1600</text:p>
          </table:table-cell>
          <table:table-cell office:value-type="float" office:value="52268.41" calcext:value-type="float">
            <text:p>52268.41</text:p>
          </table:table-cell>
          <table:table-cell office:value-type="float" office:value="48254.16" calcext:value-type="float">
            <text:p>48254.16</text:p>
          </table:table-cell>
          <table:table-cell office:value-type="float" office:value="50256.62" calcext:value-type="float">
            <text:p>50256.62</text:p>
          </table:table-cell>
          <table:table-cell office:value-type="float" office:value="42698.18" calcext:value-type="float">
            <text:p>42698.18</text:p>
          </table:table-cell>
          <table:table-cell office:value-type="float" office:value="51257.06" calcext:value-type="float">
            <text:p>51257.06</text:p>
          </table:table-cell>
        </table:table-row>
        <table:table-row table:style-name="ro1">
          <table:table-cell table:style-name="ce9" office:value-type="float" office:value="1700" calcext:value-type="float">
            <text:p>1700</text:p>
          </table:table-cell>
          <table:table-cell office:value-type="float" office:value="5593.387" calcext:value-type="float">
            <text:p>5593.387</text:p>
          </table:table-cell>
          <table:table-cell office:value-type="float" office:value="5316.334" calcext:value-type="float">
            <text:p>5316.334</text:p>
          </table:table-cell>
          <table:table-cell office:value-type="float" office:value="5064.81" calcext:value-type="float">
            <text:p>5064.81</text:p>
          </table:table-cell>
          <table:table-cell office:value-type="float" office:value="4548.7" calcext:value-type="float">
            <text:p>4548.7</text:p>
          </table:table-cell>
          <table:table-cell office:value-type="float" office:value="4927.15" calcext:value-type="float">
            <text:p>4927.15</text:p>
          </table:table-cell>
          <table:table-cell/>
          <table:table-cell table:style-name="ce9" office:value-type="float" office:value="1700" calcext:value-type="float">
            <text:p>1700</text:p>
          </table:table-cell>
          <table:table-cell office:value-type="float" office:value="176644.1" calcext:value-type="float">
            <text:p>176644.1</text:p>
          </table:table-cell>
          <table:table-cell office:value-type="float" office:value="160451.4" calcext:value-type="float">
            <text:p>160451.4</text:p>
          </table:table-cell>
          <table:table-cell office:value-type="float" office:value="151132.8" calcext:value-type="float">
            <text:p>151132.8</text:p>
          </table:table-cell>
          <table:table-cell office:value-type="float" office:value="174946.2" calcext:value-type="float">
            <text:p>174946.2</text:p>
          </table:table-cell>
          <table:table-cell office:value-type="float" office:value="163922.8" calcext:value-type="float">
            <text:p>163922.8</text:p>
          </table:table-cell>
          <table:table-cell/>
          <table:table-cell table:style-name="ce9" office:value-type="float" office:value="1700" calcext:value-type="float">
            <text:p>1700</text:p>
          </table:table-cell>
          <table:table-cell office:value-type="float" office:value="82374.56" calcext:value-type="float">
            <text:p>82374.56</text:p>
          </table:table-cell>
          <table:table-cell office:value-type="float" office:value="65358.42" calcext:value-type="float">
            <text:p>65358.42</text:p>
          </table:table-cell>
          <table:table-cell office:value-type="float" office:value="80735.6" calcext:value-type="float">
            <text:p>80735.6</text:p>
          </table:table-cell>
          <table:table-cell office:value-type="float" office:value="70286.24" calcext:value-type="float">
            <text:p>70286.24</text:p>
          </table:table-cell>
          <table:table-cell office:value-type="float" office:value="81268.96" calcext:value-type="float">
            <text:p>81268.96</text:p>
          </table:table-cell>
        </table:table-row>
        <table:table-row table:style-name="ro1">
          <table:table-cell table:style-name="ce9" office:value-type="float" office:value="1800" calcext:value-type="float">
            <text:p>1800</text:p>
          </table:table-cell>
          <table:table-cell office:value-type="float" office:value="5906.535" calcext:value-type="float">
            <text:p>5906.535</text:p>
          </table:table-cell>
          <table:table-cell office:value-type="float" office:value="5623.996" calcext:value-type="float">
            <text:p>5623.996</text:p>
          </table:table-cell>
          <table:table-cell office:value-type="float" office:value="5371.185" calcext:value-type="float">
            <text:p>5371.185</text:p>
          </table:table-cell>
          <table:table-cell office:value-type="float" office:value="4811.042" calcext:value-type="float">
            <text:p>4811.042</text:p>
          </table:table-cell>
          <table:table-cell office:value-type="float" office:value="5271.068" calcext:value-type="float">
            <text:p>5271.068</text:p>
          </table:table-cell>
          <table:table-cell/>
          <table:table-cell table:style-name="ce9" office:value-type="float" office:value="1800" calcext:value-type="float">
            <text:p>1800</text:p>
          </table:table-cell>
          <table:table-cell office:value-type="float" office:value="209631.6" calcext:value-type="float">
            <text:p>209631.6</text:p>
          </table:table-cell>
          <table:table-cell office:value-type="float" office:value="194128.4" calcext:value-type="float">
            <text:p>194128.4</text:p>
          </table:table-cell>
          <table:table-cell office:value-type="float" office:value="188411.2" calcext:value-type="float">
            <text:p>188411.2</text:p>
          </table:table-cell>
          <table:table-cell office:value-type="float" office:value="207243.6" calcext:value-type="float">
            <text:p>207243.6</text:p>
          </table:table-cell>
          <table:table-cell office:value-type="float" office:value="203356.8" calcext:value-type="float">
            <text:p>203356.8</text:p>
          </table:table-cell>
          <table:table-cell/>
          <table:table-cell table:style-name="ce9" office:value-type="float" office:value="1800" calcext:value-type="float">
            <text:p>1800</text:p>
          </table:table-cell>
          <table:table-cell office:value-type="float" office:value="98488.4" calcext:value-type="float">
            <text:p>98488.4</text:p>
          </table:table-cell>
          <table:table-cell office:value-type="float" office:value="107395.4" calcext:value-type="float">
            <text:p>107395.4</text:p>
          </table:table-cell>
          <table:table-cell office:value-type="float" office:value="111663" calcext:value-type="float">
            <text:p>111663</text:p>
          </table:table-cell>
          <table:table-cell office:value-type="float" office:value="96485.44" calcext:value-type="float">
            <text:p>96485.44</text:p>
          </table:table-cell>
          <table:table-cell office:value-type="float" office:value="111006" calcext:value-type="float">
            <text:p>111006</text:p>
          </table:table-cell>
        </table:table-row>
        <table:table-row table:style-name="ro1">
          <table:table-cell table:style-name="ce9" office:value-type="float" office:value="1900" calcext:value-type="float">
            <text:p>1900</text:p>
          </table:table-cell>
          <table:table-cell office:value-type="float" office:value="6233.224" calcext:value-type="float">
            <text:p>6233.224</text:p>
          </table:table-cell>
          <table:table-cell office:value-type="float" office:value="5960.152" calcext:value-type="float">
            <text:p>5960.152</text:p>
          </table:table-cell>
          <table:table-cell office:value-type="float" office:value="5709.345" calcext:value-type="float">
            <text:p>5709.345</text:p>
          </table:table-cell>
          <table:table-cell office:value-type="float" office:value="5192.088" calcext:value-type="float">
            <text:p>5192.088</text:p>
          </table:table-cell>
          <table:table-cell office:value-type="float" office:value="5565.942" calcext:value-type="float">
            <text:p>5565.942</text:p>
          </table:table-cell>
          <table:table-cell/>
          <table:table-cell table:style-name="ce9" office:value-type="float" office:value="1900" calcext:value-type="float">
            <text:p>1900</text:p>
          </table:table-cell>
          <table:table-cell office:value-type="float" office:value="242557.4" calcext:value-type="float">
            <text:p>242557.4</text:p>
          </table:table-cell>
          <table:table-cell office:value-type="float" office:value="232104.8" calcext:value-type="float">
            <text:p>232104.8</text:p>
          </table:table-cell>
          <table:table-cell office:value-type="float" office:value="227522" calcext:value-type="float">
            <text:p>227522</text:p>
          </table:table-cell>
          <table:table-cell office:value-type="float" office:value="238405.4" calcext:value-type="float">
            <text:p>238405.4</text:p>
          </table:table-cell>
          <table:table-cell office:value-type="float" office:value="229855.2" calcext:value-type="float">
            <text:p>229855.2</text:p>
          </table:table-cell>
          <table:table-cell/>
          <table:table-cell table:style-name="ce9" office:value-type="float" office:value="1900" calcext:value-type="float">
            <text:p>1900</text:p>
          </table:table-cell>
          <table:table-cell office:value-type="float" office:value="132228.72" calcext:value-type="float">
            <text:p>132228.72</text:p>
          </table:table-cell>
          <table:table-cell office:value-type="float" office:value="137938.8" calcext:value-type="float">
            <text:p>137938.8</text:p>
          </table:table-cell>
          <table:table-cell office:value-type="float" office:value="140903.2" calcext:value-type="float">
            <text:p>140903.2</text:p>
          </table:table-cell>
          <table:table-cell office:value-type="float" office:value="121221.28" calcext:value-type="float">
            <text:p>121221.28</text:p>
          </table:table-cell>
          <table:table-cell office:value-type="float" office:value="141130.6" calcext:value-type="float">
            <text:p>141130.6</text:p>
          </table:table-cell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office:value-type="float" office:value="6577.105" calcext:value-type="float">
            <text:p>6577.105</text:p>
          </table:table-cell>
          <table:table-cell office:value-type="float" office:value="6273.89" calcext:value-type="float">
            <text:p>6273.89</text:p>
          </table:table-cell>
          <table:table-cell office:value-type="float" office:value="6013.7725" calcext:value-type="float">
            <text:p>6013.7725</text:p>
          </table:table-cell>
          <table:table-cell office:value-type="float" office:value="5514.628" calcext:value-type="float">
            <text:p>5514.628</text:p>
          </table:table-cell>
          <table:table-cell office:value-type="float" office:value="6051.478" calcext:value-type="float">
            <text:p>6051.478</text:p>
          </table:table-cell>
          <table:table-cell/>
          <table:table-cell table:style-name="ce9" office:value-type="float" office:value="2000" calcext:value-type="float">
            <text:p>2000</text:p>
          </table:table-cell>
          <table:table-cell office:value-type="float" office:value="272584.3" calcext:value-type="float">
            <text:p>272584.3</text:p>
          </table:table-cell>
          <table:table-cell office:value-type="float" office:value="258902.4" calcext:value-type="float">
            <text:p>258902.4</text:p>
          </table:table-cell>
          <table:table-cell office:value-type="float" office:value="258546.8" calcext:value-type="float">
            <text:p>258546.8</text:p>
          </table:table-cell>
          <table:table-cell office:value-type="float" office:value="273730.2" calcext:value-type="float">
            <text:p>273730.2</text:p>
          </table:table-cell>
          <table:table-cell office:value-type="float" office:value="267420" calcext:value-type="float">
            <text:p>267420</text:p>
          </table:table-cell>
          <table:table-cell/>
          <table:table-cell table:style-name="ce9" office:value-type="float" office:value="2000" calcext:value-type="float">
            <text:p>2000</text:p>
          </table:table-cell>
          <table:table-cell office:value-type="float" office:value="161746.4" calcext:value-type="float">
            <text:p>161746.4</text:p>
          </table:table-cell>
          <table:table-cell office:value-type="float" office:value="169502" calcext:value-type="float">
            <text:p>169502</text:p>
          </table:table-cell>
          <table:table-cell office:value-type="float" office:value="172621.2" calcext:value-type="float">
            <text:p>172621.2</text:p>
          </table:table-cell>
          <table:table-cell office:value-type="float" office:value="146760.12" calcext:value-type="float">
            <text:p>146760.12</text:p>
          </table:table-cell>
          <table:table-cell office:value-type="float" office:value="172574.8" calcext:value-type="float">
            <text:p>172574.8</text:p>
          </table:table-cell>
        </table:table-row>
        <table:table-row table:style-name="ro1">
          <table:table-cell table:style-name="Default"/>
          <table:table-cell table:number-columns-repeated="4"/>
          <table:table-cell table:formula="of:=SUM([.B36:.B45])*5*4 - SUM([.C36:.F45])*5" office:value-type="float" office:value="88141.4275000001" calcext:value-type="float">
            <text:p>88141.4275000001</text:p>
          </table:table-cell>
          <table:table-cell table:number-columns-repeated="6"/>
          <table:table-cell table:formula="of:=SUM([.I36:.I45])*5*4 - SUM([.J36:.M45])*5" office:value-type="float" office:value="936943.760000005" calcext:value-type="float">
            <text:p>936943.760000005</text:p>
          </table:table-cell>
          <table:table-cell table:number-columns-repeated="6"/>
          <table:table-cell table:formula="of:=SUM([.P36:.P45])*5*4 - SUM([.Q36:.T45])*5" office:value-type="float" office:value="-35413.175999999" calcext:value-type="float">
            <text:p>-35413.175999999</text:p>
          </table:table-cell>
        </table:table-row>
        <table:table-row table:style-name="ro1">
          <table:table-cell table:style-name="Default" office:value-type="string" calcext:value-type="string">
            <text:p>addvec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matrix-columns-spanned="1" table:number-matrix-rows-spanned="20" table:formula="of:=['file:///home/djpark/gdrive/logs/paper/preserve125.ods'#$main.X2:.X21]" office:value-type="float" office:value="3.080143" calcext:value-type="float">
            <text:p>3.080143</text:p>
          </table:table-cell>
          <table:table-cell table:number-matrix-columns-spanned="1" table:number-matrix-rows-spanned="20" table:formula="of:=['file:///home/djpark/gdrive/logs/paper/preserve125.ods'#$main.Y2:.Y21]" office:value-type="float" office:value="2.95106" calcext:value-type="float">
            <text:p>2.95106</text:p>
          </table:table-cell>
          <table:table-cell table:number-matrix-columns-spanned="1" table:number-matrix-rows-spanned="20" table:formula="of:=['file:///home/djpark/gdrive/logs/paper/preserve25.ods'#$main.Y2:.Y21]" office:value-type="float" office:value="3.1506525" calcext:value-type="float">
            <text:p>3.1506525</text:p>
          </table:table-cell>
          <table:table-cell table:number-matrix-columns-spanned="1" table:number-matrix-rows-spanned="20" table:formula="of:=['file:///home/djpark/gdrive/logs/paper/preserve50.ods'#$main.Y2:.Y21]" office:value-type="float" office:value="3.06864" calcext:value-type="float">
            <text:p>3.06864</text:p>
          </table:table-cell>
          <table:table-cell table:number-matrix-columns-spanned="1" table:number-matrix-rows-spanned="20" table:formula="of:=['file:///home/djpark/gdrive/logs/paper/shuffle25%20raise25.ods'#$main.Y2:.Y21]" office:value-type="float" office:value="3.093504" calcext:value-type="float">
            <text:p>3.093504</text:p>
          </table:table-cell>
          <table:table-cell/>
          <table:table-cell table:formula="of:=SUM([.B13:.B22];[.I13:.I22];[.P13:.P22];[.B36:.B45];[.I36:.I45];[.P36:.P45];[.B59:.B68];[.B82:.B91]) * 5 * 4" office:value-type="float" office:value="40981745.3212" calcext:value-type="float">
            <text:p>40981745.3212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875661" calcext:value-type="float">
            <text:p>5.875661</text:p>
          </table:table-cell>
          <table:table-cell office:value-type="float" office:value="5.68226" calcext:value-type="float">
            <text:p>5.68226</text:p>
          </table:table-cell>
          <table:table-cell office:value-type="float" office:value="6.14592" calcext:value-type="float">
            <text:p>6.14592</text:p>
          </table:table-cell>
          <table:table-cell office:value-type="float" office:value="5.618484" calcext:value-type="float">
            <text:p>5.618484</text:p>
          </table:table-cell>
          <table:table-cell office:value-type="float" office:value="5.861382" calcext:value-type="float">
            <text:p>5.861382</text:p>
          </table:table-cell>
          <table:table-cell/>
          <table:table-cell table:formula="of:=SUM([.B13:.B22];[.I13:.I22];[.P13:.P22];[.B36:.B45];[.I36:.I45];[.P36:.P45];[.B59:.B68];[.B82:.B91]) * 5 * 4 * 4 - SUM([.C13:.F22];[.J13:.M22];[.P13:.T22];[.B36:.F45];[.I36:.M45];[.P36:.T45];[.B59:.F68];[.B82:.F91])*5" office:value-type="float" office:value="114247625.1651" calcext:value-type="float">
            <text:p>114247625.1651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125053" calcext:value-type="float">
            <text:p>9.125053</text:p>
          </table:table-cell>
          <table:table-cell office:value-type="float" office:value="9.44575" calcext:value-type="float">
            <text:p>9.44575</text:p>
          </table:table-cell>
          <table:table-cell office:value-type="float" office:value="9.2495875" calcext:value-type="float">
            <text:p>9.2495875</text:p>
          </table:table-cell>
          <table:table-cell office:value-type="float" office:value="8.690924" calcext:value-type="float">
            <text:p>8.690924</text:p>
          </table:table-cell>
          <table:table-cell office:value-type="float" office:value="9.063562" calcext:value-type="float">
            <text:p>9.063562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35644" calcext:value-type="float">
            <text:p>11.35644</text:p>
          </table:table-cell>
          <table:table-cell office:value-type="float" office:value="11.83192" calcext:value-type="float">
            <text:p>11.83192</text:p>
          </table:table-cell>
          <table:table-cell office:value-type="float" office:value="12.737025" calcext:value-type="float">
            <text:p>12.737025</text:p>
          </table:table-cell>
          <table:table-cell office:value-type="float" office:value="11.8064" calcext:value-type="float">
            <text:p>11.8064</text:p>
          </table:table-cell>
          <table:table-cell office:value-type="float" office:value="11.70864" calcext:value-type="float">
            <text:p>11.70864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14739" calcext:value-type="float">
            <text:p>14.14739</text:p>
          </table:table-cell>
          <table:table-cell office:value-type="float" office:value="14.84642" calcext:value-type="float">
            <text:p>14.84642</text:p>
          </table:table-cell>
          <table:table-cell office:value-type="float" office:value="14.02005" calcext:value-type="float">
            <text:p>14.02005</text:p>
          </table:table-cell>
          <table:table-cell office:value-type="float" office:value="13.94924" calcext:value-type="float">
            <text:p>13.94924</text:p>
          </table:table-cell>
          <table:table-cell office:value-type="float" office:value="14.82384" calcext:value-type="float">
            <text:p>14.82384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.90892" calcext:value-type="float">
            <text:p>16.90892</text:p>
          </table:table-cell>
          <table:table-cell office:value-type="float" office:value="16.884" calcext:value-type="float">
            <text:p>16.884</text:p>
          </table:table-cell>
          <table:table-cell office:value-type="float" office:value="16.545675" calcext:value-type="float">
            <text:p>16.545675</text:p>
          </table:table-cell>
          <table:table-cell office:value-type="float" office:value="16.39536" calcext:value-type="float">
            <text:p>16.39536</text:p>
          </table:table-cell>
          <table:table-cell office:value-type="float" office:value="16.1046" calcext:value-type="float">
            <text:p>16.1046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.04366" calcext:value-type="float">
            <text:p>19.04366</text:p>
          </table:table-cell>
          <table:table-cell office:value-type="float" office:value="19.24444" calcext:value-type="float">
            <text:p>19.24444</text:p>
          </table:table-cell>
          <table:table-cell office:value-type="float" office:value="18.2469" calcext:value-type="float">
            <text:p>18.2469</text:p>
          </table:table-cell>
          <table:table-cell office:value-type="float" office:value="17.55776" calcext:value-type="float">
            <text:p>17.55776</text:p>
          </table:table-cell>
          <table:table-cell office:value-type="float" office:value="18.78418" calcext:value-type="float">
            <text:p>18.78418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.35607" calcext:value-type="float">
            <text:p>20.35607</text:p>
          </table:table-cell>
          <table:table-cell office:value-type="float" office:value="20.30658" calcext:value-type="float">
            <text:p>20.30658</text:p>
          </table:table-cell>
          <table:table-cell office:value-type="float" office:value="19.7144" calcext:value-type="float">
            <text:p>19.7144</text:p>
          </table:table-cell>
          <table:table-cell office:value-type="float" office:value="19.8458" calcext:value-type="float">
            <text:p>19.8458</text:p>
          </table:table-cell>
          <table:table-cell office:value-type="float" office:value="21.3064" calcext:value-type="float">
            <text:p>21.3064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.7151" calcext:value-type="float">
            <text:p>22.7151</text:p>
          </table:table-cell>
          <table:table-cell office:value-type="float" office:value="21.65368" calcext:value-type="float">
            <text:p>21.65368</text:p>
          </table:table-cell>
          <table:table-cell office:value-type="float" office:value="24.03825" calcext:value-type="float">
            <text:p>24.03825</text:p>
          </table:table-cell>
          <table:table-cell office:value-type="float" office:value="22.50136" calcext:value-type="float">
            <text:p>22.50136</text:p>
          </table:table-cell>
          <table:table-cell office:value-type="float" office:value="21.73892" calcext:value-type="float">
            <text:p>21.73892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.78043" calcext:value-type="float">
            <text:p>24.78043</text:p>
          </table:table-cell>
          <table:table-cell office:value-type="float" office:value="24.27576" calcext:value-type="float">
            <text:p>24.27576</text:p>
          </table:table-cell>
          <table:table-cell office:value-type="float" office:value="25.37045" calcext:value-type="float">
            <text:p>25.37045</text:p>
          </table:table-cell>
          <table:table-cell office:value-type="float" office:value="24.15464" calcext:value-type="float">
            <text:p>24.15464</text:p>
          </table:table-cell>
          <table:table-cell office:value-type="float" office:value="23.96058" calcext:value-type="float">
            <text:p>23.96058</text:p>
          </table:table-cell>
          <table:table-cell table:number-columns-repeated="14"/>
        </table:table-row>
        <table:table-row table:style-name="ro1">
          <table:table-cell table:style-name="Default" office:value-type="float" office:value="110" calcext:value-type="float">
            <text:p>110</text:p>
          </table:table-cell>
          <table:table-cell office:value-type="float" office:value="28.88509" calcext:value-type="float">
            <text:p>28.88509</text:p>
          </table:table-cell>
          <table:table-cell office:value-type="float" office:value="28.92768" calcext:value-type="float">
            <text:p>28.92768</text:p>
          </table:table-cell>
          <table:table-cell office:value-type="float" office:value="28.946975" calcext:value-type="float">
            <text:p>28.946975</text:p>
          </table:table-cell>
          <table:table-cell office:value-type="float" office:value="27.27348" calcext:value-type="float">
            <text:p>27.27348</text:p>
          </table:table-cell>
          <table:table-cell office:value-type="float" office:value="28.4806" calcext:value-type="float">
            <text:p>28.4806</text:p>
          </table:table-cell>
          <table:table-cell table:number-columns-repeated="14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office:value-type="float" office:value="32.85517" calcext:value-type="float">
            <text:p>32.85517</text:p>
          </table:table-cell>
          <table:table-cell office:value-type="float" office:value="33.25588" calcext:value-type="float">
            <text:p>33.25588</text:p>
          </table:table-cell>
          <table:table-cell office:value-type="float" office:value="31.276475" calcext:value-type="float">
            <text:p>31.276475</text:p>
          </table:table-cell>
          <table:table-cell office:value-type="float" office:value="31.51476" calcext:value-type="float">
            <text:p>31.51476</text:p>
          </table:table-cell>
          <table:table-cell office:value-type="float" office:value="31.30734" calcext:value-type="float">
            <text:p>31.30734</text:p>
          </table:table-cell>
          <table:table-cell table:number-columns-repeated="14"/>
        </table:table-row>
        <table:table-row table:style-name="ro1">
          <table:table-cell table:style-name="Default" office:value-type="float" office:value="130" calcext:value-type="float">
            <text:p>130</text:p>
          </table:table-cell>
          <table:table-cell office:value-type="float" office:value="35.71665" calcext:value-type="float">
            <text:p>35.71665</text:p>
          </table:table-cell>
          <table:table-cell office:value-type="float" office:value="35.9808" calcext:value-type="float">
            <text:p>35.9808</text:p>
          </table:table-cell>
          <table:table-cell office:value-type="float" office:value="38.44985" calcext:value-type="float">
            <text:p>38.44985</text:p>
          </table:table-cell>
          <table:table-cell office:value-type="float" office:value="36.24274" calcext:value-type="float">
            <text:p>36.24274</text:p>
          </table:table-cell>
          <table:table-cell office:value-type="float" office:value="36.2068" calcext:value-type="float">
            <text:p>36.2068</text:p>
          </table:table-cell>
          <table:table-cell table:number-columns-repeated="14"/>
        </table:table-row>
        <table:table-row table:style-name="ro1">
          <table:table-cell table:style-name="Default" office:value-type="float" office:value="140" calcext:value-type="float">
            <text:p>140</text:p>
          </table:table-cell>
          <table:table-cell office:value-type="float" office:value="38.49863" calcext:value-type="float">
            <text:p>38.49863</text:p>
          </table:table-cell>
          <table:table-cell office:value-type="float" office:value="38.11482" calcext:value-type="float">
            <text:p>38.11482</text:p>
          </table:table-cell>
          <table:table-cell office:value-type="float" office:value="38.62765" calcext:value-type="float">
            <text:p>38.62765</text:p>
          </table:table-cell>
          <table:table-cell office:value-type="float" office:value="39.97602" calcext:value-type="float">
            <text:p>39.97602</text:p>
          </table:table-cell>
          <table:table-cell office:value-type="float" office:value="39.5939" calcext:value-type="float">
            <text:p>39.5939</text:p>
          </table:table-cell>
          <table:table-cell table:number-columns-repeated="14"/>
        </table:table-row>
        <table:table-row table:style-name="ro1">
          <table:table-cell table:style-name="Default" office:value-type="float" office:value="150" calcext:value-type="float">
            <text:p>150</text:p>
          </table:table-cell>
          <table:table-cell office:value-type="float" office:value="43.15988" calcext:value-type="float">
            <text:p>43.15988</text:p>
          </table:table-cell>
          <table:table-cell office:value-type="float" office:value="40.66584" calcext:value-type="float">
            <text:p>40.66584</text:p>
          </table:table-cell>
          <table:table-cell office:value-type="float" office:value="41.957425" calcext:value-type="float">
            <text:p>41.957425</text:p>
          </table:table-cell>
          <table:table-cell office:value-type="float" office:value="42.28784" calcext:value-type="float">
            <text:p>42.28784</text:p>
          </table:table-cell>
          <table:table-cell office:value-type="float" office:value="41.4036" calcext:value-type="float">
            <text:p>41.4036</text:p>
          </table:table-cell>
          <table:table-cell table:number-columns-repeated="14"/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office:value-type="float" office:value="44.86763" calcext:value-type="float">
            <text:p>44.86763</text:p>
          </table:table-cell>
          <table:table-cell office:value-type="float" office:value="45.16728" calcext:value-type="float">
            <text:p>45.16728</text:p>
          </table:table-cell>
          <table:table-cell office:value-type="float" office:value="44.894075" calcext:value-type="float">
            <text:p>44.894075</text:p>
          </table:table-cell>
          <table:table-cell office:value-type="float" office:value="44.81428" calcext:value-type="float">
            <text:p>44.81428</text:p>
          </table:table-cell>
          <table:table-cell office:value-type="float" office:value="44.7082" calcext:value-type="float">
            <text:p>44.7082</text:p>
          </table:table-cell>
          <table:table-cell table:number-columns-repeated="14"/>
        </table:table-row>
        <table:table-row table:style-name="ro1">
          <table:table-cell table:style-name="Default" office:value-type="float" office:value="170" calcext:value-type="float">
            <text:p>170</text:p>
          </table:table-cell>
          <table:table-cell office:value-type="float" office:value="47.90872" calcext:value-type="float">
            <text:p>47.90872</text:p>
          </table:table-cell>
          <table:table-cell office:value-type="float" office:value="48.0894" calcext:value-type="float">
            <text:p>48.0894</text:p>
          </table:table-cell>
          <table:table-cell office:value-type="float" office:value="49.53225" calcext:value-type="float">
            <text:p>49.53225</text:p>
          </table:table-cell>
          <table:table-cell office:value-type="float" office:value="48.21976" calcext:value-type="float">
            <text:p>48.21976</text:p>
          </table:table-cell>
          <table:table-cell office:value-type="float" office:value="47.77338" calcext:value-type="float">
            <text:p>47.77338</text:p>
          </table:table-cell>
          <table:table-cell table:number-columns-repeated="14"/>
        </table:table-row>
        <table:table-row table:style-name="ro1">
          <table:table-cell table:style-name="Default" office:value-type="float" office:value="180" calcext:value-type="float">
            <text:p>180</text:p>
          </table:table-cell>
          <table:table-cell office:value-type="float" office:value="50.23369" calcext:value-type="float">
            <text:p>50.23369</text:p>
          </table:table-cell>
          <table:table-cell office:value-type="float" office:value="50.87674" calcext:value-type="float">
            <text:p>50.87674</text:p>
          </table:table-cell>
          <table:table-cell office:value-type="float" office:value="50.7515" calcext:value-type="float">
            <text:p>50.7515</text:p>
          </table:table-cell>
          <table:table-cell office:value-type="float" office:value="52.17168" calcext:value-type="float">
            <text:p>52.17168</text:p>
          </table:table-cell>
          <table:table-cell office:value-type="float" office:value="51.20852" calcext:value-type="float">
            <text:p>51.20852</text:p>
          </table:table-cell>
          <table:table-cell table:number-columns-repeated="14"/>
        </table:table-row>
        <table:table-row table:style-name="ro1">
          <table:table-cell table:style-name="Default" office:value-type="float" office:value="190" calcext:value-type="float">
            <text:p>190</text:p>
          </table:table-cell>
          <table:table-cell office:value-type="float" office:value="54.69158" calcext:value-type="float">
            <text:p>54.69158</text:p>
          </table:table-cell>
          <table:table-cell office:value-type="float" office:value="54.83238" calcext:value-type="float">
            <text:p>54.83238</text:p>
          </table:table-cell>
          <table:table-cell office:value-type="float" office:value="54.66785" calcext:value-type="float">
            <text:p>54.66785</text:p>
          </table:table-cell>
          <table:table-cell office:value-type="float" office:value="54.96046" calcext:value-type="float">
            <text:p>54.96046</text:p>
          </table:table-cell>
          <table:table-cell office:value-type="float" office:value="54.08016" calcext:value-type="float">
            <text:p>54.08016</text:p>
          </table:table-cell>
          <table:table-cell table:number-columns-repeated="14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office:value-type="float" office:value="57.04739" calcext:value-type="float">
            <text:p>57.04739</text:p>
          </table:table-cell>
          <table:table-cell office:value-type="float" office:value="57.48092" calcext:value-type="float">
            <text:p>57.48092</text:p>
          </table:table-cell>
          <table:table-cell office:value-type="float" office:value="58.52365" calcext:value-type="float">
            <text:p>58.52365</text:p>
          </table:table-cell>
          <table:table-cell office:value-type="float" office:value="58.00038" calcext:value-type="float">
            <text:p>58.00038</text:p>
          </table:table-cell>
          <table:table-cell office:value-type="float" office:value="57.32644" calcext:value-type="float">
            <text:p>57.32644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4"/>
          <table:table-cell table:formula="of:=SUM([.B59:.B68])*5*4 - SUM([.C59:.F68])*5" office:value-type="float" office:value="-15.560300000001" calcext:value-type="float">
            <text:p>-15.560300000001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addvec</text:p>
          </table:table-cell>
          <table:table-cell table:number-columns-repeated="1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matrix-columns-spanned="1" table:number-matrix-rows-spanned="20" table:formula="of:=['file:///home/djpark/gdrive/logs/paper/preserve125.ods'#$main.X22:.X41]" office:value-type="float" office:value="24.38987" calcext:value-type="float">
            <text:p>24.38987</text:p>
          </table:table-cell>
          <table:table-cell table:number-matrix-columns-spanned="1" table:number-matrix-rows-spanned="20" table:formula="of:=['file:///home/djpark/gdrive/logs/paper/preserve125.ods'#$main.Y22:.Y41]" office:value-type="float" office:value="24.08136" calcext:value-type="float">
            <text:p>24.08136</text:p>
          </table:table-cell>
          <table:table-cell table:number-matrix-columns-spanned="1" table:number-matrix-rows-spanned="20" table:formula="of:=['file:///home/djpark/gdrive/logs/paper/preserve25.ods'#$main.Y22:.Y41]" office:value-type="float" office:value="24.0332" calcext:value-type="float">
            <text:p>24.0332</text:p>
          </table:table-cell>
          <table:table-cell table:number-matrix-columns-spanned="1" table:number-matrix-rows-spanned="20" table:formula="of:=['file:///home/djpark/gdrive/logs/paper/preserve50.ods'#$main.Y22:.Y41]" office:value-type="float" office:value="24.13684" calcext:value-type="float">
            <text:p>24.13684</text:p>
          </table:table-cell>
          <table:table-cell table:number-matrix-columns-spanned="1" table:number-matrix-rows-spanned="20" table:formula="of:=['file:///home/djpark/gdrive/logs/paper/shuffle25%20raise25.ods'#$main.Y22:.Y41]" office:value-type="float" office:value="23.6232" calcext:value-type="float">
            <text:p>23.6232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.74535" calcext:value-type="float">
            <text:p>42.74535</text:p>
          </table:table-cell>
          <table:table-cell office:value-type="float" office:value="42.36808" calcext:value-type="float">
            <text:p>42.36808</text:p>
          </table:table-cell>
          <table:table-cell office:value-type="float" office:value="42.775625" calcext:value-type="float">
            <text:p>42.775625</text:p>
          </table:table-cell>
          <table:table-cell office:value-type="float" office:value="43.72688" calcext:value-type="float">
            <text:p>43.72688</text:p>
          </table:table-cell>
          <table:table-cell office:value-type="float" office:value="42.48582" calcext:value-type="float">
            <text:p>42.48582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1.64089" calcext:value-type="float">
            <text:p>61.64089</text:p>
          </table:table-cell>
          <table:table-cell office:value-type="float" office:value="60.88976" calcext:value-type="float">
            <text:p>60.88976</text:p>
          </table:table-cell>
          <table:table-cell office:value-type="float" office:value="61.39325" calcext:value-type="float">
            <text:p>61.39325</text:p>
          </table:table-cell>
          <table:table-cell office:value-type="float" office:value="62.52154" calcext:value-type="float">
            <text:p>62.52154</text:p>
          </table:table-cell>
          <table:table-cell office:value-type="float" office:value="62.61396" calcext:value-type="float">
            <text:p>62.61396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.69443" calcext:value-type="float">
            <text:p>80.69443</text:p>
          </table:table-cell>
          <table:table-cell office:value-type="float" office:value="80.8406" calcext:value-type="float">
            <text:p>80.8406</text:p>
          </table:table-cell>
          <table:table-cell office:value-type="float" office:value="82.3912" calcext:value-type="float">
            <text:p>82.3912</text:p>
          </table:table-cell>
          <table:table-cell office:value-type="float" office:value="80.33228" calcext:value-type="float">
            <text:p>80.33228</text:p>
          </table:table-cell>
          <table:table-cell office:value-type="float" office:value="80.41554" calcext:value-type="float">
            <text:p>80.41554</text:p>
          </table:table-cell>
          <table:table-cell table:number-columns-repeated="1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.42321" calcext:value-type="float">
            <text:p>99.42321</text:p>
          </table:table-cell>
          <table:table-cell office:value-type="float" office:value="98.77024" calcext:value-type="float">
            <text:p>98.77024</text:p>
          </table:table-cell>
          <table:table-cell office:value-type="float" office:value="98.845375" calcext:value-type="float">
            <text:p>98.845375</text:p>
          </table:table-cell>
          <table:table-cell office:value-type="float" office:value="99.51614" calcext:value-type="float">
            <text:p>99.51614</text:p>
          </table:table-cell>
          <table:table-cell office:value-type="float" office:value="99.33556" calcext:value-type="float">
            <text:p>99.33556</text:p>
          </table:table-cell>
          <table:table-cell table:number-columns-repeated="1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8.3049" calcext:value-type="float">
            <text:p>118.3049</text:p>
          </table:table-cell>
          <table:table-cell office:value-type="float" office:value="117.7924" calcext:value-type="float">
            <text:p>117.7924</text:p>
          </table:table-cell>
          <table:table-cell office:value-type="float" office:value="117.967" calcext:value-type="float">
            <text:p>117.967</text:p>
          </table:table-cell>
          <table:table-cell office:value-type="float" office:value="118.5502" calcext:value-type="float">
            <text:p>118.5502</text:p>
          </table:table-cell>
          <table:table-cell office:value-type="float" office:value="118.7384" calcext:value-type="float">
            <text:p>118.7384</text:p>
          </table:table-cell>
          <table:table-cell table:number-columns-repeated="1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6.6555" calcext:value-type="float">
            <text:p>136.6555</text:p>
          </table:table-cell>
          <table:table-cell office:value-type="float" office:value="136.4312" calcext:value-type="float">
            <text:p>136.4312</text:p>
          </table:table-cell>
          <table:table-cell office:value-type="float" office:value="137.011" calcext:value-type="float">
            <text:p>137.011</text:p>
          </table:table-cell>
          <table:table-cell office:value-type="float" office:value="137.717" calcext:value-type="float">
            <text:p>137.717</text:p>
          </table:table-cell>
          <table:table-cell office:value-type="float" office:value="137.627" calcext:value-type="float">
            <text:p>137.627</text:p>
          </table:table-cell>
          <table:table-cell table:number-columns-repeated="1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6.0431" calcext:value-type="float">
            <text:p>156.0431</text:p>
          </table:table-cell>
          <table:table-cell office:value-type="float" office:value="157.993" calcext:value-type="float">
            <text:p>157.993</text:p>
          </table:table-cell>
          <table:table-cell office:value-type="float" office:value="157.6495" calcext:value-type="float">
            <text:p>157.6495</text:p>
          </table:table-cell>
          <table:table-cell office:value-type="float" office:value="156.2342" calcext:value-type="float">
            <text:p>156.2342</text:p>
          </table:table-cell>
          <table:table-cell office:value-type="float" office:value="156.9072" calcext:value-type="float">
            <text:p>156.9072</text:p>
          </table:table-cell>
          <table:table-cell table:number-columns-repeated="1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74.9848" calcext:value-type="float">
            <text:p>174.9848</text:p>
          </table:table-cell>
          <table:table-cell office:value-type="float" office:value="176.0336" calcext:value-type="float">
            <text:p>176.0336</text:p>
          </table:table-cell>
          <table:table-cell office:value-type="float" office:value="174.886" calcext:value-type="float">
            <text:p>174.886</text:p>
          </table:table-cell>
          <table:table-cell office:value-type="float" office:value="176.31" calcext:value-type="float">
            <text:p>176.31</text:p>
          </table:table-cell>
          <table:table-cell office:value-type="float" office:value="175.2312" calcext:value-type="float">
            <text:p>175.2312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8.4264" calcext:value-type="float">
            <text:p>198.4264</text:p>
          </table:table-cell>
          <table:table-cell office:value-type="float" office:value="197.1648" calcext:value-type="float">
            <text:p>197.1648</text:p>
          </table:table-cell>
          <table:table-cell office:value-type="float" office:value="198" calcext:value-type="float">
            <text:p>198</text:p>
          </table:table-cell>
          <table:table-cell office:value-type="float" office:value="199.4092" calcext:value-type="float">
            <text:p>199.4092</text:p>
          </table:table-cell>
          <table:table-cell office:value-type="float" office:value="198.4696" calcext:value-type="float">
            <text:p>198.4696</text:p>
          </table:table-cell>
          <table:table-cell table:number-columns-repeated="14"/>
        </table:table-row>
        <table:table-row table:style-name="ro1">
          <table:table-cell table:style-name="ce9" office:value-type="float" office:value="1100" calcext:value-type="float">
            <text:p>1100</text:p>
          </table:table-cell>
          <table:table-cell office:value-type="float" office:value="230.9733" calcext:value-type="float">
            <text:p>230.9733</text:p>
          </table:table-cell>
          <table:table-cell office:value-type="float" office:value="231.7074" calcext:value-type="float">
            <text:p>231.7074</text:p>
          </table:table-cell>
          <table:table-cell office:value-type="float" office:value="233.3885" calcext:value-type="float">
            <text:p>233.3885</text:p>
          </table:table-cell>
          <table:table-cell office:value-type="float" office:value="233.3078" calcext:value-type="float">
            <text:p>233.3078</text:p>
          </table:table-cell>
          <table:table-cell office:value-type="float" office:value="233.6558" calcext:value-type="float">
            <text:p>233.6558</text:p>
          </table:table-cell>
          <table:table-cell table:number-columns-repeated="14"/>
        </table:table-row>
        <table:table-row table:style-name="ro1">
          <table:table-cell table:style-name="ce9" office:value-type="float" office:value="1200" calcext:value-type="float">
            <text:p>1200</text:p>
          </table:table-cell>
          <table:table-cell office:value-type="float" office:value="269.9905" calcext:value-type="float">
            <text:p>269.9905</text:p>
          </table:table-cell>
          <table:table-cell office:value-type="float" office:value="264.1404" calcext:value-type="float">
            <text:p>264.1404</text:p>
          </table:table-cell>
          <table:table-cell office:value-type="float" office:value="269.51525" calcext:value-type="float">
            <text:p>269.51525</text:p>
          </table:table-cell>
          <table:table-cell office:value-type="float" office:value="267.9328" calcext:value-type="float">
            <text:p>267.9328</text:p>
          </table:table-cell>
          <table:table-cell office:value-type="float" office:value="267.3328" calcext:value-type="float">
            <text:p>267.3328</text:p>
          </table:table-cell>
          <table:table-cell table:number-columns-repeated="14"/>
        </table:table-row>
        <table:table-row table:style-name="ro1">
          <table:table-cell table:style-name="ce9" office:value-type="float" office:value="1300" calcext:value-type="float">
            <text:p>1300</text:p>
          </table:table-cell>
          <table:table-cell office:value-type="float" office:value="299.2589" calcext:value-type="float">
            <text:p>299.2589</text:p>
          </table:table-cell>
          <table:table-cell office:value-type="float" office:value="303.3002" calcext:value-type="float">
            <text:p>303.3002</text:p>
          </table:table-cell>
          <table:table-cell office:value-type="float" office:value="302.11525" calcext:value-type="float">
            <text:p>302.11525</text:p>
          </table:table-cell>
          <table:table-cell office:value-type="float" office:value="303.356" calcext:value-type="float">
            <text:p>303.356</text:p>
          </table:table-cell>
          <table:table-cell office:value-type="float" office:value="305.4758" calcext:value-type="float">
            <text:p>305.4758</text:p>
          </table:table-cell>
          <table:table-cell table:number-columns-repeated="14"/>
        </table:table-row>
        <table:table-row table:style-name="ro1">
          <table:table-cell table:style-name="ce9" office:value-type="float" office:value="1400" calcext:value-type="float">
            <text:p>1400</text:p>
          </table:table-cell>
          <table:table-cell office:value-type="float" office:value="339.3102" calcext:value-type="float">
            <text:p>339.3102</text:p>
          </table:table-cell>
          <table:table-cell office:value-type="float" office:value="337.9342" calcext:value-type="float">
            <text:p>337.9342</text:p>
          </table:table-cell>
          <table:table-cell office:value-type="float" office:value="338.94475" calcext:value-type="float">
            <text:p>338.94475</text:p>
          </table:table-cell>
          <table:table-cell office:value-type="float" office:value="338.1786" calcext:value-type="float">
            <text:p>338.1786</text:p>
          </table:table-cell>
          <table:table-cell office:value-type="float" office:value="337.71" calcext:value-type="float">
            <text:p>337.71</text:p>
          </table:table-cell>
          <table:table-cell table:number-columns-repeated="14"/>
        </table:table-row>
        <table:table-row table:style-name="ro1">
          <table:table-cell table:style-name="ce9" office:value-type="float" office:value="1500" calcext:value-type="float">
            <text:p>1500</text:p>
          </table:table-cell>
          <table:table-cell office:value-type="float" office:value="364.6593" calcext:value-type="float">
            <text:p>364.6593</text:p>
          </table:table-cell>
          <table:table-cell office:value-type="float" office:value="370.1778" calcext:value-type="float">
            <text:p>370.1778</text:p>
          </table:table-cell>
          <table:table-cell office:value-type="float" office:value="370.18075" calcext:value-type="float">
            <text:p>370.18075</text:p>
          </table:table-cell>
          <table:table-cell office:value-type="float" office:value="371.4762" calcext:value-type="float">
            <text:p>371.4762</text:p>
          </table:table-cell>
          <table:table-cell office:value-type="float" office:value="372.2424" calcext:value-type="float">
            <text:p>372.2424</text:p>
          </table:table-cell>
          <table:table-cell table:number-columns-repeated="14"/>
        </table:table-row>
        <table:table-row table:style-name="ro1">
          <table:table-cell table:style-name="ce9" office:value-type="float" office:value="1600" calcext:value-type="float">
            <text:p>1600</text:p>
          </table:table-cell>
          <table:table-cell office:value-type="float" office:value="405.4711" calcext:value-type="float">
            <text:p>405.4711</text:p>
          </table:table-cell>
          <table:table-cell office:value-type="float" office:value="404.4224" calcext:value-type="float">
            <text:p>404.4224</text:p>
          </table:table-cell>
          <table:table-cell office:value-type="float" office:value="404.883" calcext:value-type="float">
            <text:p>404.883</text:p>
          </table:table-cell>
          <table:table-cell office:value-type="float" office:value="404.3462" calcext:value-type="float">
            <text:p>404.3462</text:p>
          </table:table-cell>
          <table:table-cell office:value-type="float" office:value="405.3854" calcext:value-type="float">
            <text:p>405.3854</text:p>
          </table:table-cell>
          <table:table-cell table:number-columns-repeated="14"/>
        </table:table-row>
        <table:table-row table:style-name="ro1">
          <table:table-cell table:style-name="ce9" office:value-type="float" office:value="1700" calcext:value-type="float">
            <text:p>1700</text:p>
          </table:table-cell>
          <table:table-cell office:value-type="float" office:value="427.0479" calcext:value-type="float">
            <text:p>427.0479</text:p>
          </table:table-cell>
          <table:table-cell office:value-type="float" office:value="437.3562" calcext:value-type="float">
            <text:p>437.3562</text:p>
          </table:table-cell>
          <table:table-cell office:value-type="float" office:value="439.07525" calcext:value-type="float">
            <text:p>439.07525</text:p>
          </table:table-cell>
          <table:table-cell office:value-type="float" office:value="439.6262" calcext:value-type="float">
            <text:p>439.6262</text:p>
          </table:table-cell>
          <table:table-cell office:value-type="float" office:value="439.4506" calcext:value-type="float">
            <text:p>439.4506</text:p>
          </table:table-cell>
          <table:table-cell table:number-columns-repeated="14"/>
        </table:table-row>
        <table:table-row table:style-name="ro1">
          <table:table-cell table:style-name="ce9" office:value-type="float" office:value="1800" calcext:value-type="float">
            <text:p>1800</text:p>
          </table:table-cell>
          <table:table-cell office:value-type="float" office:value="473.0261" calcext:value-type="float">
            <text:p>473.0261</text:p>
          </table:table-cell>
          <table:table-cell office:value-type="float" office:value="471.0894" calcext:value-type="float">
            <text:p>471.0894</text:p>
          </table:table-cell>
          <table:table-cell office:value-type="float" office:value="471.48225" calcext:value-type="float">
            <text:p>471.48225</text:p>
          </table:table-cell>
          <table:table-cell office:value-type="float" office:value="471.6206" calcext:value-type="float">
            <text:p>471.6206</text:p>
          </table:table-cell>
          <table:table-cell office:value-type="float" office:value="472.2518" calcext:value-type="float">
            <text:p>472.2518</text:p>
          </table:table-cell>
          <table:table-cell table:number-columns-repeated="14"/>
        </table:table-row>
        <table:table-row table:style-name="ro1">
          <table:table-cell table:style-name="ce9" office:value-type="float" office:value="1900" calcext:value-type="float">
            <text:p>1900</text:p>
          </table:table-cell>
          <table:table-cell office:value-type="float" office:value="493.3971" calcext:value-type="float">
            <text:p>493.3971</text:p>
          </table:table-cell>
          <table:table-cell office:value-type="float" office:value="504.2932" calcext:value-type="float">
            <text:p>504.2932</text:p>
          </table:table-cell>
          <table:table-cell office:value-type="float" office:value="506.6815" calcext:value-type="float">
            <text:p>506.6815</text:p>
          </table:table-cell>
          <table:table-cell office:value-type="float" office:value="507.0086" calcext:value-type="float">
            <text:p>507.0086</text:p>
          </table:table-cell>
          <table:table-cell office:value-type="float" office:value="504.7574" calcext:value-type="float">
            <text:p>504.7574</text:p>
          </table:table-cell>
          <table:table-cell table:number-columns-repeated="14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office:value-type="float" office:value="541.5908" calcext:value-type="float">
            <text:p>541.5908</text:p>
          </table:table-cell>
          <table:table-cell office:value-type="float" office:value="542.1882" calcext:value-type="float">
            <text:p>542.1882</text:p>
          </table:table-cell>
          <table:table-cell office:value-type="float" office:value="541.28975" calcext:value-type="float">
            <text:p>541.28975</text:p>
          </table:table-cell>
          <table:table-cell office:value-type="float" office:value="540.7022" calcext:value-type="float">
            <text:p>540.7022</text:p>
          </table:table-cell>
          <table:table-cell office:value-type="float" office:value="539.9482" calcext:value-type="float">
            <text:p>539.9482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4"/>
          <table:table-cell table:formula="of:=SUM([.B82:.B91])*5*4 - SUM([.C82:.F91])*5" office:value-type="float" office:value="-605.151249999995" calcext:value-type="float">
            <text:p>-605.151249999995</text:p>
          </table:table-cell>
          <table:table-cell table:number-columns-repeated="14"/>
        </table:table-row>
      </table:table>
      <table:table table:name="'file:///home/djpark/gdrive/logs/paper/vanilla.ods'#main" table:print="false" table:style-name="ta_extref">
        <table:table-source xlink:type="simple" xlink:href="../../vanilla.ods" table:table-name="main" table:filter-name="calc8" table:mode="copy-results-only"/>
        <table:table-column table:number-columns-repeated="3"/>
        <table:table-row>
          <table:table-cell table:number-columns-repeated="3"/>
        </table:table-row>
        <table:table-row>
          <table:table-cell table:number-columns-repeated="2"/>
          <table:table-cell table:style-name="ce2" office:value-type="float" office:value="4.82831">
            <text:p>4.82831</text:p>
          </table:table-cell>
        </table:table-row>
        <table:table-row>
          <table:table-cell table:number-columns-repeated="2"/>
          <table:table-cell table:style-name="ce2" office:value-type="float" office:value="9.009185">
            <text:p>9.009185</text:p>
          </table:table-cell>
        </table:table-row>
        <table:table-row>
          <table:table-cell table:number-columns-repeated="2"/>
          <table:table-cell table:style-name="ce2" office:value-type="float" office:value="13.41392">
            <text:p>13.41392</text:p>
          </table:table-cell>
        </table:table-row>
        <table:table-row>
          <table:table-cell table:number-columns-repeated="2"/>
          <table:table-cell table:style-name="ce2" office:value-type="float" office:value="17.4249">
            <text:p>17.4249</text:p>
          </table:table-cell>
        </table:table-row>
        <table:table-row>
          <table:table-cell table:number-columns-repeated="2"/>
          <table:table-cell table:style-name="ce2" office:value-type="float" office:value="20.33617">
            <text:p>20.33617</text:p>
          </table:table-cell>
        </table:table-row>
        <table:table-row>
          <table:table-cell table:number-columns-repeated="2"/>
          <table:table-cell table:style-name="ce2" office:value-type="float" office:value="23.56534">
            <text:p>23.56534</text:p>
          </table:table-cell>
        </table:table-row>
        <table:table-row>
          <table:table-cell table:number-columns-repeated="2"/>
          <table:table-cell table:style-name="ce2" office:value-type="float" office:value="27.20643">
            <text:p>27.20643</text:p>
          </table:table-cell>
        </table:table-row>
        <table:table-row>
          <table:table-cell table:number-columns-repeated="2"/>
          <table:table-cell table:style-name="ce2" office:value-type="float" office:value="29.65018">
            <text:p>29.65018</text:p>
          </table:table-cell>
        </table:table-row>
        <table:table-row>
          <table:table-cell table:number-columns-repeated="2"/>
          <table:table-cell table:style-name="ce2" office:value-type="float" office:value="32.64952">
            <text:p>32.64952</text:p>
          </table:table-cell>
        </table:table-row>
        <table:table-row>
          <table:table-cell table:number-columns-repeated="2"/>
          <table:table-cell table:style-name="ce2" office:value-type="float" office:value="188.7372">
            <text:p>188.7372</text:p>
          </table:table-cell>
        </table:table-row>
        <table:table-row>
          <table:table-cell table:number-columns-repeated="2"/>
          <table:table-cell table:style-name="ce2" office:value-type="float" office:value="199.6638">
            <text:p>199.6638</text:p>
          </table:table-cell>
        </table:table-row>
        <table:table-row>
          <table:table-cell table:number-columns-repeated="2"/>
          <table:table-cell table:style-name="ce2" office:value-type="float" office:value="226.7652">
            <text:p>226.7652</text:p>
          </table:table-cell>
        </table:table-row>
        <table:table-row>
          <table:table-cell table:number-columns-repeated="2"/>
          <table:table-cell table:style-name="ce2" office:value-type="float" office:value="247.949">
            <text:p>247.949</text:p>
          </table:table-cell>
        </table:table-row>
        <table:table-row>
          <table:table-cell table:number-columns-repeated="2"/>
          <table:table-cell table:style-name="ce2" office:value-type="float" office:value="499.9327">
            <text:p>499.9327</text:p>
          </table:table-cell>
        </table:table-row>
        <table:table-row>
          <table:table-cell table:number-columns-repeated="2"/>
          <table:table-cell table:style-name="ce2" office:value-type="float" office:value="527.3297">
            <text:p>527.3297</text:p>
          </table:table-cell>
        </table:table-row>
        <table:table-row>
          <table:table-cell table:number-columns-repeated="2"/>
          <table:table-cell table:style-name="ce2" office:value-type="float" office:value="570.581">
            <text:p>570.581</text:p>
          </table:table-cell>
        </table:table-row>
        <table:table-row>
          <table:table-cell table:number-columns-repeated="2"/>
          <table:table-cell table:style-name="ce2" office:value-type="float" office:value="610.4532">
            <text:p>610.4532</text:p>
          </table:table-cell>
        </table:table-row>
        <table:table-row>
          <table:table-cell table:number-columns-repeated="2"/>
          <table:table-cell table:style-name="ce2" office:value-type="float" office:value="637.1109">
            <text:p>637.1109</text:p>
          </table:table-cell>
        </table:table-row>
        <table:table-row>
          <table:table-cell table:number-columns-repeated="2"/>
          <table:table-cell table:style-name="ce2" office:value-type="float" office:value="672.0287">
            <text:p>672.0287</text:p>
          </table:table-cell>
        </table:table-row>
        <table:table-row>
          <table:table-cell table:number-columns-repeated="2"/>
          <table:table-cell table:style-name="ce2" office:value-type="float" office:value="701.4644">
            <text:p>701.4644</text:p>
          </table:table-cell>
        </table:table-row>
      </table:table>
      <table:table table:name="'file:///home/djpark/gdrive/logs/paper/preserve125.ods'#main" table:print="false" table:style-name="ta_extref">
        <table:table-source xlink:type="simple" xlink:href="../../preserve125.ods" table:table-name="main" table:filter-name="calc8" table:mode="copy-results-only"/>
        <table:table-column table:number-columns-repeated="25"/>
        <table:table-row>
          <table:table-cell table:number-columns-repeated="25"/>
        </table:table-row>
        <table:table-row>
          <table:table-cell table:number-columns-repeated="3"/>
          <table:table-cell table:style-name="ce2" office:value-type="float" office:value="5.052308">
            <text:p>5.052308</text:p>
          </table:table-cell>
          <table:table-cell table:number-columns-repeated="5"/>
          <table:table-cell table:style-name="ce2" office:value-type="float" office:value="4.034048">
            <text:p>4.034048</text:p>
          </table:table-cell>
          <table:table-cell table:style-name="ce2" office:value-type="float" office:value="4.141346">
            <text:p>4.141346</text:p>
          </table:table-cell>
          <table:table-cell table:number-columns-repeated="5"/>
          <table:table-cell table:style-name="ce2" office:value-type="float" office:value="2.581219">
            <text:p>2.581219</text:p>
          </table:table-cell>
          <table:table-cell table:style-name="ce2" office:value-type="float" office:value="2.516126">
            <text:p>2.516126</text:p>
          </table:table-cell>
          <table:table-cell table:number-columns-repeated="5"/>
          <table:table-cell table:style-name="ce2" office:value-type="float" office:value="3.080143">
            <text:p>3.080143</text:p>
          </table:table-cell>
          <table:table-cell table:style-name="ce2" office:value-type="float" office:value="2.95106">
            <text:p>2.95106</text:p>
          </table:table-cell>
        </table:table-row>
        <table:table-row>
          <table:table-cell table:number-columns-repeated="3"/>
          <table:table-cell table:style-name="ce2" office:value-type="float" office:value="9.451366">
            <text:p>9.451366</text:p>
          </table:table-cell>
          <table:table-cell table:number-columns-repeated="5"/>
          <table:table-cell table:style-name="ce2" office:value-type="float" office:value="7.306935">
            <text:p>7.306935</text:p>
          </table:table-cell>
          <table:table-cell table:style-name="ce2" office:value-type="float" office:value="7.40295">
            <text:p>7.40295</text:p>
          </table:table-cell>
          <table:table-cell table:number-columns-repeated="5"/>
          <table:table-cell table:style-name="ce2" office:value-type="float" office:value="4.085146">
            <text:p>4.085146</text:p>
          </table:table-cell>
          <table:table-cell table:style-name="ce2" office:value-type="float" office:value="3.94263">
            <text:p>3.94263</text:p>
          </table:table-cell>
          <table:table-cell table:number-columns-repeated="5"/>
          <table:table-cell table:style-name="ce2" office:value-type="float" office:value="5.875661">
            <text:p>5.875661</text:p>
          </table:table-cell>
          <table:table-cell table:style-name="ce2" office:value-type="float" office:value="5.68226">
            <text:p>5.68226</text:p>
          </table:table-cell>
        </table:table-row>
        <table:table-row>
          <table:table-cell table:number-columns-repeated="3"/>
          <table:table-cell table:style-name="ce2" office:value-type="float" office:value="13.99846">
            <text:p>13.99846</text:p>
          </table:table-cell>
          <table:table-cell table:number-columns-repeated="5"/>
          <table:table-cell table:style-name="ce2" office:value-type="float" office:value="10.94213">
            <text:p>10.94213</text:p>
          </table:table-cell>
          <table:table-cell table:style-name="ce2" office:value-type="float" office:value="11.34934">
            <text:p>11.34934</text:p>
          </table:table-cell>
          <table:table-cell table:number-columns-repeated="5"/>
          <table:table-cell table:style-name="ce2" office:value-type="float" office:value="5.506505">
            <text:p>5.506505</text:p>
          </table:table-cell>
          <table:table-cell table:style-name="ce2" office:value-type="float" office:value="5.956418">
            <text:p>5.956418</text:p>
          </table:table-cell>
          <table:table-cell table:number-columns-repeated="5"/>
          <table:table-cell table:style-name="ce2" office:value-type="float" office:value="9.125053">
            <text:p>9.125053</text:p>
          </table:table-cell>
          <table:table-cell table:style-name="ce2" office:value-type="float" office:value="9.44575">
            <text:p>9.44575</text:p>
          </table:table-cell>
        </table:table-row>
        <table:table-row>
          <table:table-cell table:number-columns-repeated="3"/>
          <table:table-cell table:style-name="ce2" office:value-type="float" office:value="18.40254">
            <text:p>18.40254</text:p>
          </table:table-cell>
          <table:table-cell table:number-columns-repeated="5"/>
          <table:table-cell table:style-name="ce2" office:value-type="float" office:value="14.14521">
            <text:p>14.14521</text:p>
          </table:table-cell>
          <table:table-cell table:style-name="ce2" office:value-type="float" office:value="13.55124">
            <text:p>13.55124</text:p>
          </table:table-cell>
          <table:table-cell table:number-columns-repeated="5"/>
          <table:table-cell table:style-name="ce2" office:value-type="float" office:value="7.945845">
            <text:p>7.945845</text:p>
          </table:table-cell>
          <table:table-cell table:style-name="ce2" office:value-type="float" office:value="7.721082">
            <text:p>7.721082</text:p>
          </table:table-cell>
          <table:table-cell table:number-columns-repeated="5"/>
          <table:table-cell table:style-name="ce2" office:value-type="float" office:value="11.35644">
            <text:p>11.35644</text:p>
          </table:table-cell>
          <table:table-cell table:style-name="ce2" office:value-type="float" office:value="11.83192">
            <text:p>11.83192</text:p>
          </table:table-cell>
        </table:table-row>
        <table:table-row>
          <table:table-cell table:number-columns-repeated="3"/>
          <table:table-cell table:style-name="ce2" office:value-type="float" office:value="21.11992">
            <text:p>21.11992</text:p>
          </table:table-cell>
          <table:table-cell table:number-columns-repeated="5"/>
          <table:table-cell table:style-name="ce2" office:value-type="float" office:value="16.8321">
            <text:p>16.8321</text:p>
          </table:table-cell>
          <table:table-cell table:style-name="ce2" office:value-type="float" office:value="16.36048">
            <text:p>16.36048</text:p>
          </table:table-cell>
          <table:table-cell table:number-columns-repeated="5"/>
          <table:table-cell table:style-name="ce2" office:value-type="float" office:value="9.395194">
            <text:p>9.395194</text:p>
          </table:table-cell>
          <table:table-cell table:style-name="ce2" office:value-type="float" office:value="9.710912">
            <text:p>9.710912</text:p>
          </table:table-cell>
          <table:table-cell table:number-columns-repeated="5"/>
          <table:table-cell table:style-name="ce2" office:value-type="float" office:value="14.14739">
            <text:p>14.14739</text:p>
          </table:table-cell>
          <table:table-cell table:style-name="ce2" office:value-type="float" office:value="14.84642">
            <text:p>14.84642</text:p>
          </table:table-cell>
        </table:table-row>
        <table:table-row>
          <table:table-cell table:number-columns-repeated="3"/>
          <table:table-cell table:style-name="ce2" office:value-type="float" office:value="24.66898">
            <text:p>24.66898</text:p>
          </table:table-cell>
          <table:table-cell table:number-columns-repeated="5"/>
          <table:table-cell table:style-name="ce2" office:value-type="float" office:value="19.71527">
            <text:p>19.71527</text:p>
          </table:table-cell>
          <table:table-cell table:style-name="ce2" office:value-type="float" office:value="18.82278">
            <text:p>18.82278</text:p>
          </table:table-cell>
          <table:table-cell table:number-columns-repeated="5"/>
          <table:table-cell table:style-name="ce2" office:value-type="float" office:value="10.96368">
            <text:p>10.96368</text:p>
          </table:table-cell>
          <table:table-cell table:style-name="ce2" office:value-type="float" office:value="10.71166">
            <text:p>10.71166</text:p>
          </table:table-cell>
          <table:table-cell table:number-columns-repeated="5"/>
          <table:table-cell table:style-name="ce2" office:value-type="float" office:value="16.90892">
            <text:p>16.90892</text:p>
          </table:table-cell>
          <table:table-cell table:style-name="ce2" office:value-type="float" office:value="16.884">
            <text:p>16.884</text:p>
          </table:table-cell>
        </table:table-row>
        <table:table-row>
          <table:table-cell table:number-columns-repeated="3"/>
          <table:table-cell table:style-name="ce2" office:value-type="float" office:value="26.8777">
            <text:p>26.8777</text:p>
          </table:table-cell>
          <table:table-cell table:number-columns-repeated="5"/>
          <table:table-cell table:style-name="ce2" office:value-type="float" office:value="22.11594">
            <text:p>22.11594</text:p>
          </table:table-cell>
          <table:table-cell table:style-name="ce2" office:value-type="float" office:value="22.38702">
            <text:p>22.38702</text:p>
          </table:table-cell>
          <table:table-cell table:number-columns-repeated="5"/>
          <table:table-cell table:style-name="ce2" office:value-type="float" office:value="12.73889">
            <text:p>12.73889</text:p>
          </table:table-cell>
          <table:table-cell table:style-name="ce2" office:value-type="float" office:value="12.58646">
            <text:p>12.58646</text:p>
          </table:table-cell>
          <table:table-cell table:number-columns-repeated="5"/>
          <table:table-cell table:style-name="ce2" office:value-type="float" office:value="19.04366">
            <text:p>19.04366</text:p>
          </table:table-cell>
          <table:table-cell table:style-name="ce2" office:value-type="float" office:value="19.24444">
            <text:p>19.24444</text:p>
          </table:table-cell>
        </table:table-row>
        <table:table-row>
          <table:table-cell table:number-columns-repeated="3"/>
          <table:table-cell table:style-name="ce2" office:value-type="float" office:value="29.96074">
            <text:p>29.96074</text:p>
          </table:table-cell>
          <table:table-cell table:number-columns-repeated="5"/>
          <table:table-cell table:style-name="ce2" office:value-type="float" office:value="24.34335">
            <text:p>24.34335</text:p>
          </table:table-cell>
          <table:table-cell table:style-name="ce2" office:value-type="float" office:value="25.01732">
            <text:p>25.01732</text:p>
          </table:table-cell>
          <table:table-cell table:number-columns-repeated="5"/>
          <table:table-cell table:style-name="ce2" office:value-type="float" office:value="14.85472">
            <text:p>14.85472</text:p>
          </table:table-cell>
          <table:table-cell table:style-name="ce2" office:value-type="float" office:value="14.63126">
            <text:p>14.63126</text:p>
          </table:table-cell>
          <table:table-cell table:number-columns-repeated="5"/>
          <table:table-cell table:style-name="ce2" office:value-type="float" office:value="20.35607">
            <text:p>20.35607</text:p>
          </table:table-cell>
          <table:table-cell table:style-name="ce2" office:value-type="float" office:value="20.30658">
            <text:p>20.30658</text:p>
          </table:table-cell>
        </table:table-row>
        <table:table-row>
          <table:table-cell table:number-columns-repeated="3"/>
          <table:table-cell table:style-name="ce2" office:value-type="float" office:value="33.4352">
            <text:p>33.4352</text:p>
          </table:table-cell>
          <table:table-cell table:number-columns-repeated="5"/>
          <table:table-cell table:style-name="ce2" office:value-type="float" office:value="28.00934">
            <text:p>28.00934</text:p>
          </table:table-cell>
          <table:table-cell table:style-name="ce2" office:value-type="float" office:value="28.16286">
            <text:p>28.16286</text:p>
          </table:table-cell>
          <table:table-cell table:number-columns-repeated="5"/>
          <table:table-cell table:style-name="ce2" office:value-type="float" office:value="16.18952">
            <text:p>16.18952</text:p>
          </table:table-cell>
          <table:table-cell table:style-name="ce2" office:value-type="float" office:value="15.27862">
            <text:p>15.27862</text:p>
          </table:table-cell>
          <table:table-cell table:number-columns-repeated="5"/>
          <table:table-cell table:style-name="ce2" office:value-type="float" office:value="22.7151">
            <text:p>22.7151</text:p>
          </table:table-cell>
          <table:table-cell table:style-name="ce2" office:value-type="float" office:value="21.65368">
            <text:p>21.65368</text:p>
          </table:table-cell>
        </table:table-row>
        <table:table-row>
          <table:table-cell table:number-columns-repeated="3"/>
          <table:table-cell table:style-name="ce2" office:value-type="float" office:value="176.7098">
            <text:p>176.7098</text:p>
          </table:table-cell>
          <table:table-cell table:number-columns-repeated="5"/>
          <table:table-cell table:style-name="ce2" office:value-type="float" office:value="191.76242">
            <text:p>191.76242</text:p>
          </table:table-cell>
          <table:table-cell table:style-name="ce2" office:value-type="float" office:value="98.19368">
            <text:p>98.19368</text:p>
          </table:table-cell>
          <table:table-cell table:number-columns-repeated="5"/>
          <table:table-cell table:style-name="ce2" office:value-type="float" office:value="39.35498">
            <text:p>39.35498</text:p>
          </table:table-cell>
          <table:table-cell table:style-name="ce2" office:value-type="float" office:value="38.67606">
            <text:p>38.67606</text:p>
          </table:table-cell>
          <table:table-cell table:number-columns-repeated="5"/>
          <table:table-cell table:style-name="ce2" office:value-type="float" office:value="24.78043">
            <text:p>24.78043</text:p>
          </table:table-cell>
          <table:table-cell table:style-name="ce2" office:value-type="float" office:value="24.27576">
            <text:p>24.27576</text:p>
          </table:table-cell>
        </table:table-row>
        <table:table-row>
          <table:table-cell table:number-columns-repeated="3"/>
          <table:table-cell table:style-name="ce2" office:value-type="float" office:value="196.1412">
            <text:p>196.1412</text:p>
          </table:table-cell>
          <table:table-cell table:number-columns-repeated="5"/>
          <table:table-cell table:style-name="ce2" office:value-type="float" office:value="1294.619">
            <text:p>1294.619</text:p>
          </table:table-cell>
          <table:table-cell table:style-name="ce2" office:value-type="float" office:value="736.5164">
            <text:p>736.5164</text:p>
          </table:table-cell>
          <table:table-cell table:number-columns-repeated="5"/>
          <table:table-cell table:style-name="ce2" office:value-type="float" office:value="45.7385">
            <text:p>45.7385</text:p>
          </table:table-cell>
          <table:table-cell table:style-name="ce2" office:value-type="float" office:value="44.24248">
            <text:p>44.24248</text:p>
          </table:table-cell>
          <table:table-cell table:number-columns-repeated="5"/>
          <table:table-cell table:style-name="ce2" office:value-type="float" office:value="28.88509">
            <text:p>28.88509</text:p>
          </table:table-cell>
          <table:table-cell table:style-name="ce2" office:value-type="float" office:value="28.92768">
            <text:p>28.92768</text:p>
          </table:table-cell>
        </table:table-row>
        <table:table-row>
          <table:table-cell table:number-columns-repeated="3"/>
          <table:table-cell table:style-name="ce2" office:value-type="float" office:value="217.888">
            <text:p>217.888</text:p>
          </table:table-cell>
          <table:table-cell table:number-columns-repeated="5"/>
          <table:table-cell table:style-name="ce2" office:value-type="float" office:value="2072.985">
            <text:p>2072.985</text:p>
          </table:table-cell>
          <table:table-cell table:style-name="ce2" office:value-type="float" office:value="1585.974">
            <text:p>1585.974</text:p>
          </table:table-cell>
          <table:table-cell table:number-columns-repeated="5"/>
          <table:table-cell table:style-name="ce2" office:value-type="float" office:value="73.51223">
            <text:p>73.51223</text:p>
          </table:table-cell>
          <table:table-cell table:style-name="ce2" office:value-type="float" office:value="66.68448">
            <text:p>66.68448</text:p>
          </table:table-cell>
          <table:table-cell table:number-columns-repeated="5"/>
          <table:table-cell table:style-name="ce2" office:value-type="float" office:value="32.85517">
            <text:p>32.85517</text:p>
          </table:table-cell>
          <table:table-cell table:style-name="ce2" office:value-type="float" office:value="33.25588">
            <text:p>33.25588</text:p>
          </table:table-cell>
        </table:table-row>
        <table:table-row>
          <table:table-cell table:number-columns-repeated="3"/>
          <table:table-cell table:style-name="ce2" office:value-type="float" office:value="266.378">
            <text:p>266.378</text:p>
          </table:table-cell>
          <table:table-cell table:number-columns-repeated="5"/>
          <table:table-cell table:style-name="ce2" office:value-type="float" office:value="2998.965">
            <text:p>2998.965</text:p>
          </table:table-cell>
          <table:table-cell table:style-name="ce2" office:value-type="float" office:value="2592.336">
            <text:p>2592.336</text:p>
          </table:table-cell>
          <table:table-cell table:number-columns-repeated="5"/>
          <table:table-cell table:style-name="ce2" office:value-type="float" office:value="186.2069">
            <text:p>186.2069</text:p>
          </table:table-cell>
          <table:table-cell table:style-name="ce2" office:value-type="float" office:value="117.4308">
            <text:p>117.4308</text:p>
          </table:table-cell>
          <table:table-cell table:number-columns-repeated="5"/>
          <table:table-cell table:style-name="ce2" office:value-type="float" office:value="35.71665">
            <text:p>35.71665</text:p>
          </table:table-cell>
          <table:table-cell table:style-name="ce2" office:value-type="float" office:value="35.9808">
            <text:p>35.9808</text:p>
          </table:table-cell>
        </table:table-row>
        <table:table-row>
          <table:table-cell table:number-columns-repeated="3"/>
          <table:table-cell table:style-name="ce2" office:value-type="float" office:value="365.3904">
            <text:p>365.3904</text:p>
          </table:table-cell>
          <table:table-cell table:number-columns-repeated="5"/>
          <table:table-cell table:style-name="ce2" office:value-type="float" office:value="3815.054">
            <text:p>3815.054</text:p>
          </table:table-cell>
          <table:table-cell table:style-name="ce2" office:value-type="float" office:value="3329.504">
            <text:p>3329.504</text:p>
          </table:table-cell>
          <table:table-cell table:number-columns-repeated="5"/>
          <table:table-cell table:style-name="ce2" office:value-type="float" office:value="633.4727">
            <text:p>633.4727</text:p>
          </table:table-cell>
          <table:table-cell table:style-name="ce2" office:value-type="float" office:value="346.8746">
            <text:p>346.8746</text:p>
          </table:table-cell>
          <table:table-cell table:number-columns-repeated="5"/>
          <table:table-cell table:style-name="ce2" office:value-type="float" office:value="38.49863">
            <text:p>38.49863</text:p>
          </table:table-cell>
          <table:table-cell table:style-name="ce2" office:value-type="float" office:value="38.11482">
            <text:p>38.11482</text:p>
          </table:table-cell>
        </table:table-row>
        <table:table-row>
          <table:table-cell table:number-columns-repeated="3"/>
          <table:table-cell table:style-name="ce2" office:value-type="float" office:value="500.2744">
            <text:p>500.2744</text:p>
          </table:table-cell>
          <table:table-cell table:number-columns-repeated="5"/>
          <table:table-cell table:style-name="ce2" office:value-type="float" office:value="4801.465">
            <text:p>4801.465</text:p>
          </table:table-cell>
          <table:table-cell table:style-name="ce2" office:value-type="float" office:value="4107.538">
            <text:p>4107.538</text:p>
          </table:table-cell>
          <table:table-cell table:number-columns-repeated="5"/>
          <table:table-cell table:style-name="ce2" office:value-type="float" office:value="3719.693">
            <text:p>3719.693</text:p>
          </table:table-cell>
          <table:table-cell table:style-name="ce2" office:value-type="float" office:value="1688.8652">
            <text:p>1688.8652</text:p>
          </table:table-cell>
          <table:table-cell table:number-columns-repeated="5"/>
          <table:table-cell table:style-name="ce2" office:value-type="float" office:value="43.15988">
            <text:p>43.15988</text:p>
          </table:table-cell>
          <table:table-cell table:style-name="ce2" office:value-type="float" office:value="40.66584">
            <text:p>40.66584</text:p>
          </table:table-cell>
        </table:table-row>
        <table:table-row>
          <table:table-cell table:number-columns-repeated="3"/>
          <table:table-cell table:style-name="ce2" office:value-type="float" office:value="546.1664">
            <text:p>546.1664</text:p>
          </table:table-cell>
          <table:table-cell table:number-columns-repeated="5"/>
          <table:table-cell table:style-name="ce2" office:value-type="float" office:value="5768.327">
            <text:p>5768.327</text:p>
          </table:table-cell>
          <table:table-cell table:style-name="ce2" office:value-type="float" office:value="5280.534">
            <text:p>5280.534</text:p>
          </table:table-cell>
          <table:table-cell table:number-columns-repeated="5"/>
          <table:table-cell table:style-name="ce2" office:value-type="float" office:value="6272.844">
            <text:p>6272.844</text:p>
          </table:table-cell>
          <table:table-cell table:style-name="ce2" office:value-type="float" office:value="5577.132">
            <text:p>5577.132</text:p>
          </table:table-cell>
          <table:table-cell table:number-columns-repeated="5"/>
          <table:table-cell table:style-name="ce2" office:value-type="float" office:value="44.86763">
            <text:p>44.86763</text:p>
          </table:table-cell>
          <table:table-cell table:style-name="ce2" office:value-type="float" office:value="45.16728">
            <text:p>45.16728</text:p>
          </table:table-cell>
        </table:table-row>
        <table:table-row>
          <table:table-cell table:number-columns-repeated="3"/>
          <table:table-cell table:style-name="ce2" office:value-type="float" office:value="584.1376">
            <text:p>584.1376</text:p>
          </table:table-cell>
          <table:table-cell table:number-columns-repeated="5"/>
          <table:table-cell table:style-name="ce2" office:value-type="float" office:value="6970.159">
            <text:p>6970.159</text:p>
          </table:table-cell>
          <table:table-cell table:style-name="ce2" office:value-type="float" office:value="6346.578">
            <text:p>6346.578</text:p>
          </table:table-cell>
          <table:table-cell table:number-columns-repeated="5"/>
          <table:table-cell table:style-name="ce2" office:value-type="float" office:value="13006.59">
            <text:p>13006.59</text:p>
          </table:table-cell>
          <table:table-cell table:style-name="ce2" office:value-type="float" office:value="7579.038">
            <text:p>7579.038</text:p>
          </table:table-cell>
          <table:table-cell table:number-columns-repeated="5"/>
          <table:table-cell table:style-name="ce2" office:value-type="float" office:value="47.90872">
            <text:p>47.90872</text:p>
          </table:table-cell>
          <table:table-cell table:style-name="ce2" office:value-type="float" office:value="48.0894">
            <text:p>48.0894</text:p>
          </table:table-cell>
        </table:table-row>
        <table:table-row>
          <table:table-cell table:number-columns-repeated="3"/>
          <table:table-cell table:style-name="ce2" office:value-type="float" office:value="612.6196">
            <text:p>612.6196</text:p>
          </table:table-cell>
          <table:table-cell table:number-columns-repeated="5"/>
          <table:table-cell table:style-name="ce2" office:value-type="float" office:value="8078.542">
            <text:p>8078.542</text:p>
          </table:table-cell>
          <table:table-cell table:style-name="ce2" office:value-type="float" office:value="7352.976">
            <text:p>7352.976</text:p>
          </table:table-cell>
          <table:table-cell table:number-columns-repeated="5"/>
          <table:table-cell table:style-name="ce2" office:value-type="float" office:value="17122.95">
            <text:p>17122.95</text:p>
          </table:table-cell>
          <table:table-cell table:style-name="ce2" office:value-type="float" office:value="11363.69">
            <text:p>11363.69</text:p>
          </table:table-cell>
          <table:table-cell table:number-columns-repeated="5"/>
          <table:table-cell table:style-name="ce2" office:value-type="float" office:value="50.23369">
            <text:p>50.23369</text:p>
          </table:table-cell>
          <table:table-cell table:style-name="ce2" office:value-type="float" office:value="50.87674">
            <text:p>50.87674</text:p>
          </table:table-cell>
        </table:table-row>
        <table:table-row>
          <table:table-cell table:number-columns-repeated="3"/>
          <table:table-cell table:style-name="ce2" office:value-type="float" office:value="655.5324">
            <text:p>655.5324</text:p>
          </table:table-cell>
          <table:table-cell table:number-columns-repeated="5"/>
          <table:table-cell table:style-name="ce2" office:value-type="float" office:value="9834.768">
            <text:p>9834.768</text:p>
          </table:table-cell>
          <table:table-cell table:style-name="ce2" office:value-type="float" office:value="9401.984">
            <text:p>9401.984</text:p>
          </table:table-cell>
          <table:table-cell table:number-columns-repeated="5"/>
          <table:table-cell table:style-name="ce2" office:value-type="float" office:value="20476.35">
            <text:p>20476.35</text:p>
          </table:table-cell>
          <table:table-cell table:style-name="ce2" office:value-type="float" office:value="16139.86">
            <text:p>16139.86</text:p>
          </table:table-cell>
          <table:table-cell table:number-columns-repeated="5"/>
          <table:table-cell table:style-name="ce2" office:value-type="float" office:value="54.69158">
            <text:p>54.69158</text:p>
          </table:table-cell>
          <table:table-cell table:style-name="ce2" office:value-type="float" office:value="54.83238">
            <text:p>54.83238</text:p>
          </table:table-cell>
        </table:table-row>
        <table:table-row>
          <table:table-cell table:number-columns-repeated="3"/>
          <table:table-cell table:style-name="ce2" office:value-type="float" office:value="673.2434">
            <text:p>673.2434</text:p>
          </table:table-cell>
          <table:table-cell table:number-columns-repeated="5"/>
          <table:table-cell table:style-name="ce2" office:value-type="float" office:value="11889.88">
            <text:p>11889.88</text:p>
          </table:table-cell>
          <table:table-cell table:style-name="ce2" office:value-type="float" office:value="10862.78">
            <text:p>10862.78</text:p>
          </table:table-cell>
          <table:table-cell table:number-columns-repeated="5"/>
          <table:table-cell table:style-name="ce2" office:value-type="float" office:value="24018.65">
            <text:p>24018.65</text:p>
          </table:table-cell>
          <table:table-cell table:style-name="ce2" office:value-type="float" office:value="21065.34">
            <text:p>21065.34</text:p>
          </table:table-cell>
          <table:table-cell table:number-columns-repeated="5"/>
          <table:table-cell table:style-name="ce2" office:value-type="float" office:value="57.04739">
            <text:p>57.04739</text:p>
          </table:table-cell>
          <table:table-cell table:style-name="ce2" office:value-type="float" office:value="57.48092">
            <text:p>57.48092</text:p>
          </table:table-cell>
        </table:table-row>
        <table:table-row>
          <table:table-cell table:number-columns-repeated="2"/>
          <table:table-cell table:style-name="ce2" office:value-type="float" office:value="35.75602">
            <text:p>35.75602</text:p>
          </table:table-cell>
          <table:table-cell table:style-name="ce2" office:value-type="float" office:value="35.76014">
            <text:p>35.76014</text:p>
          </table:table-cell>
          <table:table-cell table:number-columns-repeated="5"/>
          <table:table-cell table:style-name="ce2" office:value-type="float" office:value="29.65193">
            <text:p>29.65193</text:p>
          </table:table-cell>
          <table:table-cell table:style-name="ce2" office:value-type="float" office:value="29.79838">
            <text:p>29.79838</text:p>
          </table:table-cell>
          <table:table-cell table:number-columns-repeated="5"/>
          <table:table-cell table:style-name="ce2" office:value-type="float" office:value="17.4181">
            <text:p>17.4181</text:p>
          </table:table-cell>
          <table:table-cell table:style-name="ce2" office:value-type="float" office:value="17.59906">
            <text:p>17.59906</text:p>
          </table:table-cell>
          <table:table-cell table:number-columns-repeated="5"/>
          <table:table-cell table:style-name="ce2" office:value-type="float" office:value="24.38987">
            <text:p>24.38987</text:p>
          </table:table-cell>
          <table:table-cell table:style-name="ce2" office:value-type="float" office:value="24.08136">
            <text:p>24.08136</text:p>
          </table:table-cell>
        </table:table-row>
        <table:table-row>
          <table:table-cell table:number-columns-repeated="2"/>
          <table:table-cell table:style-name="ce2" office:value-type="float" office:value="67.25054">
            <text:p>67.25054</text:p>
          </table:table-cell>
          <table:table-cell table:style-name="ce2" office:value-type="float" office:value="67.99476">
            <text:p>67.99476</text:p>
          </table:table-cell>
          <table:table-cell table:number-columns-repeated="5"/>
          <table:table-cell table:style-name="ce2" office:value-type="float" office:value="55.83515">
            <text:p>55.83515</text:p>
          </table:table-cell>
          <table:table-cell table:style-name="ce2" office:value-type="float" office:value="56.4754">
            <text:p>56.4754</text:p>
          </table:table-cell>
          <table:table-cell table:number-columns-repeated="5"/>
          <table:table-cell table:style-name="ce2" office:value-type="float" office:value="32.25747">
            <text:p>32.25747</text:p>
          </table:table-cell>
          <table:table-cell table:style-name="ce2" office:value-type="float" office:value="32.37244">
            <text:p>32.37244</text:p>
          </table:table-cell>
          <table:table-cell table:number-columns-repeated="5"/>
          <table:table-cell table:style-name="ce2" office:value-type="float" office:value="42.74535">
            <text:p>42.74535</text:p>
          </table:table-cell>
          <table:table-cell table:style-name="ce2" office:value-type="float" office:value="42.36808">
            <text:p>42.36808</text:p>
          </table:table-cell>
        </table:table-row>
        <table:table-row>
          <table:table-cell table:number-columns-repeated="2"/>
          <table:table-cell table:style-name="ce2" office:value-type="float" office:value="96.95135">
            <text:p>96.95135</text:p>
          </table:table-cell>
          <table:table-cell table:style-name="ce2" office:value-type="float" office:value="98.40598">
            <text:p>98.40598</text:p>
          </table:table-cell>
          <table:table-cell table:number-columns-repeated="5"/>
          <table:table-cell table:style-name="ce2" office:value-type="float" office:value="78.60637">
            <text:p>78.60637</text:p>
          </table:table-cell>
          <table:table-cell table:style-name="ce2" office:value-type="float" office:value="79.6518">
            <text:p>79.6518</text:p>
          </table:table-cell>
          <table:table-cell table:number-columns-repeated="5"/>
          <table:table-cell table:style-name="ce2" office:value-type="float" office:value="47.39167">
            <text:p>47.39167</text:p>
          </table:table-cell>
          <table:table-cell table:style-name="ce2" office:value-type="float" office:value="46.5938">
            <text:p>46.5938</text:p>
          </table:table-cell>
          <table:table-cell table:number-columns-repeated="5"/>
          <table:table-cell table:style-name="ce2" office:value-type="float" office:value="61.64089">
            <text:p>61.64089</text:p>
          </table:table-cell>
          <table:table-cell table:style-name="ce2" office:value-type="float" office:value="60.88976">
            <text:p>60.88976</text:p>
          </table:table-cell>
        </table:table-row>
        <table:table-row>
          <table:table-cell table:number-columns-repeated="2"/>
          <table:table-cell table:style-name="ce2" office:value-type="float" office:value="127.6718">
            <text:p>127.6718</text:p>
          </table:table-cell>
          <table:table-cell table:style-name="ce2" office:value-type="float" office:value="127.5058">
            <text:p>127.5058</text:p>
          </table:table-cell>
          <table:table-cell table:number-columns-repeated="5"/>
          <table:table-cell table:style-name="ce2" office:value-type="float" office:value="101.9242">
            <text:p>101.9242</text:p>
          </table:table-cell>
          <table:table-cell table:style-name="ce2" office:value-type="float" office:value="102.7622">
            <text:p>102.7622</text:p>
          </table:table-cell>
          <table:table-cell table:number-columns-repeated="5"/>
          <table:table-cell table:style-name="ce2" office:value-type="float" office:value="60.82118">
            <text:p>60.82118</text:p>
          </table:table-cell>
          <table:table-cell table:style-name="ce2" office:value-type="float" office:value="59.86442">
            <text:p>59.86442</text:p>
          </table:table-cell>
          <table:table-cell table:number-columns-repeated="5"/>
          <table:table-cell table:style-name="ce2" office:value-type="float" office:value="80.69443">
            <text:p>80.69443</text:p>
          </table:table-cell>
          <table:table-cell table:style-name="ce2" office:value-type="float" office:value="80.8406">
            <text:p>80.8406</text:p>
          </table:table-cell>
        </table:table-row>
        <table:table-row>
          <table:table-cell table:number-columns-repeated="2"/>
          <table:table-cell table:style-name="ce2" office:value-type="float" office:value="157.5358">
            <text:p>157.5358</text:p>
          </table:table-cell>
          <table:table-cell table:style-name="ce2" office:value-type="float" office:value="157.2862">
            <text:p>157.2862</text:p>
          </table:table-cell>
          <table:table-cell table:number-columns-repeated="5"/>
          <table:table-cell table:style-name="ce2" office:value-type="float" office:value="125.0104">
            <text:p>125.0104</text:p>
          </table:table-cell>
          <table:table-cell table:style-name="ce2" office:value-type="float" office:value="125.3166">
            <text:p>125.3166</text:p>
          </table:table-cell>
          <table:table-cell table:number-columns-repeated="5"/>
          <table:table-cell table:style-name="ce2" office:value-type="float" office:value="75.13362">
            <text:p>75.13362</text:p>
          </table:table-cell>
          <table:table-cell table:style-name="ce2" office:value-type="float" office:value="74.8924">
            <text:p>74.8924</text:p>
          </table:table-cell>
          <table:table-cell table:number-columns-repeated="5"/>
          <table:table-cell table:style-name="ce2" office:value-type="float" office:value="99.42321">
            <text:p>99.42321</text:p>
          </table:table-cell>
          <table:table-cell table:style-name="ce2" office:value-type="float" office:value="98.77024">
            <text:p>98.77024</text:p>
          </table:table-cell>
        </table:table-row>
        <table:table-row>
          <table:table-cell table:number-columns-repeated="2"/>
          <table:table-cell table:style-name="ce2" office:value-type="float" office:value="189.833">
            <text:p>189.833</text:p>
          </table:table-cell>
          <table:table-cell table:style-name="ce2" office:value-type="float" office:value="188.852">
            <text:p>188.852</text:p>
          </table:table-cell>
          <table:table-cell table:number-columns-repeated="5"/>
          <table:table-cell table:style-name="ce2" office:value-type="float" office:value="147.0315">
            <text:p>147.0315</text:p>
          </table:table-cell>
          <table:table-cell table:style-name="ce2" office:value-type="float" office:value="148.7526">
            <text:p>148.7526</text:p>
          </table:table-cell>
          <table:table-cell table:number-columns-repeated="5"/>
          <table:table-cell table:style-name="ce2" office:value-type="float" office:value="88.90081">
            <text:p>88.90081</text:p>
          </table:table-cell>
          <table:table-cell table:style-name="ce2" office:value-type="float" office:value="90.23436">
            <text:p>90.23436</text:p>
          </table:table-cell>
          <table:table-cell table:number-columns-repeated="5"/>
          <table:table-cell table:style-name="ce2" office:value-type="float" office:value="118.3049">
            <text:p>118.3049</text:p>
          </table:table-cell>
          <table:table-cell table:style-name="ce2" office:value-type="float" office:value="117.7924">
            <text:p>117.7924</text:p>
          </table:table-cell>
        </table:table-row>
        <table:table-row>
          <table:table-cell table:number-columns-repeated="2"/>
          <table:table-cell table:style-name="ce2" office:value-type="float" office:value="215.7167">
            <text:p>215.7167</text:p>
          </table:table-cell>
          <table:table-cell table:style-name="ce2" office:value-type="float" office:value="214.8214">
            <text:p>214.8214</text:p>
          </table:table-cell>
          <table:table-cell table:number-columns-repeated="5"/>
          <table:table-cell table:style-name="ce2" office:value-type="float" office:value="170.9362">
            <text:p>170.9362</text:p>
          </table:table-cell>
          <table:table-cell table:style-name="ce2" office:value-type="float" office:value="169.083">
            <text:p>169.083</text:p>
          </table:table-cell>
          <table:table-cell table:number-columns-repeated="5"/>
          <table:table-cell table:style-name="ce2" office:value-type="float" office:value="105.116">
            <text:p>105.116</text:p>
          </table:table-cell>
          <table:table-cell table:style-name="ce2" office:value-type="float" office:value="105.7726">
            <text:p>105.7726</text:p>
          </table:table-cell>
          <table:table-cell table:number-columns-repeated="5"/>
          <table:table-cell table:style-name="ce2" office:value-type="float" office:value="136.6555">
            <text:p>136.6555</text:p>
          </table:table-cell>
          <table:table-cell table:style-name="ce2" office:value-type="float" office:value="136.4312">
            <text:p>136.4312</text:p>
          </table:table-cell>
        </table:table-row>
        <table:table-row>
          <table:table-cell table:number-columns-repeated="2"/>
          <table:table-cell table:style-name="ce2" office:value-type="float" office:value="245.4214">
            <text:p>245.4214</text:p>
          </table:table-cell>
          <table:table-cell table:style-name="ce2" office:value-type="float" office:value="245.8158">
            <text:p>245.8158</text:p>
          </table:table-cell>
          <table:table-cell table:number-columns-repeated="5"/>
          <table:table-cell table:style-name="ce2" office:value-type="float" office:value="194.3595">
            <text:p>194.3595</text:p>
          </table:table-cell>
          <table:table-cell table:style-name="ce2" office:value-type="float" office:value="193.8932">
            <text:p>193.8932</text:p>
          </table:table-cell>
          <table:table-cell table:number-columns-repeated="5"/>
          <table:table-cell table:style-name="ce2" office:value-type="float" office:value="120.3212">
            <text:p>120.3212</text:p>
          </table:table-cell>
          <table:table-cell table:style-name="ce2" office:value-type="float" office:value="121.1088">
            <text:p>121.1088</text:p>
          </table:table-cell>
          <table:table-cell table:number-columns-repeated="5"/>
          <table:table-cell table:style-name="ce2" office:value-type="float" office:value="156.0431">
            <text:p>156.0431</text:p>
          </table:table-cell>
          <table:table-cell table:style-name="ce2" office:value-type="float" office:value="157.993">
            <text:p>157.993</text:p>
          </table:table-cell>
        </table:table-row>
        <table:table-row>
          <table:table-cell table:number-columns-repeated="2"/>
          <table:table-cell table:style-name="ce2" office:value-type="float" office:value="276.958">
            <text:p>276.958</text:p>
          </table:table-cell>
          <table:table-cell table:style-name="ce2" office:value-type="float" office:value="276.6048">
            <text:p>276.6048</text:p>
          </table:table-cell>
          <table:table-cell table:number-columns-repeated="5"/>
          <table:table-cell table:style-name="ce2" office:value-type="float" office:value="216.5054">
            <text:p>216.5054</text:p>
          </table:table-cell>
          <table:table-cell table:style-name="ce2" office:value-type="float" office:value="214.5754">
            <text:p>214.5754</text:p>
          </table:table-cell>
          <table:table-cell table:number-columns-repeated="5"/>
          <table:table-cell table:style-name="ce2" office:value-type="float" office:value="135.5138">
            <text:p>135.5138</text:p>
          </table:table-cell>
          <table:table-cell table:style-name="ce2" office:value-type="float" office:value="133.7774">
            <text:p>133.7774</text:p>
          </table:table-cell>
          <table:table-cell table:number-columns-repeated="5"/>
          <table:table-cell table:style-name="ce2" office:value-type="float" office:value="174.9848">
            <text:p>174.9848</text:p>
          </table:table-cell>
          <table:table-cell table:style-name="ce2" office:value-type="float" office:value="176.0336">
            <text:p>176.0336</text:p>
          </table:table-cell>
        </table:table-row>
        <table:table-row>
          <table:table-cell table:number-columns-repeated="2"/>
          <table:table-cell table:style-name="ce2" office:value-type="float" office:value="1704.026">
            <text:p>1704.026</text:p>
          </table:table-cell>
          <table:table-cell table:style-name="ce2" office:value-type="float" office:value="1131.5734">
            <text:p>1131.5734</text:p>
          </table:table-cell>
          <table:table-cell table:number-columns-repeated="5"/>
          <table:table-cell table:style-name="ce2" office:value-type="float" office:value="472.15">
            <text:p>472.15</text:p>
          </table:table-cell>
          <table:table-cell table:style-name="ce2" office:value-type="float" office:value="450.3336">
            <text:p>450.3336</text:p>
          </table:table-cell>
          <table:table-cell table:number-columns-repeated="5"/>
          <table:table-cell table:style-name="ce2" office:value-type="float" office:value="228.3027">
            <text:p>228.3027</text:p>
          </table:table-cell>
          <table:table-cell table:style-name="ce2" office:value-type="float" office:value="191.0818">
            <text:p>191.0818</text:p>
          </table:table-cell>
          <table:table-cell table:number-columns-repeated="5"/>
          <table:table-cell table:style-name="ce2" office:value-type="float" office:value="198.4264">
            <text:p>198.4264</text:p>
          </table:table-cell>
          <table:table-cell table:style-name="ce2" office:value-type="float" office:value="197.1648">
            <text:p>197.1648</text:p>
          </table:table-cell>
        </table:table-row>
        <table:table-row>
          <table:table-cell table:number-columns-repeated="2"/>
          <table:table-cell table:style-name="ce2" office:value-type="float" office:value="1898.417">
            <text:p>1898.417</text:p>
          </table:table-cell>
          <table:table-cell table:style-name="ce2" office:value-type="float" office:value="1794.224">
            <text:p>1794.224</text:p>
          </table:table-cell>
          <table:table-cell table:number-columns-repeated="5"/>
          <table:table-cell table:style-name="ce2" office:value-type="float" office:value="6419.62">
            <text:p>6419.62</text:p>
          </table:table-cell>
          <table:table-cell table:style-name="ce2" office:value-type="float" office:value="5374.986">
            <text:p>5374.986</text:p>
          </table:table-cell>
          <table:table-cell table:number-columns-repeated="5"/>
          <table:table-cell table:style-name="ce2" office:value-type="float" office:value="390.7965">
            <text:p>390.7965</text:p>
          </table:table-cell>
          <table:table-cell table:style-name="ce2" office:value-type="float" office:value="388.2644">
            <text:p>388.2644</text:p>
          </table:table-cell>
          <table:table-cell table:number-columns-repeated="5"/>
          <table:table-cell table:style-name="ce2" office:value-type="float" office:value="230.9733">
            <text:p>230.9733</text:p>
          </table:table-cell>
          <table:table-cell table:style-name="ce2" office:value-type="float" office:value="231.7074">
            <text:p>231.7074</text:p>
          </table:table-cell>
        </table:table-row>
        <table:table-row>
          <table:table-cell table:number-columns-repeated="2"/>
          <table:table-cell table:style-name="ce2" office:value-type="float" office:value="2067.25">
            <text:p>2067.25</text:p>
          </table:table-cell>
          <table:table-cell table:style-name="ce2" office:value-type="float" office:value="1973.262">
            <text:p>1973.262</text:p>
          </table:table-cell>
          <table:table-cell table:number-columns-repeated="5"/>
          <table:table-cell table:style-name="ce2" office:value-type="float" office:value="21426.84">
            <text:p>21426.84</text:p>
          </table:table-cell>
          <table:table-cell table:style-name="ce2" office:value-type="float" office:value="19222.96">
            <text:p>19222.96</text:p>
          </table:table-cell>
          <table:table-cell table:number-columns-repeated="5"/>
          <table:table-cell table:style-name="ce2" office:value-type="float" office:value="501.5376">
            <text:p>501.5376</text:p>
          </table:table-cell>
          <table:table-cell table:style-name="ce2" office:value-type="float" office:value="456.0404">
            <text:p>456.0404</text:p>
          </table:table-cell>
          <table:table-cell table:number-columns-repeated="5"/>
          <table:table-cell table:style-name="ce2" office:value-type="float" office:value="269.9905">
            <text:p>269.9905</text:p>
          </table:table-cell>
          <table:table-cell table:style-name="ce2" office:value-type="float" office:value="264.1404">
            <text:p>264.1404</text:p>
          </table:table-cell>
        </table:table-row>
        <table:table-row>
          <table:table-cell table:number-columns-repeated="2"/>
          <table:table-cell table:style-name="ce2" office:value-type="float" office:value="2250.787">
            <text:p>2250.787</text:p>
          </table:table-cell>
          <table:table-cell table:style-name="ce2" office:value-type="float" office:value="2145.264">
            <text:p>2145.264</text:p>
          </table:table-cell>
          <table:table-cell table:number-columns-repeated="5"/>
          <table:table-cell table:style-name="ce2" office:value-type="float" office:value="35976.23">
            <text:p>35976.23</text:p>
          </table:table-cell>
          <table:table-cell table:style-name="ce2" office:value-type="float" office:value="40367.96">
            <text:p>40367.96</text:p>
          </table:table-cell>
          <table:table-cell table:number-columns-repeated="5"/>
          <table:table-cell table:style-name="ce2" office:value-type="float" office:value="898.0944">
            <text:p>898.0944</text:p>
          </table:table-cell>
          <table:table-cell table:style-name="ce2" office:value-type="float" office:value="853.2198">
            <text:p>853.2198</text:p>
          </table:table-cell>
          <table:table-cell table:number-columns-repeated="5"/>
          <table:table-cell table:style-name="ce2" office:value-type="float" office:value="299.2589">
            <text:p>299.2589</text:p>
          </table:table-cell>
          <table:table-cell table:style-name="ce2" office:value-type="float" office:value="303.3002">
            <text:p>303.3002</text:p>
          </table:table-cell>
        </table:table-row>
        <table:table-row>
          <table:table-cell table:number-columns-repeated="2"/>
          <table:table-cell table:style-name="ce2" office:value-type="float" office:value="2406.721">
            <text:p>2406.721</text:p>
          </table:table-cell>
          <table:table-cell table:style-name="ce2" office:value-type="float" office:value="2591.368">
            <text:p>2591.368</text:p>
          </table:table-cell>
          <table:table-cell table:number-columns-repeated="5"/>
          <table:table-cell table:style-name="ce2" office:value-type="float" office:value="86245.1">
            <text:p>86245.1</text:p>
          </table:table-cell>
          <table:table-cell table:style-name="ce2" office:value-type="float" office:value="76624.76">
            <text:p>76624.76</text:p>
          </table:table-cell>
          <table:table-cell table:number-columns-repeated="5"/>
          <table:table-cell table:style-name="ce2" office:value-type="float" office:value="1799.982">
            <text:p>1799.982</text:p>
          </table:table-cell>
          <table:table-cell table:style-name="ce2" office:value-type="float" office:value="1595.65">
            <text:p>1595.65</text:p>
          </table:table-cell>
          <table:table-cell table:number-columns-repeated="5"/>
          <table:table-cell table:style-name="ce2" office:value-type="float" office:value="339.3102">
            <text:p>339.3102</text:p>
          </table:table-cell>
          <table:table-cell table:style-name="ce2" office:value-type="float" office:value="337.9342">
            <text:p>337.9342</text:p>
          </table:table-cell>
        </table:table-row>
        <table:table-row>
          <table:table-cell table:number-columns-repeated="2"/>
          <table:table-cell table:style-name="ce2" office:value-type="float" office:value="4912.766">
            <text:p>4912.766</text:p>
          </table:table-cell>
          <table:table-cell table:style-name="ce2" office:value-type="float" office:value="4494.036">
            <text:p>4494.036</text:p>
          </table:table-cell>
          <table:table-cell table:number-columns-repeated="5"/>
          <table:table-cell table:style-name="ce2" office:value-type="float" office:value="112316.9">
            <text:p>112316.9</text:p>
          </table:table-cell>
          <table:table-cell table:style-name="ce2" office:value-type="float" office:value="104157.8">
            <text:p>104157.8</text:p>
          </table:table-cell>
          <table:table-cell table:number-columns-repeated="5"/>
          <table:table-cell table:style-name="ce2" office:value-type="float" office:value="12912.6">
            <text:p>12912.6</text:p>
          </table:table-cell>
          <table:table-cell table:style-name="ce2" office:value-type="float" office:value="9921.226">
            <text:p>9921.226</text:p>
          </table:table-cell>
          <table:table-cell table:number-columns-repeated="5"/>
          <table:table-cell table:style-name="ce2" office:value-type="float" office:value="364.6593">
            <text:p>364.6593</text:p>
          </table:table-cell>
          <table:table-cell table:style-name="ce2" office:value-type="float" office:value="370.1778">
            <text:p>370.1778</text:p>
          </table:table-cell>
        </table:table-row>
        <table:table-row>
          <table:table-cell table:number-columns-repeated="2"/>
          <table:table-cell table:style-name="ce2" office:value-type="float" office:value="5249.744">
            <text:p>5249.744</text:p>
          </table:table-cell>
          <table:table-cell table:style-name="ce2" office:value-type="float" office:value="5004.29">
            <text:p>5004.29</text:p>
          </table:table-cell>
          <table:table-cell table:number-columns-repeated="5"/>
          <table:table-cell table:style-name="ce2" office:value-type="float" office:value="146327.1">
            <text:p>146327.1</text:p>
          </table:table-cell>
          <table:table-cell table:style-name="ce2" office:value-type="float" office:value="128520.2">
            <text:p>128520.2</text:p>
          </table:table-cell>
          <table:table-cell table:number-columns-repeated="5"/>
          <table:table-cell table:style-name="ce2" office:value-type="float" office:value="52268.41">
            <text:p>52268.41</text:p>
          </table:table-cell>
          <table:table-cell table:style-name="ce2" office:value-type="float" office:value="48254.16">
            <text:p>48254.16</text:p>
          </table:table-cell>
          <table:table-cell table:number-columns-repeated="5"/>
          <table:table-cell table:style-name="ce2" office:value-type="float" office:value="405.4711">
            <text:p>405.4711</text:p>
          </table:table-cell>
          <table:table-cell table:style-name="ce2" office:value-type="float" office:value="404.4224">
            <text:p>404.4224</text:p>
          </table:table-cell>
        </table:table-row>
        <table:table-row>
          <table:table-cell table:number-columns-repeated="2"/>
          <table:table-cell table:style-name="ce2" office:value-type="float" office:value="5593.387">
            <text:p>5593.387</text:p>
          </table:table-cell>
          <table:table-cell table:style-name="ce2" office:value-type="float" office:value="5316.334">
            <text:p>5316.334</text:p>
          </table:table-cell>
          <table:table-cell table:number-columns-repeated="5"/>
          <table:table-cell table:style-name="ce2" office:value-type="float" office:value="176644.1">
            <text:p>176644.1</text:p>
          </table:table-cell>
          <table:table-cell table:style-name="ce2" office:value-type="float" office:value="160451.4">
            <text:p>160451.4</text:p>
          </table:table-cell>
          <table:table-cell table:number-columns-repeated="5"/>
          <table:table-cell table:style-name="ce2" office:value-type="float" office:value="82374.56">
            <text:p>82374.56</text:p>
          </table:table-cell>
          <table:table-cell table:style-name="ce2" office:value-type="float" office:value="65358.42">
            <text:p>65358.42</text:p>
          </table:table-cell>
          <table:table-cell table:number-columns-repeated="5"/>
          <table:table-cell table:style-name="ce2" office:value-type="float" office:value="427.0479">
            <text:p>427.0479</text:p>
          </table:table-cell>
          <table:table-cell table:style-name="ce2" office:value-type="float" office:value="437.3562">
            <text:p>437.3562</text:p>
          </table:table-cell>
        </table:table-row>
        <table:table-row>
          <table:table-cell table:number-columns-repeated="2"/>
          <table:table-cell table:style-name="ce2" office:value-type="float" office:value="5906.535">
            <text:p>5906.535</text:p>
          </table:table-cell>
          <table:table-cell table:style-name="ce2" office:value-type="float" office:value="5623.996">
            <text:p>5623.996</text:p>
          </table:table-cell>
          <table:table-cell table:number-columns-repeated="5"/>
          <table:table-cell table:style-name="ce2" office:value-type="float" office:value="209631.6">
            <text:p>209631.6</text:p>
          </table:table-cell>
          <table:table-cell table:style-name="ce2" office:value-type="float" office:value="194128.4">
            <text:p>194128.4</text:p>
          </table:table-cell>
          <table:table-cell table:number-columns-repeated="5"/>
          <table:table-cell table:style-name="ce2" office:value-type="float" office:value="98488.4">
            <text:p>98488.4</text:p>
          </table:table-cell>
          <table:table-cell table:style-name="ce2" office:value-type="float" office:value="107395.4">
            <text:p>107395.4</text:p>
          </table:table-cell>
          <table:table-cell table:number-columns-repeated="5"/>
          <table:table-cell table:style-name="ce2" office:value-type="float" office:value="473.0261">
            <text:p>473.0261</text:p>
          </table:table-cell>
          <table:table-cell table:style-name="ce2" office:value-type="float" office:value="471.0894">
            <text:p>471.0894</text:p>
          </table:table-cell>
        </table:table-row>
        <table:table-row>
          <table:table-cell table:number-columns-repeated="2"/>
          <table:table-cell table:style-name="ce2" office:value-type="float" office:value="6233.224">
            <text:p>6233.224</text:p>
          </table:table-cell>
          <table:table-cell table:style-name="ce2" office:value-type="float" office:value="5960.152">
            <text:p>5960.152</text:p>
          </table:table-cell>
          <table:table-cell table:number-columns-repeated="5"/>
          <table:table-cell table:style-name="ce2" office:value-type="float" office:value="242557.4">
            <text:p>242557.4</text:p>
          </table:table-cell>
          <table:table-cell table:style-name="ce2" office:value-type="float" office:value="232104.8">
            <text:p>232104.8</text:p>
          </table:table-cell>
          <table:table-cell table:number-columns-repeated="5"/>
          <table:table-cell table:style-name="ce2" office:value-type="float" office:value="132228.72">
            <text:p>132228.72</text:p>
          </table:table-cell>
          <table:table-cell table:style-name="ce2" office:value-type="float" office:value="137938.8">
            <text:p>137938.8</text:p>
          </table:table-cell>
          <table:table-cell table:number-columns-repeated="5"/>
          <table:table-cell table:style-name="ce2" office:value-type="float" office:value="493.3971">
            <text:p>493.3971</text:p>
          </table:table-cell>
          <table:table-cell table:style-name="ce2" office:value-type="float" office:value="504.2932">
            <text:p>504.2932</text:p>
          </table:table-cell>
        </table:table-row>
        <table:table-row>
          <table:table-cell table:number-columns-repeated="2"/>
          <table:table-cell table:style-name="ce2" office:value-type="float" office:value="6577.105">
            <text:p>6577.105</text:p>
          </table:table-cell>
          <table:table-cell table:style-name="ce2" office:value-type="float" office:value="6273.89">
            <text:p>6273.89</text:p>
          </table:table-cell>
          <table:table-cell table:number-columns-repeated="5"/>
          <table:table-cell table:style-name="ce2" office:value-type="float" office:value="272584.3">
            <text:p>272584.3</text:p>
          </table:table-cell>
          <table:table-cell table:style-name="ce2" office:value-type="float" office:value="258902.4">
            <text:p>258902.4</text:p>
          </table:table-cell>
          <table:table-cell table:number-columns-repeated="5"/>
          <table:table-cell table:style-name="ce2" office:value-type="float" office:value="161746.4">
            <text:p>161746.4</text:p>
          </table:table-cell>
          <table:table-cell table:style-name="ce2" office:value-type="float" office:value="169502">
            <text:p>169502</text:p>
          </table:table-cell>
          <table:table-cell table:number-columns-repeated="5"/>
          <table:table-cell table:style-name="ce2" office:value-type="float" office:value="541.5908">
            <text:p>541.5908</text:p>
          </table:table-cell>
          <table:table-cell table:style-name="ce2" office:value-type="float" office:value="542.1882">
            <text:p>542.1882</text:p>
          </table:table-cell>
        </table:table-row>
      </table:table>
      <table:table table:name="'file:///home/djpark/gdrive/logs/paper/preserve25.ods'#main" table:print="false" table:style-name="ta_extref">
        <table:table-source xlink:type="simple" xlink:href="../../preserve25.ods" table:table-name="main" table:filter-name="calc8" table:mode="copy-results-only"/>
        <table:table-column table:number-columns-repeated="25"/>
        <table:table-row>
          <table:table-cell table:number-columns-repeated="25"/>
        </table:table-row>
        <table:table-row>
          <table:table-cell table:number-columns-repeated="3"/>
          <table:table-cell table:style-name="ce2" office:value-type="float" office:value="4.83591">
            <text:p>4.83591</text:p>
          </table:table-cell>
          <table:table-cell table:number-columns-repeated="6"/>
          <table:table-cell table:style-name="ce2" office:value-type="float" office:value="4.211168">
            <text:p>4.211168</text:p>
          </table:table-cell>
          <table:table-cell table:number-columns-repeated="6"/>
          <table:table-cell table:style-name="ce2" office:value-type="float" office:value="2.52276">
            <text:p>2.52276</text:p>
          </table:table-cell>
          <table:table-cell table:number-columns-repeated="6"/>
          <table:table-cell table:style-name="ce2" office:value-type="float" office:value="3.1506525">
            <text:p>3.1506525</text:p>
          </table:table-cell>
        </table:table-row>
        <table:table-row>
          <table:table-cell table:number-columns-repeated="3"/>
          <table:table-cell table:style-name="ce2" office:value-type="float" office:value="8.4900075">
            <text:p>8.4900075</text:p>
          </table:table-cell>
          <table:table-cell table:number-columns-repeated="6"/>
          <table:table-cell table:style-name="ce2" office:value-type="float" office:value="7.460236">
            <text:p>7.460236</text:p>
          </table:table-cell>
          <table:table-cell table:number-columns-repeated="6"/>
          <table:table-cell table:style-name="ce2" office:value-type="float" office:value="3.920754">
            <text:p>3.920754</text:p>
          </table:table-cell>
          <table:table-cell table:number-columns-repeated="6"/>
          <table:table-cell table:style-name="ce2" office:value-type="float" office:value="6.14592">
            <text:p>6.14592</text:p>
          </table:table-cell>
        </table:table-row>
        <table:table-row>
          <table:table-cell table:number-columns-repeated="3"/>
          <table:table-cell table:style-name="ce2" office:value-type="float" office:value="13.8474">
            <text:p>13.8474</text:p>
          </table:table-cell>
          <table:table-cell table:number-columns-repeated="6"/>
          <table:table-cell table:style-name="ce2" office:value-type="float" office:value="10.81426">
            <text:p>10.81426</text:p>
          </table:table-cell>
          <table:table-cell table:number-columns-repeated="6"/>
          <table:table-cell table:style-name="ce2" office:value-type="float" office:value="5.45842">
            <text:p>5.45842</text:p>
          </table:table-cell>
          <table:table-cell table:number-columns-repeated="6"/>
          <table:table-cell table:style-name="ce2" office:value-type="float" office:value="9.2495875">
            <text:p>9.2495875</text:p>
          </table:table-cell>
        </table:table-row>
        <table:table-row>
          <table:table-cell table:number-columns-repeated="3"/>
          <table:table-cell table:style-name="ce2" office:value-type="float" office:value="17.19795">
            <text:p>17.19795</text:p>
          </table:table-cell>
          <table:table-cell table:number-columns-repeated="6"/>
          <table:table-cell table:style-name="ce2" office:value-type="float" office:value="13.91416">
            <text:p>13.91416</text:p>
          </table:table-cell>
          <table:table-cell table:number-columns-repeated="6"/>
          <table:table-cell table:style-name="ce2" office:value-type="float" office:value="7.989082">
            <text:p>7.989082</text:p>
          </table:table-cell>
          <table:table-cell table:number-columns-repeated="6"/>
          <table:table-cell table:style-name="ce2" office:value-type="float" office:value="12.737025">
            <text:p>12.737025</text:p>
          </table:table-cell>
        </table:table-row>
        <table:table-row>
          <table:table-cell table:number-columns-repeated="3"/>
          <table:table-cell table:style-name="ce2" office:value-type="float" office:value="20.6464">
            <text:p>20.6464</text:p>
          </table:table-cell>
          <table:table-cell table:number-columns-repeated="6"/>
          <table:table-cell table:style-name="ce2" office:value-type="float" office:value="16.70902">
            <text:p>16.70902</text:p>
          </table:table-cell>
          <table:table-cell table:number-columns-repeated="6"/>
          <table:table-cell table:style-name="ce2" office:value-type="float" office:value="9.42695">
            <text:p>9.42695</text:p>
          </table:table-cell>
          <table:table-cell table:number-columns-repeated="6"/>
          <table:table-cell table:style-name="ce2" office:value-type="float" office:value="14.02005">
            <text:p>14.02005</text:p>
          </table:table-cell>
        </table:table-row>
        <table:table-row>
          <table:table-cell table:number-columns-repeated="3"/>
          <table:table-cell table:style-name="ce2" office:value-type="float" office:value="22.746625">
            <text:p>22.746625</text:p>
          </table:table-cell>
          <table:table-cell table:number-columns-repeated="6"/>
          <table:table-cell table:style-name="ce2" office:value-type="float" office:value="20.2187">
            <text:p>20.2187</text:p>
          </table:table-cell>
          <table:table-cell table:number-columns-repeated="6"/>
          <table:table-cell table:style-name="ce2" office:value-type="float" office:value="10.86804">
            <text:p>10.86804</text:p>
          </table:table-cell>
          <table:table-cell table:number-columns-repeated="6"/>
          <table:table-cell table:style-name="ce2" office:value-type="float" office:value="16.545675">
            <text:p>16.545675</text:p>
          </table:table-cell>
        </table:table-row>
        <table:table-row>
          <table:table-cell table:number-columns-repeated="3"/>
          <table:table-cell table:style-name="ce2" office:value-type="float" office:value="26.8462">
            <text:p>26.8462</text:p>
          </table:table-cell>
          <table:table-cell table:number-columns-repeated="6"/>
          <table:table-cell table:style-name="ce2" office:value-type="float" office:value="22.22264">
            <text:p>22.22264</text:p>
          </table:table-cell>
          <table:table-cell table:number-columns-repeated="6"/>
          <table:table-cell table:style-name="ce2" office:value-type="float" office:value="12.82368">
            <text:p>12.82368</text:p>
          </table:table-cell>
          <table:table-cell table:number-columns-repeated="6"/>
          <table:table-cell table:style-name="ce2" office:value-type="float" office:value="18.2469">
            <text:p>18.2469</text:p>
          </table:table-cell>
        </table:table-row>
        <table:table-row>
          <table:table-cell table:number-columns-repeated="3"/>
          <table:table-cell table:style-name="ce2" office:value-type="float" office:value="30.086525">
            <text:p>30.086525</text:p>
          </table:table-cell>
          <table:table-cell table:number-columns-repeated="6"/>
          <table:table-cell table:style-name="ce2" office:value-type="float" office:value="24.25544">
            <text:p>24.25544</text:p>
          </table:table-cell>
          <table:table-cell table:number-columns-repeated="6"/>
          <table:table-cell table:style-name="ce2" office:value-type="float" office:value="14.08606">
            <text:p>14.08606</text:p>
          </table:table-cell>
          <table:table-cell table:number-columns-repeated="6"/>
          <table:table-cell table:style-name="ce2" office:value-type="float" office:value="19.7144">
            <text:p>19.7144</text:p>
          </table:table-cell>
        </table:table-row>
        <table:table-row>
          <table:table-cell table:number-columns-repeated="3"/>
          <table:table-cell table:style-name="ce2" office:value-type="float" office:value="32.8102">
            <text:p>32.8102</text:p>
          </table:table-cell>
          <table:table-cell table:number-columns-repeated="6"/>
          <table:table-cell table:style-name="ce2" office:value-type="float" office:value="26.5324">
            <text:p>26.5324</text:p>
          </table:table-cell>
          <table:table-cell table:number-columns-repeated="6"/>
          <table:table-cell table:style-name="ce2" office:value-type="float" office:value="15.7616">
            <text:p>15.7616</text:p>
          </table:table-cell>
          <table:table-cell table:number-columns-repeated="6"/>
          <table:table-cell table:style-name="ce2" office:value-type="float" office:value="24.03825">
            <text:p>24.03825</text:p>
          </table:table-cell>
        </table:table-row>
        <table:table-row>
          <table:table-cell table:number-columns-repeated="3"/>
          <table:table-cell table:style-name="ce2" office:value-type="float" office:value="165.8095">
            <text:p>165.8095</text:p>
          </table:table-cell>
          <table:table-cell table:number-columns-repeated="6"/>
          <table:table-cell table:style-name="ce2" office:value-type="float" office:value="72.28236">
            <text:p>72.28236</text:p>
          </table:table-cell>
          <table:table-cell table:number-columns-repeated="6"/>
          <table:table-cell table:style-name="ce2" office:value-type="float" office:value="38.23632">
            <text:p>38.23632</text:p>
          </table:table-cell>
          <table:table-cell table:number-columns-repeated="6"/>
          <table:table-cell table:style-name="ce2" office:value-type="float" office:value="25.37045">
            <text:p>25.37045</text:p>
          </table:table-cell>
        </table:table-row>
        <table:table-row>
          <table:table-cell table:number-columns-repeated="3"/>
          <table:table-cell table:style-name="ce2" office:value-type="float" office:value="210.3665">
            <text:p>210.3665</text:p>
          </table:table-cell>
          <table:table-cell table:number-columns-repeated="6"/>
          <table:table-cell table:style-name="ce2" office:value-type="float" office:value="733.55">
            <text:p>733.55</text:p>
          </table:table-cell>
          <table:table-cell table:number-columns-repeated="6"/>
          <table:table-cell table:style-name="ce2" office:value-type="float" office:value="43.80736">
            <text:p>43.80736</text:p>
          </table:table-cell>
          <table:table-cell table:number-columns-repeated="6"/>
          <table:table-cell table:style-name="ce2" office:value-type="float" office:value="28.946975">
            <text:p>28.946975</text:p>
          </table:table-cell>
        </table:table-row>
        <table:table-row>
          <table:table-cell table:number-columns-repeated="3"/>
          <table:table-cell table:style-name="ce2" office:value-type="float" office:value="232.616">
            <text:p>232.616</text:p>
          </table:table-cell>
          <table:table-cell table:number-columns-repeated="6"/>
          <table:table-cell table:style-name="ce2" office:value-type="float" office:value="1661.118">
            <text:p>1661.118</text:p>
          </table:table-cell>
          <table:table-cell table:number-columns-repeated="6"/>
          <table:table-cell table:style-name="ce2" office:value-type="float" office:value="78.30022">
            <text:p>78.30022</text:p>
          </table:table-cell>
          <table:table-cell table:number-columns-repeated="6"/>
          <table:table-cell table:style-name="ce2" office:value-type="float" office:value="31.276475">
            <text:p>31.276475</text:p>
          </table:table-cell>
        </table:table-row>
        <table:table-row>
          <table:table-cell table:number-columns-repeated="3"/>
          <table:table-cell table:style-name="ce2" office:value-type="float" office:value="256.76375">
            <text:p>256.76375</text:p>
          </table:table-cell>
          <table:table-cell table:number-columns-repeated="6"/>
          <table:table-cell table:style-name="ce2" office:value-type="float" office:value="2404.094">
            <text:p>2404.094</text:p>
          </table:table-cell>
          <table:table-cell table:number-columns-repeated="6"/>
          <table:table-cell table:style-name="ce2" office:value-type="float" office:value="192.204">
            <text:p>192.204</text:p>
          </table:table-cell>
          <table:table-cell table:number-columns-repeated="6"/>
          <table:table-cell table:style-name="ce2" office:value-type="float" office:value="38.44985">
            <text:p>38.44985</text:p>
          </table:table-cell>
        </table:table-row>
        <table:table-row>
          <table:table-cell table:number-columns-repeated="3"/>
          <table:table-cell table:style-name="ce2" office:value-type="float" office:value="365.16625">
            <text:p>365.16625</text:p>
          </table:table-cell>
          <table:table-cell table:number-columns-repeated="6"/>
          <table:table-cell table:style-name="ce2" office:value-type="float" office:value="3245.172">
            <text:p>3245.172</text:p>
          </table:table-cell>
          <table:table-cell table:number-columns-repeated="6"/>
          <table:table-cell table:style-name="ce2" office:value-type="float" office:value="308.342">
            <text:p>308.342</text:p>
          </table:table-cell>
          <table:table-cell table:number-columns-repeated="6"/>
          <table:table-cell table:style-name="ce2" office:value-type="float" office:value="38.62765">
            <text:p>38.62765</text:p>
          </table:table-cell>
        </table:table-row>
        <table:table-row>
          <table:table-cell table:number-columns-repeated="3"/>
          <table:table-cell table:style-name="ce2" office:value-type="float" office:value="481.4905">
            <text:p>481.4905</text:p>
          </table:table-cell>
          <table:table-cell table:number-columns-repeated="6"/>
          <table:table-cell table:style-name="ce2" office:value-type="float" office:value="4111.9">
            <text:p>4111.9</text:p>
          </table:table-cell>
          <table:table-cell table:number-columns-repeated="6"/>
          <table:table-cell table:style-name="ce2" office:value-type="float" office:value="1983.536">
            <text:p>1983.536</text:p>
          </table:table-cell>
          <table:table-cell table:number-columns-repeated="6"/>
          <table:table-cell table:style-name="ce2" office:value-type="float" office:value="41.957425">
            <text:p>41.957425</text:p>
          </table:table-cell>
        </table:table-row>
        <table:table-row>
          <table:table-cell table:number-columns-repeated="3"/>
          <table:table-cell table:style-name="ce2" office:value-type="float" office:value="511.9445">
            <text:p>511.9445</text:p>
          </table:table-cell>
          <table:table-cell table:number-columns-repeated="6"/>
          <table:table-cell table:style-name="ce2" office:value-type="float" office:value="5191.194">
            <text:p>5191.194</text:p>
          </table:table-cell>
          <table:table-cell table:number-columns-repeated="6"/>
          <table:table-cell table:style-name="ce2" office:value-type="float" office:value="5421.06">
            <text:p>5421.06</text:p>
          </table:table-cell>
          <table:table-cell table:number-columns-repeated="6"/>
          <table:table-cell table:style-name="ce2" office:value-type="float" office:value="44.894075">
            <text:p>44.894075</text:p>
          </table:table-cell>
        </table:table-row>
        <table:table-row>
          <table:table-cell table:number-columns-repeated="3"/>
          <table:table-cell table:style-name="ce2" office:value-type="float" office:value="540.221">
            <text:p>540.221</text:p>
          </table:table-cell>
          <table:table-cell table:number-columns-repeated="6"/>
          <table:table-cell table:style-name="ce2" office:value-type="float" office:value="6470.192">
            <text:p>6470.192</text:p>
          </table:table-cell>
          <table:table-cell table:number-columns-repeated="6"/>
          <table:table-cell table:style-name="ce2" office:value-type="float" office:value="9028.874">
            <text:p>9028.874</text:p>
          </table:table-cell>
          <table:table-cell table:number-columns-repeated="6"/>
          <table:table-cell table:style-name="ce2" office:value-type="float" office:value="49.53225">
            <text:p>49.53225</text:p>
          </table:table-cell>
        </table:table-row>
        <table:table-row>
          <table:table-cell table:number-columns-repeated="3"/>
          <table:table-cell table:style-name="ce2" office:value-type="float" office:value="578.3515">
            <text:p>578.3515</text:p>
          </table:table-cell>
          <table:table-cell table:number-columns-repeated="6"/>
          <table:table-cell table:style-name="ce2" office:value-type="float" office:value="8689.936">
            <text:p>8689.936</text:p>
          </table:table-cell>
          <table:table-cell table:number-columns-repeated="6"/>
          <table:table-cell table:style-name="ce2" office:value-type="float" office:value="14831.84">
            <text:p>14831.84</text:p>
          </table:table-cell>
          <table:table-cell table:number-columns-repeated="6"/>
          <table:table-cell table:style-name="ce2" office:value-type="float" office:value="50.7515">
            <text:p>50.7515</text:p>
          </table:table-cell>
        </table:table-row>
        <table:table-row>
          <table:table-cell table:number-columns-repeated="3"/>
          <table:table-cell table:style-name="ce2" office:value-type="float" office:value="615.18275">
            <text:p>615.18275</text:p>
          </table:table-cell>
          <table:table-cell table:number-columns-repeated="6"/>
          <table:table-cell table:style-name="ce2" office:value-type="float" office:value="10343.1">
            <text:p>10343.1</text:p>
          </table:table-cell>
          <table:table-cell table:number-columns-repeated="6"/>
          <table:table-cell table:style-name="ce2" office:value-type="float" office:value="18651.38">
            <text:p>18651.38</text:p>
          </table:table-cell>
          <table:table-cell table:number-columns-repeated="6"/>
          <table:table-cell table:style-name="ce2" office:value-type="float" office:value="54.66785">
            <text:p>54.66785</text:p>
          </table:table-cell>
        </table:table-row>
        <table:table-row>
          <table:table-cell table:number-columns-repeated="3"/>
          <table:table-cell table:style-name="ce2" office:value-type="float" office:value="642.688">
            <text:p>642.688</text:p>
          </table:table-cell>
          <table:table-cell table:number-columns-repeated="6"/>
          <table:table-cell table:style-name="ce2" office:value-type="float" office:value="14095.78">
            <text:p>14095.78</text:p>
          </table:table-cell>
          <table:table-cell table:number-columns-repeated="6"/>
          <table:table-cell table:style-name="ce2" office:value-type="float" office:value="23046.58">
            <text:p>23046.58</text:p>
          </table:table-cell>
          <table:table-cell table:number-columns-repeated="6"/>
          <table:table-cell table:style-name="ce2" office:value-type="float" office:value="58.52365">
            <text:p>58.52365</text:p>
          </table:table-cell>
        </table:table-row>
        <table:table-row>
          <table:table-cell table:number-columns-repeated="3"/>
          <table:table-cell table:style-name="ce2" office:value-type="float" office:value="35.0225">
            <text:p>35.0225</text:p>
          </table:table-cell>
          <table:table-cell table:number-columns-repeated="6"/>
          <table:table-cell table:style-name="ce2" office:value-type="float" office:value="29.61312">
            <text:p>29.61312</text:p>
          </table:table-cell>
          <table:table-cell table:number-columns-repeated="6"/>
          <table:table-cell table:style-name="ce2" office:value-type="float" office:value="17.50836">
            <text:p>17.50836</text:p>
          </table:table-cell>
          <table:table-cell table:number-columns-repeated="6"/>
          <table:table-cell table:style-name="ce2" office:value-type="float" office:value="24.0332">
            <text:p>24.0332</text:p>
          </table:table-cell>
        </table:table-row>
        <table:table-row>
          <table:table-cell table:number-columns-repeated="3"/>
          <table:table-cell table:style-name="ce2" office:value-type="float" office:value="66.506925">
            <text:p>66.506925</text:p>
          </table:table-cell>
          <table:table-cell table:number-columns-repeated="6"/>
          <table:table-cell table:style-name="ce2" office:value-type="float" office:value="55.84456">
            <text:p>55.84456</text:p>
          </table:table-cell>
          <table:table-cell table:number-columns-repeated="6"/>
          <table:table-cell table:style-name="ce2" office:value-type="float" office:value="32.48734">
            <text:p>32.48734</text:p>
          </table:table-cell>
          <table:table-cell table:number-columns-repeated="6"/>
          <table:table-cell table:style-name="ce2" office:value-type="float" office:value="42.775625">
            <text:p>42.775625</text:p>
          </table:table-cell>
        </table:table-row>
        <table:table-row>
          <table:table-cell table:number-columns-repeated="3"/>
          <table:table-cell table:style-name="ce2" office:value-type="float" office:value="95.965675">
            <text:p>95.965675</text:p>
          </table:table-cell>
          <table:table-cell table:number-columns-repeated="6"/>
          <table:table-cell table:style-name="ce2" office:value-type="float" office:value="79.24944">
            <text:p>79.24944</text:p>
          </table:table-cell>
          <table:table-cell table:number-columns-repeated="6"/>
          <table:table-cell table:style-name="ce2" office:value-type="float" office:value="46.92998">
            <text:p>46.92998</text:p>
          </table:table-cell>
          <table:table-cell table:number-columns-repeated="6"/>
          <table:table-cell table:style-name="ce2" office:value-type="float" office:value="61.39325">
            <text:p>61.39325</text:p>
          </table:table-cell>
        </table:table-row>
        <table:table-row>
          <table:table-cell table:number-columns-repeated="3"/>
          <table:table-cell table:style-name="ce2" office:value-type="float" office:value="129.437">
            <text:p>129.437</text:p>
          </table:table-cell>
          <table:table-cell table:number-columns-repeated="6"/>
          <table:table-cell table:style-name="ce2" office:value-type="float" office:value="102.9352">
            <text:p>102.9352</text:p>
          </table:table-cell>
          <table:table-cell table:number-columns-repeated="6"/>
          <table:table-cell table:style-name="ce2" office:value-type="float" office:value="60.72216">
            <text:p>60.72216</text:p>
          </table:table-cell>
          <table:table-cell table:number-columns-repeated="6"/>
          <table:table-cell table:style-name="ce2" office:value-type="float" office:value="82.3912">
            <text:p>82.3912</text:p>
          </table:table-cell>
        </table:table-row>
        <table:table-row>
          <table:table-cell table:number-columns-repeated="3"/>
          <table:table-cell table:style-name="ce2" office:value-type="float" office:value="159.83525">
            <text:p>159.83525</text:p>
          </table:table-cell>
          <table:table-cell table:number-columns-repeated="6"/>
          <table:table-cell table:style-name="ce2" office:value-type="float" office:value="125.421">
            <text:p>125.421</text:p>
          </table:table-cell>
          <table:table-cell table:number-columns-repeated="6"/>
          <table:table-cell table:style-name="ce2" office:value-type="float" office:value="74.0589">
            <text:p>74.0589</text:p>
          </table:table-cell>
          <table:table-cell table:number-columns-repeated="6"/>
          <table:table-cell table:style-name="ce2" office:value-type="float" office:value="98.845375">
            <text:p>98.845375</text:p>
          </table:table-cell>
        </table:table-row>
        <table:table-row>
          <table:table-cell table:number-columns-repeated="3"/>
          <table:table-cell table:style-name="ce2" office:value-type="float" office:value="190.8655">
            <text:p>190.8655</text:p>
          </table:table-cell>
          <table:table-cell table:number-columns-repeated="6"/>
          <table:table-cell table:style-name="ce2" office:value-type="float" office:value="148.333">
            <text:p>148.333</text:p>
          </table:table-cell>
          <table:table-cell table:number-columns-repeated="6"/>
          <table:table-cell table:style-name="ce2" office:value-type="float" office:value="88.65718">
            <text:p>88.65718</text:p>
          </table:table-cell>
          <table:table-cell table:number-columns-repeated="6"/>
          <table:table-cell table:style-name="ce2" office:value-type="float" office:value="117.967">
            <text:p>117.967</text:p>
          </table:table-cell>
        </table:table-row>
        <table:table-row>
          <table:table-cell table:number-columns-repeated="3"/>
          <table:table-cell table:style-name="ce2" office:value-type="float" office:value="215.44475">
            <text:p>215.44475</text:p>
          </table:table-cell>
          <table:table-cell table:number-columns-repeated="6"/>
          <table:table-cell table:style-name="ce2" office:value-type="float" office:value="172.985">
            <text:p>172.985</text:p>
          </table:table-cell>
          <table:table-cell table:number-columns-repeated="6"/>
          <table:table-cell table:style-name="ce2" office:value-type="float" office:value="106.3072">
            <text:p>106.3072</text:p>
          </table:table-cell>
          <table:table-cell table:number-columns-repeated="6"/>
          <table:table-cell table:style-name="ce2" office:value-type="float" office:value="137.011">
            <text:p>137.011</text:p>
          </table:table-cell>
        </table:table-row>
        <table:table-row>
          <table:table-cell table:number-columns-repeated="3"/>
          <table:table-cell table:style-name="ce2" office:value-type="float" office:value="245.64125">
            <text:p>245.64125</text:p>
          </table:table-cell>
          <table:table-cell table:number-columns-repeated="6"/>
          <table:table-cell table:style-name="ce2" office:value-type="float" office:value="193.5182">
            <text:p>193.5182</text:p>
          </table:table-cell>
          <table:table-cell table:number-columns-repeated="6"/>
          <table:table-cell table:style-name="ce2" office:value-type="float" office:value="123.7458">
            <text:p>123.7458</text:p>
          </table:table-cell>
          <table:table-cell table:number-columns-repeated="6"/>
          <table:table-cell table:style-name="ce2" office:value-type="float" office:value="157.6495">
            <text:p>157.6495</text:p>
          </table:table-cell>
        </table:table-row>
        <table:table-row>
          <table:table-cell table:number-columns-repeated="3"/>
          <table:table-cell table:style-name="ce2" office:value-type="float" office:value="275.46375">
            <text:p>275.46375</text:p>
          </table:table-cell>
          <table:table-cell table:number-columns-repeated="6"/>
          <table:table-cell table:style-name="ce2" office:value-type="float" office:value="214.5016">
            <text:p>214.5016</text:p>
          </table:table-cell>
          <table:table-cell table:number-columns-repeated="6"/>
          <table:table-cell table:style-name="ce2" office:value-type="float" office:value="134.1736">
            <text:p>134.1736</text:p>
          </table:table-cell>
          <table:table-cell table:number-columns-repeated="6"/>
          <table:table-cell table:style-name="ce2" office:value-type="float" office:value="174.886">
            <text:p>174.886</text:p>
          </table:table-cell>
        </table:table-row>
        <table:table-row>
          <table:table-cell table:number-columns-repeated="3"/>
          <table:table-cell table:style-name="ce2" office:value-type="float" office:value="1469.285">
            <text:p>1469.285</text:p>
          </table:table-cell>
          <table:table-cell table:number-columns-repeated="6"/>
          <table:table-cell table:style-name="ce2" office:value-type="float" office:value="502.7918">
            <text:p>502.7918</text:p>
          </table:table-cell>
          <table:table-cell table:number-columns-repeated="6"/>
          <table:table-cell table:style-name="ce2" office:value-type="float" office:value="177.871">
            <text:p>177.871</text:p>
          </table:table-cell>
          <table:table-cell table:number-columns-repeated="6"/>
          <table:table-cell table:style-name="ce2" office:value-type="float" office:value="198">
            <text:p>198</text:p>
          </table:table-cell>
        </table:table-row>
        <table:table-row>
          <table:table-cell table:number-columns-repeated="3"/>
          <table:table-cell table:style-name="ce2" office:value-type="float" office:value="1667.88">
            <text:p>1667.88</text:p>
          </table:table-cell>
          <table:table-cell table:number-columns-repeated="6"/>
          <table:table-cell table:style-name="ce2" office:value-type="float" office:value="7217.224">
            <text:p>7217.224</text:p>
          </table:table-cell>
          <table:table-cell table:number-columns-repeated="6"/>
          <table:table-cell table:style-name="ce2" office:value-type="float" office:value="393.5092">
            <text:p>393.5092</text:p>
          </table:table-cell>
          <table:table-cell table:number-columns-repeated="6"/>
          <table:table-cell table:style-name="ce2" office:value-type="float" office:value="233.3885">
            <text:p>233.3885</text:p>
          </table:table-cell>
        </table:table-row>
        <table:table-row>
          <table:table-cell table:number-columns-repeated="3"/>
          <table:table-cell table:style-name="ce2" office:value-type="float" office:value="2075.995">
            <text:p>2075.995</text:p>
          </table:table-cell>
          <table:table-cell table:number-columns-repeated="6"/>
          <table:table-cell table:style-name="ce2" office:value-type="float" office:value="20996.24">
            <text:p>20996.24</text:p>
          </table:table-cell>
          <table:table-cell table:number-columns-repeated="6"/>
          <table:table-cell table:style-name="ce2" office:value-type="float" office:value="457.7402">
            <text:p>457.7402</text:p>
          </table:table-cell>
          <table:table-cell table:number-columns-repeated="6"/>
          <table:table-cell table:style-name="ce2" office:value-type="float" office:value="269.51525">
            <text:p>269.51525</text:p>
          </table:table-cell>
        </table:table-row>
        <table:table-row>
          <table:table-cell table:number-columns-repeated="3"/>
          <table:table-cell table:style-name="ce2" office:value-type="float" office:value="2286.6325">
            <text:p>2286.6325</text:p>
          </table:table-cell>
          <table:table-cell table:number-columns-repeated="6"/>
          <table:table-cell table:style-name="ce2" office:value-type="float" office:value="45863.6">
            <text:p>45863.6</text:p>
          </table:table-cell>
          <table:table-cell table:number-columns-repeated="6"/>
          <table:table-cell table:style-name="ce2" office:value-type="float" office:value="2262.682">
            <text:p>2262.682</text:p>
          </table:table-cell>
          <table:table-cell table:number-columns-repeated="6"/>
          <table:table-cell table:style-name="ce2" office:value-type="float" office:value="302.11525">
            <text:p>302.11525</text:p>
          </table:table-cell>
        </table:table-row>
        <table:table-row>
          <table:table-cell table:number-columns-repeated="3"/>
          <table:table-cell table:style-name="ce2" office:value-type="float" office:value="2494.015">
            <text:p>2494.015</text:p>
          </table:table-cell>
          <table:table-cell table:number-columns-repeated="6"/>
          <table:table-cell table:style-name="ce2" office:value-type="float" office:value="73671.26">
            <text:p>73671.26</text:p>
          </table:table-cell>
          <table:table-cell table:number-columns-repeated="6"/>
          <table:table-cell table:style-name="ce2" office:value-type="float" office:value="4002.738">
            <text:p>4002.738</text:p>
          </table:table-cell>
          <table:table-cell table:number-columns-repeated="6"/>
          <table:table-cell table:style-name="ce2" office:value-type="float" office:value="338.94475">
            <text:p>338.94475</text:p>
          </table:table-cell>
        </table:table-row>
        <table:table-row>
          <table:table-cell table:number-columns-repeated="3"/>
          <table:table-cell table:style-name="ce2" office:value-type="float" office:value="4368.3">
            <text:p>4368.3</text:p>
          </table:table-cell>
          <table:table-cell table:number-columns-repeated="6"/>
          <table:table-cell table:style-name="ce2" office:value-type="float" office:value="97913.7">
            <text:p>97913.7</text:p>
          </table:table-cell>
          <table:table-cell table:number-columns-repeated="6"/>
          <table:table-cell table:style-name="ce2" office:value-type="float" office:value="10461.22">
            <text:p>10461.22</text:p>
          </table:table-cell>
          <table:table-cell table:number-columns-repeated="6"/>
          <table:table-cell table:style-name="ce2" office:value-type="float" office:value="370.18075">
            <text:p>370.18075</text:p>
          </table:table-cell>
        </table:table-row>
        <table:table-row>
          <table:table-cell table:number-columns-repeated="3"/>
          <table:table-cell table:style-name="ce2" office:value-type="float" office:value="4705.4675">
            <text:p>4705.4675</text:p>
          </table:table-cell>
          <table:table-cell table:number-columns-repeated="6"/>
          <table:table-cell table:style-name="ce2" office:value-type="float" office:value="128311.4">
            <text:p>128311.4</text:p>
          </table:table-cell>
          <table:table-cell table:number-columns-repeated="6"/>
          <table:table-cell table:style-name="ce2" office:value-type="float" office:value="50256.62">
            <text:p>50256.62</text:p>
          </table:table-cell>
          <table:table-cell table:number-columns-repeated="6"/>
          <table:table-cell table:style-name="ce2" office:value-type="float" office:value="404.883">
            <text:p>404.883</text:p>
          </table:table-cell>
        </table:table-row>
        <table:table-row>
          <table:table-cell table:number-columns-repeated="3"/>
          <table:table-cell table:style-name="ce2" office:value-type="float" office:value="5064.81">
            <text:p>5064.81</text:p>
          </table:table-cell>
          <table:table-cell table:number-columns-repeated="6"/>
          <table:table-cell table:style-name="ce2" office:value-type="float" office:value="151132.8">
            <text:p>151132.8</text:p>
          </table:table-cell>
          <table:table-cell table:number-columns-repeated="6"/>
          <table:table-cell table:style-name="ce2" office:value-type="float" office:value="80735.6">
            <text:p>80735.6</text:p>
          </table:table-cell>
          <table:table-cell table:number-columns-repeated="6"/>
          <table:table-cell table:style-name="ce2" office:value-type="float" office:value="439.07525">
            <text:p>439.07525</text:p>
          </table:table-cell>
        </table:table-row>
        <table:table-row>
          <table:table-cell table:number-columns-repeated="3"/>
          <table:table-cell table:style-name="ce2" office:value-type="float" office:value="5371.185">
            <text:p>5371.185</text:p>
          </table:table-cell>
          <table:table-cell table:number-columns-repeated="6"/>
          <table:table-cell table:style-name="ce2" office:value-type="float" office:value="188411.2">
            <text:p>188411.2</text:p>
          </table:table-cell>
          <table:table-cell table:number-columns-repeated="6"/>
          <table:table-cell table:style-name="ce2" office:value-type="float" office:value="111663">
            <text:p>111663</text:p>
          </table:table-cell>
          <table:table-cell table:number-columns-repeated="6"/>
          <table:table-cell table:style-name="ce2" office:value-type="float" office:value="471.48225">
            <text:p>471.48225</text:p>
          </table:table-cell>
        </table:table-row>
        <table:table-row>
          <table:table-cell table:number-columns-repeated="3"/>
          <table:table-cell table:style-name="ce2" office:value-type="float" office:value="5709.345">
            <text:p>5709.345</text:p>
          </table:table-cell>
          <table:table-cell table:number-columns-repeated="6"/>
          <table:table-cell table:style-name="ce2" office:value-type="float" office:value="227522">
            <text:p>227522</text:p>
          </table:table-cell>
          <table:table-cell table:number-columns-repeated="6"/>
          <table:table-cell table:style-name="ce2" office:value-type="float" office:value="140903.2">
            <text:p>140903.2</text:p>
          </table:table-cell>
          <table:table-cell table:number-columns-repeated="6"/>
          <table:table-cell table:style-name="ce2" office:value-type="float" office:value="506.6815">
            <text:p>506.6815</text:p>
          </table:table-cell>
        </table:table-row>
        <table:table-row>
          <table:table-cell table:number-columns-repeated="3"/>
          <table:table-cell table:style-name="ce2" office:value-type="float" office:value="6013.7725">
            <text:p>6013.7725</text:p>
          </table:table-cell>
          <table:table-cell table:number-columns-repeated="6"/>
          <table:table-cell table:style-name="ce2" office:value-type="float" office:value="258546.8">
            <text:p>258546.8</text:p>
          </table:table-cell>
          <table:table-cell table:number-columns-repeated="6"/>
          <table:table-cell table:style-name="ce2" office:value-type="float" office:value="172621.2">
            <text:p>172621.2</text:p>
          </table:table-cell>
          <table:table-cell table:number-columns-repeated="6"/>
          <table:table-cell table:style-name="ce2" office:value-type="float" office:value="541.28975">
            <text:p>541.28975</text:p>
          </table:table-cell>
        </table:table-row>
      </table:table>
      <table:table table:name="'file:///home/djpark/gdrive/logs/paper/preserve50.ods'#main" table:print="false" table:style-name="ta_extref">
        <table:table-source xlink:type="simple" xlink:href="../../preserve50.ods" table:table-name="main" table:filter-name="calc8" table:mode="copy-results-only"/>
        <table:table-column table:number-columns-repeated="25"/>
        <table:table-row>
          <table:table-cell table:number-columns-repeated="25"/>
        </table:table-row>
        <table:table-row>
          <table:table-cell table:number-columns-repeated="3"/>
          <table:table-cell table:style-name="ce2" office:value-type="float" office:value="5.049644">
            <text:p>5.049644</text:p>
          </table:table-cell>
          <table:table-cell table:number-columns-repeated="6"/>
          <table:table-cell table:style-name="ce2" office:value-type="float" office:value="4.006242">
            <text:p>4.006242</text:p>
          </table:table-cell>
          <table:table-cell table:number-columns-repeated="6"/>
          <table:table-cell table:style-name="ce2" office:value-type="float" office:value="2.466376">
            <text:p>2.466376</text:p>
          </table:table-cell>
          <table:table-cell table:number-columns-repeated="6"/>
          <table:table-cell table:style-name="ce2" office:value-type="float" office:value="3.06864">
            <text:p>3.06864</text:p>
          </table:table-cell>
        </table:table-row>
        <table:table-row>
          <table:table-cell table:number-columns-repeated="3"/>
          <table:table-cell table:style-name="ce2" office:value-type="float" office:value="8.807622">
            <text:p>8.807622</text:p>
          </table:table-cell>
          <table:table-cell table:number-columns-repeated="6"/>
          <table:table-cell table:style-name="ce2" office:value-type="float" office:value="7.243098">
            <text:p>7.243098</text:p>
          </table:table-cell>
          <table:table-cell table:number-columns-repeated="6"/>
          <table:table-cell table:style-name="ce2" office:value-type="float" office:value="4.085422">
            <text:p>4.085422</text:p>
          </table:table-cell>
          <table:table-cell table:number-columns-repeated="6"/>
          <table:table-cell table:style-name="ce2" office:value-type="float" office:value="5.618484">
            <text:p>5.618484</text:p>
          </table:table-cell>
        </table:table-row>
        <table:table-row>
          <table:table-cell table:number-columns-repeated="3"/>
          <table:table-cell table:style-name="ce2" office:value-type="float" office:value="13.33746">
            <text:p>13.33746</text:p>
          </table:table-cell>
          <table:table-cell table:number-columns-repeated="6"/>
          <table:table-cell table:style-name="ce2" office:value-type="float" office:value="11.25096">
            <text:p>11.25096</text:p>
          </table:table-cell>
          <table:table-cell table:number-columns-repeated="6"/>
          <table:table-cell table:style-name="ce2" office:value-type="float" office:value="5.86478">
            <text:p>5.86478</text:p>
          </table:table-cell>
          <table:table-cell table:number-columns-repeated="6"/>
          <table:table-cell table:style-name="ce2" office:value-type="float" office:value="8.690924">
            <text:p>8.690924</text:p>
          </table:table-cell>
        </table:table-row>
        <table:table-row>
          <table:table-cell table:number-columns-repeated="3"/>
          <table:table-cell table:style-name="ce2" office:value-type="float" office:value="17.21588">
            <text:p>17.21588</text:p>
          </table:table-cell>
          <table:table-cell table:number-columns-repeated="6"/>
          <table:table-cell table:style-name="ce2" office:value-type="float" office:value="13.94666">
            <text:p>13.94666</text:p>
          </table:table-cell>
          <table:table-cell table:number-columns-repeated="6"/>
          <table:table-cell table:style-name="ce2" office:value-type="float" office:value="7.707098">
            <text:p>7.707098</text:p>
          </table:table-cell>
          <table:table-cell table:number-columns-repeated="6"/>
          <table:table-cell table:style-name="ce2" office:value-type="float" office:value="11.8064">
            <text:p>11.8064</text:p>
          </table:table-cell>
        </table:table-row>
        <table:table-row>
          <table:table-cell table:number-columns-repeated="3"/>
          <table:table-cell table:style-name="ce2" office:value-type="float" office:value="19.96728">
            <text:p>19.96728</text:p>
          </table:table-cell>
          <table:table-cell table:number-columns-repeated="6"/>
          <table:table-cell table:style-name="ce2" office:value-type="float" office:value="16.54928">
            <text:p>16.54928</text:p>
          </table:table-cell>
          <table:table-cell table:number-columns-repeated="6"/>
          <table:table-cell table:style-name="ce2" office:value-type="float" office:value="9.677038">
            <text:p>9.677038</text:p>
          </table:table-cell>
          <table:table-cell table:number-columns-repeated="6"/>
          <table:table-cell table:style-name="ce2" office:value-type="float" office:value="13.94924">
            <text:p>13.94924</text:p>
          </table:table-cell>
        </table:table-row>
        <table:table-row>
          <table:table-cell table:number-columns-repeated="3"/>
          <table:table-cell table:style-name="ce2" office:value-type="float" office:value="23.568">
            <text:p>23.568</text:p>
          </table:table-cell>
          <table:table-cell table:number-columns-repeated="6"/>
          <table:table-cell table:style-name="ce2" office:value-type="float" office:value="19.04482">
            <text:p>19.04482</text:p>
          </table:table-cell>
          <table:table-cell table:number-columns-repeated="6"/>
          <table:table-cell table:style-name="ce2" office:value-type="float" office:value="11.1577">
            <text:p>11.1577</text:p>
          </table:table-cell>
          <table:table-cell table:number-columns-repeated="6"/>
          <table:table-cell table:style-name="ce2" office:value-type="float" office:value="16.39536">
            <text:p>16.39536</text:p>
          </table:table-cell>
        </table:table-row>
        <table:table-row>
          <table:table-cell table:number-columns-repeated="3"/>
          <table:table-cell table:style-name="ce2" office:value-type="float" office:value="26.65252">
            <text:p>26.65252</text:p>
          </table:table-cell>
          <table:table-cell table:number-columns-repeated="6"/>
          <table:table-cell table:style-name="ce2" office:value-type="float" office:value="21.92836">
            <text:p>21.92836</text:p>
          </table:table-cell>
          <table:table-cell table:number-columns-repeated="6"/>
          <table:table-cell table:style-name="ce2" office:value-type="float" office:value="12.96016">
            <text:p>12.96016</text:p>
          </table:table-cell>
          <table:table-cell table:number-columns-repeated="6"/>
          <table:table-cell table:style-name="ce2" office:value-type="float" office:value="17.55776">
            <text:p>17.55776</text:p>
          </table:table-cell>
        </table:table-row>
        <table:table-row>
          <table:table-cell table:number-columns-repeated="3"/>
          <table:table-cell table:style-name="ce2" office:value-type="float" office:value="29.03884">
            <text:p>29.03884</text:p>
          </table:table-cell>
          <table:table-cell table:number-columns-repeated="6"/>
          <table:table-cell table:style-name="ce2" office:value-type="float" office:value="24.64768">
            <text:p>24.64768</text:p>
          </table:table-cell>
          <table:table-cell table:number-columns-repeated="6"/>
          <table:table-cell table:style-name="ce2" office:value-type="float" office:value="14.10584">
            <text:p>14.10584</text:p>
          </table:table-cell>
          <table:table-cell table:number-columns-repeated="6"/>
          <table:table-cell table:style-name="ce2" office:value-type="float" office:value="19.8458">
            <text:p>19.8458</text:p>
          </table:table-cell>
        </table:table-row>
        <table:table-row>
          <table:table-cell table:number-columns-repeated="3"/>
          <table:table-cell table:style-name="ce2" office:value-type="float" office:value="33.22916">
            <text:p>33.22916</text:p>
          </table:table-cell>
          <table:table-cell table:number-columns-repeated="6"/>
          <table:table-cell table:style-name="ce2" office:value-type="float" office:value="27.23826">
            <text:p>27.23826</text:p>
          </table:table-cell>
          <table:table-cell table:number-columns-repeated="6"/>
          <table:table-cell table:style-name="ce2" office:value-type="float" office:value="15.37688">
            <text:p>15.37688</text:p>
          </table:table-cell>
          <table:table-cell table:number-columns-repeated="6"/>
          <table:table-cell table:style-name="ce2" office:value-type="float" office:value="22.50136">
            <text:p>22.50136</text:p>
          </table:table-cell>
        </table:table-row>
        <table:table-row>
          <table:table-cell table:number-columns-repeated="3"/>
          <table:table-cell table:style-name="ce2" office:value-type="float" office:value="141.539">
            <text:p>141.539</text:p>
          </table:table-cell>
          <table:table-cell table:number-columns-repeated="6"/>
          <table:table-cell table:style-name="ce2" office:value-type="float" office:value="223.46324">
            <text:p>223.46324</text:p>
          </table:table-cell>
          <table:table-cell table:number-columns-repeated="6"/>
          <table:table-cell table:style-name="ce2" office:value-type="float" office:value="38.84184">
            <text:p>38.84184</text:p>
          </table:table-cell>
          <table:table-cell table:number-columns-repeated="6"/>
          <table:table-cell table:style-name="ce2" office:value-type="float" office:value="24.15464">
            <text:p>24.15464</text:p>
          </table:table-cell>
        </table:table-row>
        <table:table-row>
          <table:table-cell table:number-columns-repeated="3"/>
          <table:table-cell table:style-name="ce2" office:value-type="float" office:value="182.5828">
            <text:p>182.5828</text:p>
          </table:table-cell>
          <table:table-cell table:number-columns-repeated="6"/>
          <table:table-cell table:style-name="ce2" office:value-type="float" office:value="1180.4454">
            <text:p>1180.4454</text:p>
          </table:table-cell>
          <table:table-cell table:number-columns-repeated="6"/>
          <table:table-cell table:style-name="ce2" office:value-type="float" office:value="44.41434">
            <text:p>44.41434</text:p>
          </table:table-cell>
          <table:table-cell table:number-columns-repeated="6"/>
          <table:table-cell table:style-name="ce2" office:value-type="float" office:value="27.27348">
            <text:p>27.27348</text:p>
          </table:table-cell>
        </table:table-row>
        <table:table-row>
          <table:table-cell table:number-columns-repeated="3"/>
          <table:table-cell table:style-name="ce2" office:value-type="float" office:value="205.839">
            <text:p>205.839</text:p>
          </table:table-cell>
          <table:table-cell table:number-columns-repeated="6"/>
          <table:table-cell table:style-name="ce2" office:value-type="float" office:value="1908.62">
            <text:p>1908.62</text:p>
          </table:table-cell>
          <table:table-cell table:number-columns-repeated="6"/>
          <table:table-cell table:style-name="ce2" office:value-type="float" office:value="85.16136">
            <text:p>85.16136</text:p>
          </table:table-cell>
          <table:table-cell table:number-columns-repeated="6"/>
          <table:table-cell table:style-name="ce2" office:value-type="float" office:value="31.51476">
            <text:p>31.51476</text:p>
          </table:table-cell>
        </table:table-row>
        <table:table-row>
          <table:table-cell table:number-columns-repeated="3"/>
          <table:table-cell table:style-name="ce2" office:value-type="float" office:value="265.3424">
            <text:p>265.3424</text:p>
          </table:table-cell>
          <table:table-cell table:number-columns-repeated="6"/>
          <table:table-cell table:style-name="ce2" office:value-type="float" office:value="2711.51">
            <text:p>2711.51</text:p>
          </table:table-cell>
          <table:table-cell table:number-columns-repeated="6"/>
          <table:table-cell table:style-name="ce2" office:value-type="float" office:value="297.4304">
            <text:p>297.4304</text:p>
          </table:table-cell>
          <table:table-cell table:number-columns-repeated="6"/>
          <table:table-cell table:style-name="ce2" office:value-type="float" office:value="36.24274">
            <text:p>36.24274</text:p>
          </table:table-cell>
        </table:table-row>
        <table:table-row>
          <table:table-cell table:number-columns-repeated="3"/>
          <table:table-cell table:style-name="ce2" office:value-type="float" office:value="348.192">
            <text:p>348.192</text:p>
          </table:table-cell>
          <table:table-cell table:number-columns-repeated="6"/>
          <table:table-cell table:style-name="ce2" office:value-type="float" office:value="3334.464">
            <text:p>3334.464</text:p>
          </table:table-cell>
          <table:table-cell table:number-columns-repeated="6"/>
          <table:table-cell table:style-name="ce2" office:value-type="float" office:value="394.937">
            <text:p>394.937</text:p>
          </table:table-cell>
          <table:table-cell table:number-columns-repeated="6"/>
          <table:table-cell table:style-name="ce2" office:value-type="float" office:value="39.97602">
            <text:p>39.97602</text:p>
          </table:table-cell>
        </table:table-row>
        <table:table-row>
          <table:table-cell table:number-columns-repeated="3"/>
          <table:table-cell table:style-name="ce2" office:value-type="float" office:value="430.9354">
            <text:p>430.9354</text:p>
          </table:table-cell>
          <table:table-cell table:number-columns-repeated="6"/>
          <table:table-cell table:style-name="ce2" office:value-type="float" office:value="4931.466">
            <text:p>4931.466</text:p>
          </table:table-cell>
          <table:table-cell table:number-columns-repeated="6"/>
          <table:table-cell table:style-name="ce2" office:value-type="float" office:value="1997.548">
            <text:p>1997.548</text:p>
          </table:table-cell>
          <table:table-cell table:number-columns-repeated="6"/>
          <table:table-cell table:style-name="ce2" office:value-type="float" office:value="42.28784">
            <text:p>42.28784</text:p>
          </table:table-cell>
        </table:table-row>
        <table:table-row>
          <table:table-cell table:number-columns-repeated="3"/>
          <table:table-cell table:style-name="ce2" office:value-type="float" office:value="464.4544">
            <text:p>464.4544</text:p>
          </table:table-cell>
          <table:table-cell table:number-columns-repeated="6"/>
          <table:table-cell table:style-name="ce2" office:value-type="float" office:value="7323.18">
            <text:p>7323.18</text:p>
          </table:table-cell>
          <table:table-cell table:number-columns-repeated="6"/>
          <table:table-cell table:style-name="ce2" office:value-type="float" office:value="4852.742">
            <text:p>4852.742</text:p>
          </table:table-cell>
          <table:table-cell table:number-columns-repeated="6"/>
          <table:table-cell table:style-name="ce2" office:value-type="float" office:value="44.81428">
            <text:p>44.81428</text:p>
          </table:table-cell>
        </table:table-row>
        <table:table-row>
          <table:table-cell table:number-columns-repeated="3"/>
          <table:table-cell table:style-name="ce2" office:value-type="float" office:value="504.8706">
            <text:p>504.8706</text:p>
          </table:table-cell>
          <table:table-cell table:number-columns-repeated="6"/>
          <table:table-cell table:style-name="ce2" office:value-type="float" office:value="9913.728">
            <text:p>9913.728</text:p>
          </table:table-cell>
          <table:table-cell table:number-columns-repeated="6"/>
          <table:table-cell table:style-name="ce2" office:value-type="float" office:value="6896.412">
            <text:p>6896.412</text:p>
          </table:table-cell>
          <table:table-cell table:number-columns-repeated="6"/>
          <table:table-cell table:style-name="ce2" office:value-type="float" office:value="48.21976">
            <text:p>48.21976</text:p>
          </table:table-cell>
        </table:table-row>
        <table:table-row>
          <table:table-cell table:number-columns-repeated="3"/>
          <table:table-cell table:style-name="ce2" office:value-type="float" office:value="533.6364">
            <text:p>533.6364</text:p>
          </table:table-cell>
          <table:table-cell table:number-columns-repeated="6"/>
          <table:table-cell table:style-name="ce2" office:value-type="float" office:value="12695.1">
            <text:p>12695.1</text:p>
          </table:table-cell>
          <table:table-cell table:number-columns-repeated="6"/>
          <table:table-cell table:style-name="ce2" office:value-type="float" office:value="12523.404">
            <text:p>12523.404</text:p>
          </table:table-cell>
          <table:table-cell table:number-columns-repeated="6"/>
          <table:table-cell table:style-name="ce2" office:value-type="float" office:value="52.17168">
            <text:p>52.17168</text:p>
          </table:table-cell>
        </table:table-row>
        <table:table-row>
          <table:table-cell table:number-columns-repeated="3"/>
          <table:table-cell table:style-name="ce2" office:value-type="float" office:value="580.396">
            <text:p>580.396</text:p>
          </table:table-cell>
          <table:table-cell table:number-columns-repeated="6"/>
          <table:table-cell table:style-name="ce2" office:value-type="float" office:value="17385.3">
            <text:p>17385.3</text:p>
          </table:table-cell>
          <table:table-cell table:number-columns-repeated="6"/>
          <table:table-cell table:style-name="ce2" office:value-type="float" office:value="18166.38">
            <text:p>18166.38</text:p>
          </table:table-cell>
          <table:table-cell table:number-columns-repeated="6"/>
          <table:table-cell table:style-name="ce2" office:value-type="float" office:value="54.96046">
            <text:p>54.96046</text:p>
          </table:table-cell>
        </table:table-row>
        <table:table-row>
          <table:table-cell table:number-columns-repeated="3"/>
          <table:table-cell table:style-name="ce2" office:value-type="float" office:value="598.3412">
            <text:p>598.3412</text:p>
          </table:table-cell>
          <table:table-cell table:number-columns-repeated="6"/>
          <table:table-cell table:style-name="ce2" office:value-type="float" office:value="20363.58">
            <text:p>20363.58</text:p>
          </table:table-cell>
          <table:table-cell table:number-columns-repeated="6"/>
          <table:table-cell table:style-name="ce2" office:value-type="float" office:value="22029.1">
            <text:p>22029.1</text:p>
          </table:table-cell>
          <table:table-cell table:number-columns-repeated="6"/>
          <table:table-cell table:style-name="ce2" office:value-type="float" office:value="58.00038">
            <text:p>58.00038</text:p>
          </table:table-cell>
        </table:table-row>
        <table:table-row>
          <table:table-cell table:number-columns-repeated="3"/>
          <table:table-cell table:style-name="ce2" office:value-type="float" office:value="35.9511">
            <text:p>35.9511</text:p>
          </table:table-cell>
          <table:table-cell table:number-columns-repeated="6"/>
          <table:table-cell table:style-name="ce2" office:value-type="float" office:value="29.40314">
            <text:p>29.40314</text:p>
          </table:table-cell>
          <table:table-cell table:number-columns-repeated="6"/>
          <table:table-cell table:style-name="ce2" office:value-type="float" office:value="17.31196">
            <text:p>17.31196</text:p>
          </table:table-cell>
          <table:table-cell table:number-columns-repeated="6"/>
          <table:table-cell table:style-name="ce2" office:value-type="float" office:value="24.13684">
            <text:p>24.13684</text:p>
          </table:table-cell>
        </table:table-row>
        <table:table-row>
          <table:table-cell table:number-columns-repeated="3"/>
          <table:table-cell table:style-name="ce2" office:value-type="float" office:value="67.25642">
            <text:p>67.25642</text:p>
          </table:table-cell>
          <table:table-cell table:number-columns-repeated="6"/>
          <table:table-cell table:style-name="ce2" office:value-type="float" office:value="57.029">
            <text:p>57.029</text:p>
          </table:table-cell>
          <table:table-cell table:number-columns-repeated="6"/>
          <table:table-cell table:style-name="ce2" office:value-type="float" office:value="32.74318">
            <text:p>32.74318</text:p>
          </table:table-cell>
          <table:table-cell table:number-columns-repeated="6"/>
          <table:table-cell table:style-name="ce2" office:value-type="float" office:value="43.72688">
            <text:p>43.72688</text:p>
          </table:table-cell>
        </table:table-row>
        <table:table-row>
          <table:table-cell table:number-columns-repeated="3"/>
          <table:table-cell table:style-name="ce2" office:value-type="float" office:value="96.2215">
            <text:p>96.2215</text:p>
          </table:table-cell>
          <table:table-cell table:number-columns-repeated="6"/>
          <table:table-cell table:style-name="ce2" office:value-type="float" office:value="78.80184">
            <text:p>78.80184</text:p>
          </table:table-cell>
          <table:table-cell table:number-columns-repeated="6"/>
          <table:table-cell table:style-name="ce2" office:value-type="float" office:value="47.21842">
            <text:p>47.21842</text:p>
          </table:table-cell>
          <table:table-cell table:number-columns-repeated="6"/>
          <table:table-cell table:style-name="ce2" office:value-type="float" office:value="62.52154">
            <text:p>62.52154</text:p>
          </table:table-cell>
        </table:table-row>
        <table:table-row>
          <table:table-cell table:number-columns-repeated="3"/>
          <table:table-cell table:style-name="ce2" office:value-type="float" office:value="128.6568">
            <text:p>128.6568</text:p>
          </table:table-cell>
          <table:table-cell table:number-columns-repeated="6"/>
          <table:table-cell table:style-name="ce2" office:value-type="float" office:value="102.9174">
            <text:p>102.9174</text:p>
          </table:table-cell>
          <table:table-cell table:number-columns-repeated="6"/>
          <table:table-cell table:style-name="ce2" office:value-type="float" office:value="61.2261">
            <text:p>61.2261</text:p>
          </table:table-cell>
          <table:table-cell table:number-columns-repeated="6"/>
          <table:table-cell table:style-name="ce2" office:value-type="float" office:value="80.33228">
            <text:p>80.33228</text:p>
          </table:table-cell>
        </table:table-row>
        <table:table-row>
          <table:table-cell table:number-columns-repeated="3"/>
          <table:table-cell table:style-name="ce2" office:value-type="float" office:value="158.0474">
            <text:p>158.0474</text:p>
          </table:table-cell>
          <table:table-cell table:number-columns-repeated="6"/>
          <table:table-cell table:style-name="ce2" office:value-type="float" office:value="123.927">
            <text:p>123.927</text:p>
          </table:table-cell>
          <table:table-cell table:number-columns-repeated="6"/>
          <table:table-cell table:style-name="ce2" office:value-type="float" office:value="75.18354">
            <text:p>75.18354</text:p>
          </table:table-cell>
          <table:table-cell table:number-columns-repeated="6"/>
          <table:table-cell table:style-name="ce2" office:value-type="float" office:value="99.51614">
            <text:p>99.51614</text:p>
          </table:table-cell>
        </table:table-row>
        <table:table-row>
          <table:table-cell table:number-columns-repeated="3"/>
          <table:table-cell table:style-name="ce2" office:value-type="float" office:value="188.5942">
            <text:p>188.5942</text:p>
          </table:table-cell>
          <table:table-cell table:number-columns-repeated="6"/>
          <table:table-cell table:style-name="ce2" office:value-type="float" office:value="147.2164">
            <text:p>147.2164</text:p>
          </table:table-cell>
          <table:table-cell table:number-columns-repeated="6"/>
          <table:table-cell table:style-name="ce2" office:value-type="float" office:value="90.23196">
            <text:p>90.23196</text:p>
          </table:table-cell>
          <table:table-cell table:number-columns-repeated="6"/>
          <table:table-cell table:style-name="ce2" office:value-type="float" office:value="118.5502">
            <text:p>118.5502</text:p>
          </table:table-cell>
        </table:table-row>
        <table:table-row>
          <table:table-cell table:number-columns-repeated="3"/>
          <table:table-cell table:style-name="ce2" office:value-type="float" office:value="215.9344">
            <text:p>215.9344</text:p>
          </table:table-cell>
          <table:table-cell table:number-columns-repeated="6"/>
          <table:table-cell table:style-name="ce2" office:value-type="float" office:value="170.231">
            <text:p>170.231</text:p>
          </table:table-cell>
          <table:table-cell table:number-columns-repeated="6"/>
          <table:table-cell table:style-name="ce2" office:value-type="float" office:value="106.8644">
            <text:p>106.8644</text:p>
          </table:table-cell>
          <table:table-cell table:number-columns-repeated="6"/>
          <table:table-cell table:style-name="ce2" office:value-type="float" office:value="137.717">
            <text:p>137.717</text:p>
          </table:table-cell>
        </table:table-row>
        <table:table-row>
          <table:table-cell table:number-columns-repeated="3"/>
          <table:table-cell table:style-name="ce2" office:value-type="float" office:value="245.0408">
            <text:p>245.0408</text:p>
          </table:table-cell>
          <table:table-cell table:number-columns-repeated="6"/>
          <table:table-cell table:style-name="ce2" office:value-type="float" office:value="195.2598">
            <text:p>195.2598</text:p>
          </table:table-cell>
          <table:table-cell table:number-columns-repeated="6"/>
          <table:table-cell table:style-name="ce2" office:value-type="float" office:value="122.6142">
            <text:p>122.6142</text:p>
          </table:table-cell>
          <table:table-cell table:number-columns-repeated="6"/>
          <table:table-cell table:style-name="ce2" office:value-type="float" office:value="156.2342">
            <text:p>156.2342</text:p>
          </table:table-cell>
        </table:table-row>
        <table:table-row>
          <table:table-cell table:number-columns-repeated="3"/>
          <table:table-cell table:style-name="ce2" office:value-type="float" office:value="274.7522">
            <text:p>274.7522</text:p>
          </table:table-cell>
          <table:table-cell table:number-columns-repeated="6"/>
          <table:table-cell table:style-name="ce2" office:value-type="float" office:value="215.9588">
            <text:p>215.9588</text:p>
          </table:table-cell>
          <table:table-cell table:number-columns-repeated="6"/>
          <table:table-cell table:style-name="ce2" office:value-type="float" office:value="133.965">
            <text:p>133.965</text:p>
          </table:table-cell>
          <table:table-cell table:number-columns-repeated="6"/>
          <table:table-cell table:style-name="ce2" office:value-type="float" office:value="176.31">
            <text:p>176.31</text:p>
          </table:table-cell>
        </table:table-row>
        <table:table-row>
          <table:table-cell table:number-columns-repeated="3"/>
          <table:table-cell table:style-name="ce2" office:value-type="float" office:value="1262.272">
            <text:p>1262.272</text:p>
          </table:table-cell>
          <table:table-cell table:number-columns-repeated="6"/>
          <table:table-cell table:style-name="ce2" office:value-type="float" office:value="450.7382">
            <text:p>450.7382</text:p>
          </table:table-cell>
          <table:table-cell table:number-columns-repeated="6"/>
          <table:table-cell table:style-name="ce2" office:value-type="float" office:value="154.1678">
            <text:p>154.1678</text:p>
          </table:table-cell>
          <table:table-cell table:number-columns-repeated="6"/>
          <table:table-cell table:style-name="ce2" office:value-type="float" office:value="199.4092">
            <text:p>199.4092</text:p>
          </table:table-cell>
        </table:table-row>
        <table:table-row>
          <table:table-cell table:number-columns-repeated="3"/>
          <table:table-cell table:style-name="ce2" office:value-type="float" office:value="1601.136">
            <text:p>1601.136</text:p>
          </table:table-cell>
          <table:table-cell table:number-columns-repeated="6"/>
          <table:table-cell table:style-name="ce2" office:value-type="float" office:value="18122.1">
            <text:p>18122.1</text:p>
          </table:table-cell>
          <table:table-cell table:number-columns-repeated="6"/>
          <table:table-cell table:style-name="ce2" office:value-type="float" office:value="392.5626">
            <text:p>392.5626</text:p>
          </table:table-cell>
          <table:table-cell table:number-columns-repeated="6"/>
          <table:table-cell table:style-name="ce2" office:value-type="float" office:value="233.3078">
            <text:p>233.3078</text:p>
          </table:table-cell>
        </table:table-row>
        <table:table-row>
          <table:table-cell table:number-columns-repeated="3"/>
          <table:table-cell table:style-name="ce2" office:value-type="float" office:value="1800.662">
            <text:p>1800.662</text:p>
          </table:table-cell>
          <table:table-cell table:number-columns-repeated="6"/>
          <table:table-cell table:style-name="ce2" office:value-type="float" office:value="43156.24">
            <text:p>43156.24</text:p>
          </table:table-cell>
          <table:table-cell table:number-columns-repeated="6"/>
          <table:table-cell table:style-name="ce2" office:value-type="float" office:value="463.2206">
            <text:p>463.2206</text:p>
          </table:table-cell>
          <table:table-cell table:number-columns-repeated="6"/>
          <table:table-cell table:style-name="ce2" office:value-type="float" office:value="267.9328">
            <text:p>267.9328</text:p>
          </table:table-cell>
        </table:table-row>
        <table:table-row>
          <table:table-cell table:number-columns-repeated="3"/>
          <table:table-cell table:style-name="ce2" office:value-type="float" office:value="2011.858">
            <text:p>2011.858</text:p>
          </table:table-cell>
          <table:table-cell table:number-columns-repeated="6"/>
          <table:table-cell table:style-name="ce2" office:value-type="float" office:value="62558.6">
            <text:p>62558.6</text:p>
          </table:table-cell>
          <table:table-cell table:number-columns-repeated="6"/>
          <table:table-cell table:style-name="ce2" office:value-type="float" office:value="2809.75">
            <text:p>2809.75</text:p>
          </table:table-cell>
          <table:table-cell table:number-columns-repeated="6"/>
          <table:table-cell table:style-name="ce2" office:value-type="float" office:value="303.356">
            <text:p>303.356</text:p>
          </table:table-cell>
        </table:table-row>
        <table:table-row>
          <table:table-cell table:number-columns-repeated="3"/>
          <table:table-cell table:style-name="ce2" office:value-type="float" office:value="3036.516">
            <text:p>3036.516</text:p>
          </table:table-cell>
          <table:table-cell table:number-columns-repeated="6"/>
          <table:table-cell table:style-name="ce2" office:value-type="float" office:value="86735.04">
            <text:p>86735.04</text:p>
          </table:table-cell>
          <table:table-cell table:number-columns-repeated="6"/>
          <table:table-cell table:style-name="ce2" office:value-type="float" office:value="5077.28">
            <text:p>5077.28</text:p>
          </table:table-cell>
          <table:table-cell table:number-columns-repeated="6"/>
          <table:table-cell table:style-name="ce2" office:value-type="float" office:value="338.1786">
            <text:p>338.1786</text:p>
          </table:table-cell>
        </table:table-row>
        <table:table-row>
          <table:table-cell table:number-columns-repeated="3"/>
          <table:table-cell table:style-name="ce2" office:value-type="float" office:value="3896.45">
            <text:p>3896.45</text:p>
          </table:table-cell>
          <table:table-cell table:number-columns-repeated="6"/>
          <table:table-cell table:style-name="ce2" office:value-type="float" office:value="107957.6">
            <text:p>107957.6</text:p>
          </table:table-cell>
          <table:table-cell table:number-columns-repeated="6"/>
          <table:table-cell table:style-name="ce2" office:value-type="float" office:value="7999.184">
            <text:p>7999.184</text:p>
          </table:table-cell>
          <table:table-cell table:number-columns-repeated="6"/>
          <table:table-cell table:style-name="ce2" office:value-type="float" office:value="371.4762">
            <text:p>371.4762</text:p>
          </table:table-cell>
        </table:table-row>
        <table:table-row>
          <table:table-cell table:number-columns-repeated="3"/>
          <table:table-cell table:style-name="ce2" office:value-type="float" office:value="4224.632">
            <text:p>4224.632</text:p>
          </table:table-cell>
          <table:table-cell table:number-columns-repeated="6"/>
          <table:table-cell table:style-name="ce2" office:value-type="float" office:value="147831.2">
            <text:p>147831.2</text:p>
          </table:table-cell>
          <table:table-cell table:number-columns-repeated="6"/>
          <table:table-cell table:style-name="ce2" office:value-type="float" office:value="42698.18">
            <text:p>42698.18</text:p>
          </table:table-cell>
          <table:table-cell table:number-columns-repeated="6"/>
          <table:table-cell table:style-name="ce2" office:value-type="float" office:value="404.3462">
            <text:p>404.3462</text:p>
          </table:table-cell>
        </table:table-row>
        <table:table-row>
          <table:table-cell table:number-columns-repeated="3"/>
          <table:table-cell table:style-name="ce2" office:value-type="float" office:value="4548.7">
            <text:p>4548.7</text:p>
          </table:table-cell>
          <table:table-cell table:number-columns-repeated="6"/>
          <table:table-cell table:style-name="ce2" office:value-type="float" office:value="174946.2">
            <text:p>174946.2</text:p>
          </table:table-cell>
          <table:table-cell table:number-columns-repeated="6"/>
          <table:table-cell table:style-name="ce2" office:value-type="float" office:value="70286.24">
            <text:p>70286.24</text:p>
          </table:table-cell>
          <table:table-cell table:number-columns-repeated="6"/>
          <table:table-cell table:style-name="ce2" office:value-type="float" office:value="439.6262">
            <text:p>439.6262</text:p>
          </table:table-cell>
        </table:table-row>
        <table:table-row>
          <table:table-cell table:number-columns-repeated="3"/>
          <table:table-cell table:style-name="ce2" office:value-type="float" office:value="4811.042">
            <text:p>4811.042</text:p>
          </table:table-cell>
          <table:table-cell table:number-columns-repeated="6"/>
          <table:table-cell table:style-name="ce2" office:value-type="float" office:value="207243.6">
            <text:p>207243.6</text:p>
          </table:table-cell>
          <table:table-cell table:number-columns-repeated="6"/>
          <table:table-cell table:style-name="ce2" office:value-type="float" office:value="96485.44">
            <text:p>96485.44</text:p>
          </table:table-cell>
          <table:table-cell table:number-columns-repeated="6"/>
          <table:table-cell table:style-name="ce2" office:value-type="float" office:value="471.6206">
            <text:p>471.6206</text:p>
          </table:table-cell>
        </table:table-row>
        <table:table-row>
          <table:table-cell table:number-columns-repeated="3"/>
          <table:table-cell table:style-name="ce2" office:value-type="float" office:value="5192.088">
            <text:p>5192.088</text:p>
          </table:table-cell>
          <table:table-cell table:number-columns-repeated="6"/>
          <table:table-cell table:style-name="ce2" office:value-type="float" office:value="238405.4">
            <text:p>238405.4</text:p>
          </table:table-cell>
          <table:table-cell table:number-columns-repeated="6"/>
          <table:table-cell table:style-name="ce2" office:value-type="float" office:value="121221.28">
            <text:p>121221.28</text:p>
          </table:table-cell>
          <table:table-cell table:number-columns-repeated="6"/>
          <table:table-cell table:style-name="ce2" office:value-type="float" office:value="507.0086">
            <text:p>507.0086</text:p>
          </table:table-cell>
        </table:table-row>
        <table:table-row>
          <table:table-cell table:number-columns-repeated="3"/>
          <table:table-cell table:style-name="ce2" office:value-type="float" office:value="5514.628">
            <text:p>5514.628</text:p>
          </table:table-cell>
          <table:table-cell table:number-columns-repeated="6"/>
          <table:table-cell table:style-name="ce2" office:value-type="float" office:value="273730.2">
            <text:p>273730.2</text:p>
          </table:table-cell>
          <table:table-cell table:number-columns-repeated="6"/>
          <table:table-cell table:style-name="ce2" office:value-type="float" office:value="146760.12">
            <text:p>146760.12</text:p>
          </table:table-cell>
          <table:table-cell table:number-columns-repeated="6"/>
          <table:table-cell table:style-name="ce2" office:value-type="float" office:value="540.7022">
            <text:p>540.7022</text:p>
          </table:table-cell>
        </table:table-row>
      </table:table>
      <table:table table:name="'file:///home/djpark/gdrive/logs/paper/shuffle25%20raise25.ods'#main" table:print="false" table:style-name="ta_extref">
        <table:table-source xlink:type="simple" xlink:href="../../shuffle25%20raise25.ods" table:table-name="main" table:filter-name="calc8" table:mode="copy-results-only"/>
        <table:table-column table:number-columns-repeated="25"/>
        <table:table-row>
          <table:table-cell table:number-columns-repeated="25"/>
        </table:table-row>
        <table:table-row>
          <table:table-cell table:number-columns-repeated="3"/>
          <table:table-cell table:style-name="ce2" office:value-type="float" office:value="4.882066">
            <text:p>4.882066</text:p>
          </table:table-cell>
          <table:table-cell table:number-columns-repeated="6"/>
          <table:table-cell table:style-name="ce2" office:value-type="float" office:value="4.090618">
            <text:p>4.090618</text:p>
          </table:table-cell>
          <table:table-cell table:number-columns-repeated="6"/>
          <table:table-cell table:style-name="ce2" office:value-type="float" office:value="2.89794">
            <text:p>2.89794</text:p>
          </table:table-cell>
          <table:table-cell table:number-columns-repeated="6"/>
          <table:table-cell table:style-name="ce2" office:value-type="float" office:value="3.093504">
            <text:p>3.093504</text:p>
          </table:table-cell>
        </table:table-row>
        <table:table-row>
          <table:table-cell table:number-columns-repeated="3"/>
          <table:table-cell table:style-name="ce2" office:value-type="float" office:value="8.714944">
            <text:p>8.714944</text:p>
          </table:table-cell>
          <table:table-cell table:number-columns-repeated="6"/>
          <table:table-cell table:style-name="ce2" office:value-type="float" office:value="7.587386">
            <text:p>7.587386</text:p>
          </table:table-cell>
          <table:table-cell table:number-columns-repeated="6"/>
          <table:table-cell table:style-name="ce2" office:value-type="float" office:value="4.31115">
            <text:p>4.31115</text:p>
          </table:table-cell>
          <table:table-cell table:number-columns-repeated="6"/>
          <table:table-cell table:style-name="ce2" office:value-type="float" office:value="5.861382">
            <text:p>5.861382</text:p>
          </table:table-cell>
        </table:table-row>
        <table:table-row>
          <table:table-cell table:number-columns-repeated="3"/>
          <table:table-cell table:style-name="ce2" office:value-type="float" office:value="13.5215">
            <text:p>13.5215</text:p>
          </table:table-cell>
          <table:table-cell table:number-columns-repeated="6"/>
          <table:table-cell table:style-name="ce2" office:value-type="float" office:value="11.01736">
            <text:p>11.01736</text:p>
          </table:table-cell>
          <table:table-cell table:number-columns-repeated="6"/>
          <table:table-cell table:style-name="ce2" office:value-type="float" office:value="5.703476">
            <text:p>5.703476</text:p>
          </table:table-cell>
          <table:table-cell table:number-columns-repeated="6"/>
          <table:table-cell table:style-name="ce2" office:value-type="float" office:value="9.063562">
            <text:p>9.063562</text:p>
          </table:table-cell>
        </table:table-row>
        <table:table-row>
          <table:table-cell table:number-columns-repeated="3"/>
          <table:table-cell table:style-name="ce2" office:value-type="float" office:value="17.35574">
            <text:p>17.35574</text:p>
          </table:table-cell>
          <table:table-cell table:number-columns-repeated="6"/>
          <table:table-cell table:style-name="ce2" office:value-type="float" office:value="13.86118">
            <text:p>13.86118</text:p>
          </table:table-cell>
          <table:table-cell table:number-columns-repeated="6"/>
          <table:table-cell table:style-name="ce2" office:value-type="float" office:value="7.8029">
            <text:p>7.8029</text:p>
          </table:table-cell>
          <table:table-cell table:number-columns-repeated="6"/>
          <table:table-cell table:style-name="ce2" office:value-type="float" office:value="11.70864">
            <text:p>11.70864</text:p>
          </table:table-cell>
        </table:table-row>
        <table:table-row>
          <table:table-cell table:number-columns-repeated="3"/>
          <table:table-cell table:style-name="ce2" office:value-type="float" office:value="20.99786">
            <text:p>20.99786</text:p>
          </table:table-cell>
          <table:table-cell table:number-columns-repeated="6"/>
          <table:table-cell table:style-name="ce2" office:value-type="float" office:value="16.13992">
            <text:p>16.13992</text:p>
          </table:table-cell>
          <table:table-cell table:number-columns-repeated="6"/>
          <table:table-cell table:style-name="ce2" office:value-type="float" office:value="9.78183">
            <text:p>9.78183</text:p>
          </table:table-cell>
          <table:table-cell table:number-columns-repeated="6"/>
          <table:table-cell table:style-name="ce2" office:value-type="float" office:value="14.82384">
            <text:p>14.82384</text:p>
          </table:table-cell>
        </table:table-row>
        <table:table-row>
          <table:table-cell table:number-columns-repeated="3"/>
          <table:table-cell table:style-name="ce2" office:value-type="float" office:value="23.12088">
            <text:p>23.12088</text:p>
          </table:table-cell>
          <table:table-cell table:number-columns-repeated="6"/>
          <table:table-cell table:style-name="ce2" office:value-type="float" office:value="18.77828">
            <text:p>18.77828</text:p>
          </table:table-cell>
          <table:table-cell table:number-columns-repeated="6"/>
          <table:table-cell table:style-name="ce2" office:value-type="float" office:value="10.9113">
            <text:p>10.9113</text:p>
          </table:table-cell>
          <table:table-cell table:number-columns-repeated="6"/>
          <table:table-cell table:style-name="ce2" office:value-type="float" office:value="16.1046">
            <text:p>16.1046</text:p>
          </table:table-cell>
        </table:table-row>
        <table:table-row>
          <table:table-cell table:number-columns-repeated="3"/>
          <table:table-cell table:style-name="ce2" office:value-type="float" office:value="26.31036">
            <text:p>26.31036</text:p>
          </table:table-cell>
          <table:table-cell table:number-columns-repeated="6"/>
          <table:table-cell table:style-name="ce2" office:value-type="float" office:value="22.56648">
            <text:p>22.56648</text:p>
          </table:table-cell>
          <table:table-cell table:number-columns-repeated="6"/>
          <table:table-cell table:style-name="ce2" office:value-type="float" office:value="12.78682">
            <text:p>12.78682</text:p>
          </table:table-cell>
          <table:table-cell table:number-columns-repeated="6"/>
          <table:table-cell table:style-name="ce2" office:value-type="float" office:value="18.78418">
            <text:p>18.78418</text:p>
          </table:table-cell>
        </table:table-row>
        <table:table-row>
          <table:table-cell table:number-columns-repeated="3"/>
          <table:table-cell table:style-name="ce2" office:value-type="float" office:value="30.01992">
            <text:p>30.01992</text:p>
          </table:table-cell>
          <table:table-cell table:number-columns-repeated="6"/>
          <table:table-cell table:style-name="ce2" office:value-type="float" office:value="24.80042">
            <text:p>24.80042</text:p>
          </table:table-cell>
          <table:table-cell table:number-columns-repeated="6"/>
          <table:table-cell table:style-name="ce2" office:value-type="float" office:value="13.73984">
            <text:p>13.73984</text:p>
          </table:table-cell>
          <table:table-cell table:number-columns-repeated="6"/>
          <table:table-cell table:style-name="ce2" office:value-type="float" office:value="21.3064">
            <text:p>21.3064</text:p>
          </table:table-cell>
        </table:table-row>
        <table:table-row>
          <table:table-cell table:number-columns-repeated="3"/>
          <table:table-cell table:style-name="ce2" office:value-type="float" office:value="34.35238">
            <text:p>34.35238</text:p>
          </table:table-cell>
          <table:table-cell table:number-columns-repeated="6"/>
          <table:table-cell table:style-name="ce2" office:value-type="float" office:value="27.08112">
            <text:p>27.08112</text:p>
          </table:table-cell>
          <table:table-cell table:number-columns-repeated="6"/>
          <table:table-cell table:style-name="ce2" office:value-type="float" office:value="15.73638">
            <text:p>15.73638</text:p>
          </table:table-cell>
          <table:table-cell table:number-columns-repeated="6"/>
          <table:table-cell table:style-name="ce2" office:value-type="float" office:value="21.73892">
            <text:p>21.73892</text:p>
          </table:table-cell>
        </table:table-row>
        <table:table-row>
          <table:table-cell table:number-columns-repeated="3"/>
          <table:table-cell table:style-name="ce2" office:value-type="float" office:value="154.7116">
            <text:p>154.7116</text:p>
          </table:table-cell>
          <table:table-cell table:number-columns-repeated="6"/>
          <table:table-cell table:style-name="ce2" office:value-type="float" office:value="102.07824">
            <text:p>102.07824</text:p>
          </table:table-cell>
          <table:table-cell table:number-columns-repeated="6"/>
          <table:table-cell table:style-name="ce2" office:value-type="float" office:value="38.92508">
            <text:p>38.92508</text:p>
          </table:table-cell>
          <table:table-cell table:number-columns-repeated="6"/>
          <table:table-cell table:style-name="ce2" office:value-type="float" office:value="23.96058">
            <text:p>23.96058</text:p>
          </table:table-cell>
        </table:table-row>
        <table:table-row>
          <table:table-cell table:number-columns-repeated="3"/>
          <table:table-cell table:style-name="ce2" office:value-type="float" office:value="178.9596">
            <text:p>178.9596</text:p>
          </table:table-cell>
          <table:table-cell table:number-columns-repeated="6"/>
          <table:table-cell table:style-name="ce2" office:value-type="float" office:value="776.666">
            <text:p>776.666</text:p>
          </table:table-cell>
          <table:table-cell table:number-columns-repeated="6"/>
          <table:table-cell table:style-name="ce2" office:value-type="float" office:value="44.26156">
            <text:p>44.26156</text:p>
          </table:table-cell>
          <table:table-cell table:number-columns-repeated="6"/>
          <table:table-cell table:style-name="ce2" office:value-type="float" office:value="28.4806">
            <text:p>28.4806</text:p>
          </table:table-cell>
        </table:table-row>
        <table:table-row>
          <table:table-cell table:number-columns-repeated="3"/>
          <table:table-cell table:style-name="ce2" office:value-type="float" office:value="228.9156">
            <text:p>228.9156</text:p>
          </table:table-cell>
          <table:table-cell table:number-columns-repeated="6"/>
          <table:table-cell table:style-name="ce2" office:value-type="float" office:value="1583.95">
            <text:p>1583.95</text:p>
          </table:table-cell>
          <table:table-cell table:number-columns-repeated="6"/>
          <table:table-cell table:style-name="ce2" office:value-type="float" office:value="64.1682">
            <text:p>64.1682</text:p>
          </table:table-cell>
          <table:table-cell table:number-columns-repeated="6"/>
          <table:table-cell table:style-name="ce2" office:value-type="float" office:value="31.30734">
            <text:p>31.30734</text:p>
          </table:table-cell>
        </table:table-row>
        <table:table-row>
          <table:table-cell table:number-columns-repeated="3"/>
          <table:table-cell table:style-name="ce2" office:value-type="float" office:value="227.1484">
            <text:p>227.1484</text:p>
          </table:table-cell>
          <table:table-cell table:number-columns-repeated="6"/>
          <table:table-cell table:style-name="ce2" office:value-type="float" office:value="2565.948">
            <text:p>2565.948</text:p>
          </table:table-cell>
          <table:table-cell table:number-columns-repeated="6"/>
          <table:table-cell table:style-name="ce2" office:value-type="float" office:value="124.0468">
            <text:p>124.0468</text:p>
          </table:table-cell>
          <table:table-cell table:number-columns-repeated="6"/>
          <table:table-cell table:style-name="ce2" office:value-type="float" office:value="36.2068">
            <text:p>36.2068</text:p>
          </table:table-cell>
        </table:table-row>
        <table:table-row>
          <table:table-cell table:number-columns-repeated="3"/>
          <table:table-cell table:style-name="ce2" office:value-type="float" office:value="298.6538">
            <text:p>298.6538</text:p>
          </table:table-cell>
          <table:table-cell table:number-columns-repeated="6"/>
          <table:table-cell table:style-name="ce2" office:value-type="float" office:value="3469.33">
            <text:p>3469.33</text:p>
          </table:table-cell>
          <table:table-cell table:number-columns-repeated="6"/>
          <table:table-cell table:style-name="ce2" office:value-type="float" office:value="372.2382">
            <text:p>372.2382</text:p>
          </table:table-cell>
          <table:table-cell table:number-columns-repeated="6"/>
          <table:table-cell table:style-name="ce2" office:value-type="float" office:value="39.5939">
            <text:p>39.5939</text:p>
          </table:table-cell>
        </table:table-row>
        <table:table-row>
          <table:table-cell table:number-columns-repeated="3"/>
          <table:table-cell table:style-name="ce2" office:value-type="float" office:value="449.5262">
            <text:p>449.5262</text:p>
          </table:table-cell>
          <table:table-cell table:number-columns-repeated="6"/>
          <table:table-cell table:style-name="ce2" office:value-type="float" office:value="4378.332">
            <text:p>4378.332</text:p>
          </table:table-cell>
          <table:table-cell table:number-columns-repeated="6"/>
          <table:table-cell table:style-name="ce2" office:value-type="float" office:value="2055.7">
            <text:p>2055.7</text:p>
          </table:table-cell>
          <table:table-cell table:number-columns-repeated="6"/>
          <table:table-cell table:style-name="ce2" office:value-type="float" office:value="41.4036">
            <text:p>41.4036</text:p>
          </table:table-cell>
        </table:table-row>
        <table:table-row>
          <table:table-cell table:number-columns-repeated="3"/>
          <table:table-cell table:style-name="ce2" office:value-type="float" office:value="499.1274">
            <text:p>499.1274</text:p>
          </table:table-cell>
          <table:table-cell table:number-columns-repeated="6"/>
          <table:table-cell table:style-name="ce2" office:value-type="float" office:value="5582.254">
            <text:p>5582.254</text:p>
          </table:table-cell>
          <table:table-cell table:number-columns-repeated="6"/>
          <table:table-cell table:style-name="ce2" office:value-type="float" office:value="5623.102">
            <text:p>5623.102</text:p>
          </table:table-cell>
          <table:table-cell table:number-columns-repeated="6"/>
          <table:table-cell table:style-name="ce2" office:value-type="float" office:value="44.7082">
            <text:p>44.7082</text:p>
          </table:table-cell>
        </table:table-row>
        <table:table-row>
          <table:table-cell table:number-columns-repeated="3"/>
          <table:table-cell table:style-name="ce2" office:value-type="float" office:value="538.669">
            <text:p>538.669</text:p>
          </table:table-cell>
          <table:table-cell table:number-columns-repeated="6"/>
          <table:table-cell table:style-name="ce2" office:value-type="float" office:value="6779.264">
            <text:p>6779.264</text:p>
          </table:table-cell>
          <table:table-cell table:number-columns-repeated="6"/>
          <table:table-cell table:style-name="ce2" office:value-type="float" office:value="9896.726">
            <text:p>9896.726</text:p>
          </table:table-cell>
          <table:table-cell table:number-columns-repeated="6"/>
          <table:table-cell table:style-name="ce2" office:value-type="float" office:value="47.77338">
            <text:p>47.77338</text:p>
          </table:table-cell>
        </table:table-row>
        <table:table-row>
          <table:table-cell table:number-columns-repeated="3"/>
          <table:table-cell table:style-name="ce2" office:value-type="float" office:value="578.7426">
            <text:p>578.7426</text:p>
          </table:table-cell>
          <table:table-cell table:number-columns-repeated="6"/>
          <table:table-cell table:style-name="ce2" office:value-type="float" office:value="7935.254">
            <text:p>7935.254</text:p>
          </table:table-cell>
          <table:table-cell table:number-columns-repeated="6"/>
          <table:table-cell table:style-name="ce2" office:value-type="float" office:value="15367.02">
            <text:p>15367.02</text:p>
          </table:table-cell>
          <table:table-cell table:number-columns-repeated="6"/>
          <table:table-cell table:style-name="ce2" office:value-type="float" office:value="51.20852">
            <text:p>51.20852</text:p>
          </table:table-cell>
        </table:table-row>
        <table:table-row>
          <table:table-cell table:number-columns-repeated="3"/>
          <table:table-cell table:style-name="ce2" office:value-type="float" office:value="609.793">
            <text:p>609.793</text:p>
          </table:table-cell>
          <table:table-cell table:number-columns-repeated="6"/>
          <table:table-cell table:style-name="ce2" office:value-type="float" office:value="9364.474">
            <text:p>9364.474</text:p>
          </table:table-cell>
          <table:table-cell table:number-columns-repeated="6"/>
          <table:table-cell table:style-name="ce2" office:value-type="float" office:value="19186.82">
            <text:p>19186.82</text:p>
          </table:table-cell>
          <table:table-cell table:number-columns-repeated="6"/>
          <table:table-cell table:style-name="ce2" office:value-type="float" office:value="54.08016">
            <text:p>54.08016</text:p>
          </table:table-cell>
        </table:table-row>
        <table:table-row>
          <table:table-cell table:number-columns-repeated="3"/>
          <table:table-cell table:style-name="ce2" office:value-type="float" office:value="666.0932">
            <text:p>666.0932</text:p>
          </table:table-cell>
          <table:table-cell table:number-columns-repeated="6"/>
          <table:table-cell table:style-name="ce2" office:value-type="float" office:value="11515.72">
            <text:p>11515.72</text:p>
          </table:table-cell>
          <table:table-cell table:number-columns-repeated="6"/>
          <table:table-cell table:style-name="ce2" office:value-type="float" office:value="23278.58">
            <text:p>23278.58</text:p>
          </table:table-cell>
          <table:table-cell table:number-columns-repeated="6"/>
          <table:table-cell table:style-name="ce2" office:value-type="float" office:value="57.32644">
            <text:p>57.32644</text:p>
          </table:table-cell>
        </table:table-row>
        <table:table-row>
          <table:table-cell table:number-columns-repeated="3"/>
          <table:table-cell table:style-name="ce2" office:value-type="float" office:value="34.75314">
            <text:p>34.75314</text:p>
          </table:table-cell>
          <table:table-cell table:number-columns-repeated="6"/>
          <table:table-cell table:style-name="ce2" office:value-type="float" office:value="30.46056">
            <text:p>30.46056</text:p>
          </table:table-cell>
          <table:table-cell table:number-columns-repeated="6"/>
          <table:table-cell table:style-name="ce2" office:value-type="float" office:value="17.73114">
            <text:p>17.73114</text:p>
          </table:table-cell>
          <table:table-cell table:number-columns-repeated="6"/>
          <table:table-cell table:style-name="ce2" office:value-type="float" office:value="23.6232">
            <text:p>23.6232</text:p>
          </table:table-cell>
        </table:table-row>
        <table:table-row>
          <table:table-cell table:number-columns-repeated="3"/>
          <table:table-cell table:style-name="ce2" office:value-type="float" office:value="67.49886">
            <text:p>67.49886</text:p>
          </table:table-cell>
          <table:table-cell table:number-columns-repeated="6"/>
          <table:table-cell table:style-name="ce2" office:value-type="float" office:value="56.12104">
            <text:p>56.12104</text:p>
          </table:table-cell>
          <table:table-cell table:number-columns-repeated="6"/>
          <table:table-cell table:style-name="ce2" office:value-type="float" office:value="33.2079">
            <text:p>33.2079</text:p>
          </table:table-cell>
          <table:table-cell table:number-columns-repeated="6"/>
          <table:table-cell table:style-name="ce2" office:value-type="float" office:value="42.48582">
            <text:p>42.48582</text:p>
          </table:table-cell>
        </table:table-row>
        <table:table-row>
          <table:table-cell table:number-columns-repeated="3"/>
          <table:table-cell table:style-name="ce2" office:value-type="float" office:value="95.51574">
            <text:p>95.51574</text:p>
          </table:table-cell>
          <table:table-cell table:number-columns-repeated="6"/>
          <table:table-cell table:style-name="ce2" office:value-type="float" office:value="78.7873">
            <text:p>78.7873</text:p>
          </table:table-cell>
          <table:table-cell table:number-columns-repeated="6"/>
          <table:table-cell table:style-name="ce2" office:value-type="float" office:value="46.252">
            <text:p>46.252</text:p>
          </table:table-cell>
          <table:table-cell table:number-columns-repeated="6"/>
          <table:table-cell table:style-name="ce2" office:value-type="float" office:value="62.61396">
            <text:p>62.61396</text:p>
          </table:table-cell>
        </table:table-row>
        <table:table-row>
          <table:table-cell table:number-columns-repeated="3"/>
          <table:table-cell table:style-name="ce2" office:value-type="float" office:value="126.9904">
            <text:p>126.9904</text:p>
          </table:table-cell>
          <table:table-cell table:number-columns-repeated="6"/>
          <table:table-cell table:style-name="ce2" office:value-type="float" office:value="103.8778">
            <text:p>103.8778</text:p>
          </table:table-cell>
          <table:table-cell table:number-columns-repeated="6"/>
          <table:table-cell table:style-name="ce2" office:value-type="float" office:value="61.2467">
            <text:p>61.2467</text:p>
          </table:table-cell>
          <table:table-cell table:number-columns-repeated="6"/>
          <table:table-cell table:style-name="ce2" office:value-type="float" office:value="80.41554">
            <text:p>80.41554</text:p>
          </table:table-cell>
        </table:table-row>
        <table:table-row>
          <table:table-cell table:number-columns-repeated="3"/>
          <table:table-cell table:style-name="ce2" office:value-type="float" office:value="158.831">
            <text:p>158.831</text:p>
          </table:table-cell>
          <table:table-cell table:number-columns-repeated="6"/>
          <table:table-cell table:style-name="ce2" office:value-type="float" office:value="125.2756">
            <text:p>125.2756</text:p>
          </table:table-cell>
          <table:table-cell table:number-columns-repeated="6"/>
          <table:table-cell table:style-name="ce2" office:value-type="float" office:value="74.87872">
            <text:p>74.87872</text:p>
          </table:table-cell>
          <table:table-cell table:number-columns-repeated="6"/>
          <table:table-cell table:style-name="ce2" office:value-type="float" office:value="99.33556">
            <text:p>99.33556</text:p>
          </table:table-cell>
        </table:table-row>
        <table:table-row>
          <table:table-cell table:number-columns-repeated="3"/>
          <table:table-cell table:style-name="ce2" office:value-type="float" office:value="188.897">
            <text:p>188.897</text:p>
          </table:table-cell>
          <table:table-cell table:number-columns-repeated="6"/>
          <table:table-cell table:style-name="ce2" office:value-type="float" office:value="148.3172">
            <text:p>148.3172</text:p>
          </table:table-cell>
          <table:table-cell table:number-columns-repeated="6"/>
          <table:table-cell table:style-name="ce2" office:value-type="float" office:value="88.84594">
            <text:p>88.84594</text:p>
          </table:table-cell>
          <table:table-cell table:number-columns-repeated="6"/>
          <table:table-cell table:style-name="ce2" office:value-type="float" office:value="118.7384">
            <text:p>118.7384</text:p>
          </table:table-cell>
        </table:table-row>
        <table:table-row>
          <table:table-cell table:number-columns-repeated="3"/>
          <table:table-cell table:style-name="ce2" office:value-type="float" office:value="215.7112">
            <text:p>215.7112</text:p>
          </table:table-cell>
          <table:table-cell table:number-columns-repeated="6"/>
          <table:table-cell table:style-name="ce2" office:value-type="float" office:value="170.0896">
            <text:p>170.0896</text:p>
          </table:table-cell>
          <table:table-cell table:number-columns-repeated="6"/>
          <table:table-cell table:style-name="ce2" office:value-type="float" office:value="105.942">
            <text:p>105.942</text:p>
          </table:table-cell>
          <table:table-cell table:number-columns-repeated="6"/>
          <table:table-cell table:style-name="ce2" office:value-type="float" office:value="137.627">
            <text:p>137.627</text:p>
          </table:table-cell>
        </table:table-row>
        <table:table-row>
          <table:table-cell table:number-columns-repeated="3"/>
          <table:table-cell table:style-name="ce2" office:value-type="float" office:value="247.4724">
            <text:p>247.4724</text:p>
          </table:table-cell>
          <table:table-cell table:number-columns-repeated="6"/>
          <table:table-cell table:style-name="ce2" office:value-type="float" office:value="192.8136">
            <text:p>192.8136</text:p>
          </table:table-cell>
          <table:table-cell table:number-columns-repeated="6"/>
          <table:table-cell table:style-name="ce2" office:value-type="float" office:value="119.1602">
            <text:p>119.1602</text:p>
          </table:table-cell>
          <table:table-cell table:number-columns-repeated="6"/>
          <table:table-cell table:style-name="ce2" office:value-type="float" office:value="156.9072">
            <text:p>156.9072</text:p>
          </table:table-cell>
        </table:table-row>
        <table:table-row>
          <table:table-cell table:number-columns-repeated="3"/>
          <table:table-cell table:style-name="ce2" office:value-type="float" office:value="274.7934">
            <text:p>274.7934</text:p>
          </table:table-cell>
          <table:table-cell table:number-columns-repeated="6"/>
          <table:table-cell table:style-name="ce2" office:value-type="float" office:value="212.1958">
            <text:p>212.1958</text:p>
          </table:table-cell>
          <table:table-cell table:number-columns-repeated="6"/>
          <table:table-cell table:style-name="ce2" office:value-type="float" office:value="133.51">
            <text:p>133.51</text:p>
          </table:table-cell>
          <table:table-cell table:number-columns-repeated="6"/>
          <table:table-cell table:style-name="ce2" office:value-type="float" office:value="175.2312">
            <text:p>175.2312</text:p>
          </table:table-cell>
        </table:table-row>
        <table:table-row>
          <table:table-cell table:number-columns-repeated="3"/>
          <table:table-cell table:style-name="ce2" office:value-type="float" office:value="1190.484">
            <text:p>1190.484</text:p>
          </table:table-cell>
          <table:table-cell table:number-columns-repeated="6"/>
          <table:table-cell table:style-name="ce2" office:value-type="float" office:value="490.7548">
            <text:p>490.7548</text:p>
          </table:table-cell>
          <table:table-cell table:number-columns-repeated="6"/>
          <table:table-cell table:style-name="ce2" office:value-type="float" office:value="194.945">
            <text:p>194.945</text:p>
          </table:table-cell>
          <table:table-cell table:number-columns-repeated="6"/>
          <table:table-cell table:style-name="ce2" office:value-type="float" office:value="198.4696">
            <text:p>198.4696</text:p>
          </table:table-cell>
        </table:table-row>
        <table:table-row>
          <table:table-cell table:number-columns-repeated="3"/>
          <table:table-cell table:style-name="ce2" office:value-type="float" office:value="1549.636">
            <text:p>1549.636</text:p>
          </table:table-cell>
          <table:table-cell table:number-columns-repeated="6"/>
          <table:table-cell table:style-name="ce2" office:value-type="float" office:value="6896.118">
            <text:p>6896.118</text:p>
          </table:table-cell>
          <table:table-cell table:number-columns-repeated="6"/>
          <table:table-cell table:style-name="ce2" office:value-type="float" office:value="393.7682">
            <text:p>393.7682</text:p>
          </table:table-cell>
          <table:table-cell table:number-columns-repeated="6"/>
          <table:table-cell table:style-name="ce2" office:value-type="float" office:value="233.6558">
            <text:p>233.6558</text:p>
          </table:table-cell>
        </table:table-row>
        <table:table-row>
          <table:table-cell table:number-columns-repeated="3"/>
          <table:table-cell table:style-name="ce2" office:value-type="float" office:value="1792.454">
            <text:p>1792.454</text:p>
          </table:table-cell>
          <table:table-cell table:number-columns-repeated="6"/>
          <table:table-cell table:style-name="ce2" office:value-type="float" office:value="29568.74">
            <text:p>29568.74</text:p>
          </table:table-cell>
          <table:table-cell table:number-columns-repeated="6"/>
          <table:table-cell table:style-name="ce2" office:value-type="float" office:value="462.5236">
            <text:p>462.5236</text:p>
          </table:table-cell>
          <table:table-cell table:number-columns-repeated="6"/>
          <table:table-cell table:style-name="ce2" office:value-type="float" office:value="267.3328">
            <text:p>267.3328</text:p>
          </table:table-cell>
        </table:table-row>
        <table:table-row>
          <table:table-cell table:number-columns-repeated="3"/>
          <table:table-cell table:style-name="ce2" office:value-type="float" office:value="1995.334">
            <text:p>1995.334</text:p>
          </table:table-cell>
          <table:table-cell table:number-columns-repeated="6"/>
          <table:table-cell table:style-name="ce2" office:value-type="float" office:value="51328.68">
            <text:p>51328.68</text:p>
          </table:table-cell>
          <table:table-cell table:number-columns-repeated="6"/>
          <table:table-cell table:style-name="ce2" office:value-type="float" office:value="785.7822">
            <text:p>785.7822</text:p>
          </table:table-cell>
          <table:table-cell table:number-columns-repeated="6"/>
          <table:table-cell table:style-name="ce2" office:value-type="float" office:value="305.4758">
            <text:p>305.4758</text:p>
          </table:table-cell>
        </table:table-row>
        <table:table-row>
          <table:table-cell table:number-columns-repeated="3"/>
          <table:table-cell table:style-name="ce2" office:value-type="float" office:value="2476.874">
            <text:p>2476.874</text:p>
          </table:table-cell>
          <table:table-cell table:number-columns-repeated="6"/>
          <table:table-cell table:style-name="ce2" office:value-type="float" office:value="79577.8">
            <text:p>79577.8</text:p>
          </table:table-cell>
          <table:table-cell table:number-columns-repeated="6"/>
          <table:table-cell table:style-name="ce2" office:value-type="float" office:value="1537.296">
            <text:p>1537.296</text:p>
          </table:table-cell>
          <table:table-cell table:number-columns-repeated="6"/>
          <table:table-cell table:style-name="ce2" office:value-type="float" office:value="337.71">
            <text:p>337.71</text:p>
          </table:table-cell>
        </table:table-row>
        <table:table-row>
          <table:table-cell table:number-columns-repeated="3"/>
          <table:table-cell table:style-name="ce2" office:value-type="float" office:value="3226.786">
            <text:p>3226.786</text:p>
          </table:table-cell>
          <table:table-cell table:number-columns-repeated="6"/>
          <table:table-cell table:style-name="ce2" office:value-type="float" office:value="107195.6">
            <text:p>107195.6</text:p>
          </table:table-cell>
          <table:table-cell table:number-columns-repeated="6"/>
          <table:table-cell table:style-name="ce2" office:value-type="float" office:value="11489.9">
            <text:p>11489.9</text:p>
          </table:table-cell>
          <table:table-cell table:number-columns-repeated="6"/>
          <table:table-cell table:style-name="ce2" office:value-type="float" office:value="372.2424">
            <text:p>372.2424</text:p>
          </table:table-cell>
        </table:table-row>
        <table:table-row>
          <table:table-cell table:number-columns-repeated="3"/>
          <table:table-cell table:style-name="ce2" office:value-type="float" office:value="4326.806">
            <text:p>4326.806</text:p>
          </table:table-cell>
          <table:table-cell table:number-columns-repeated="6"/>
          <table:table-cell table:style-name="ce2" office:value-type="float" office:value="133878.2">
            <text:p>133878.2</text:p>
          </table:table-cell>
          <table:table-cell table:number-columns-repeated="6"/>
          <table:table-cell table:style-name="ce2" office:value-type="float" office:value="51257.06">
            <text:p>51257.06</text:p>
          </table:table-cell>
          <table:table-cell table:number-columns-repeated="6"/>
          <table:table-cell table:style-name="ce2" office:value-type="float" office:value="405.3854">
            <text:p>405.3854</text:p>
          </table:table-cell>
        </table:table-row>
        <table:table-row>
          <table:table-cell table:number-columns-repeated="3"/>
          <table:table-cell table:style-name="ce2" office:value-type="float" office:value="4927.15">
            <text:p>4927.15</text:p>
          </table:table-cell>
          <table:table-cell table:number-columns-repeated="6"/>
          <table:table-cell table:style-name="ce2" office:value-type="float" office:value="163922.8">
            <text:p>163922.8</text:p>
          </table:table-cell>
          <table:table-cell table:number-columns-repeated="6"/>
          <table:table-cell table:style-name="ce2" office:value-type="float" office:value="81268.96">
            <text:p>81268.96</text:p>
          </table:table-cell>
          <table:table-cell table:number-columns-repeated="6"/>
          <table:table-cell table:style-name="ce2" office:value-type="float" office:value="439.4506">
            <text:p>439.4506</text:p>
          </table:table-cell>
        </table:table-row>
        <table:table-row>
          <table:table-cell table:number-columns-repeated="3"/>
          <table:table-cell table:style-name="ce2" office:value-type="float" office:value="5271.068">
            <text:p>5271.068</text:p>
          </table:table-cell>
          <table:table-cell table:number-columns-repeated="6"/>
          <table:table-cell table:style-name="ce2" office:value-type="float" office:value="203356.8">
            <text:p>203356.8</text:p>
          </table:table-cell>
          <table:table-cell table:number-columns-repeated="6"/>
          <table:table-cell table:style-name="ce2" office:value-type="float" office:value="111006">
            <text:p>111006</text:p>
          </table:table-cell>
          <table:table-cell table:number-columns-repeated="6"/>
          <table:table-cell table:style-name="ce2" office:value-type="float" office:value="472.2518">
            <text:p>472.2518</text:p>
          </table:table-cell>
        </table:table-row>
        <table:table-row>
          <table:table-cell table:number-columns-repeated="3"/>
          <table:table-cell table:style-name="ce2" office:value-type="float" office:value="5565.942">
            <text:p>5565.942</text:p>
          </table:table-cell>
          <table:table-cell table:number-columns-repeated="6"/>
          <table:table-cell table:style-name="ce2" office:value-type="float" office:value="229855.2">
            <text:p>229855.2</text:p>
          </table:table-cell>
          <table:table-cell table:number-columns-repeated="6"/>
          <table:table-cell table:style-name="ce2" office:value-type="float" office:value="141130.6">
            <text:p>141130.6</text:p>
          </table:table-cell>
          <table:table-cell table:number-columns-repeated="6"/>
          <table:table-cell table:style-name="ce2" office:value-type="float" office:value="504.7574">
            <text:p>504.7574</text:p>
          </table:table-cell>
        </table:table-row>
        <table:table-row>
          <table:table-cell table:number-columns-repeated="3"/>
          <table:table-cell table:style-name="ce2" office:value-type="float" office:value="6051.478">
            <text:p>6051.478</text:p>
          </table:table-cell>
          <table:table-cell table:number-columns-repeated="6"/>
          <table:table-cell table:style-name="ce2" office:value-type="float" office:value="267420">
            <text:p>267420</text:p>
          </table:table-cell>
          <table:table-cell table:number-columns-repeated="6"/>
          <table:table-cell table:style-name="ce2" office:value-type="float" office:value="172574.8">
            <text:p>172574.8</text:p>
          </table:table-cell>
          <table:table-cell table:number-columns-repeated="6"/>
          <table:table-cell table:style-name="ce2" office:value-type="float" office:value="539.9482">
            <text:p>539.9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0:08:31.428661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22:48:19.041726787</meta:creation-date>
    <meta:generator>LibreOffice/6.0.7.3$Linux_X86_64 LibreOffice_project/00m0$Build-3</meta:generator>
    <dc:date>2020-06-12T10:37:40.924464392</dc:date>
    <meta:editing-duration>PT41M19S</meta:editing-duration>
    <meta:editing-cycles>49</meta:editing-cycles>
    <meta:document-statistic meta:table-count="1" meta:cell-count="986" meta:object-count="0"/>
  </office:meta>
</office:document-meta>
</file>